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a682ae"/>
    </style:style>
    <style:style style:name="P60" style:family="paragraph" style:parent-style-name="Standard">
      <style:paragraph-properties fo:text-align="center" style:justify-single-word="false"/>
      <style:text-properties officeooo:rsid="0068e433" officeooo:paragraph-rsid="00a92179"/>
    </style:style>
    <style:style style:name="P61" style:family="paragraph" style:parent-style-name="Standard">
      <style:text-properties style:text-position="0% 100%" officeooo:rsid="0068e433" officeooo:paragraph-rsid="004b6c7c"/>
    </style:style>
    <style:style style:name="P6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style:text-position="0% 100%" fo:font-style="normal" officeooo:rsid="00b39ec3" officeooo:paragraph-rsid="00b2e51a" style:font-style-asian="normal" style:font-name-complex="Arial" style:font-style-complex="normal"/>
    </style:style>
    <style:style style:name="P69" style:family="paragraph" style:parent-style-name="Standard">
      <style:text-properties style:text-position="0% 100%" fo:font-style="normal" officeooo:rsid="00b19e55" officeooo:paragraph-rsid="00b2e51a" style:font-style-asian="normal" style:font-style-complex="normal"/>
    </style:style>
    <style:style style:name="P70" style:family="paragraph" style:parent-style-name="Standard">
      <style:text-properties style:text-position="0% 100%" fo:font-style="normal" officeooo:rsid="00b19e55" officeooo:paragraph-rsid="00b6b727" style:font-style-asian="normal" style:font-style-complex="normal"/>
    </style:style>
    <style:style style:name="P71" style:family="paragraph" style:parent-style-name="Standard">
      <style:text-properties style:text-position="0% 100%" fo:font-style="normal" officeooo:rsid="00b19e55" officeooo:paragraph-rsid="00b98365" style:font-style-asian="normal" style:font-style-complex="normal"/>
    </style:style>
    <style:style style:name="P72" style:family="paragraph" style:parent-style-name="Standard">
      <style:text-properties style:text-position="0% 100%" fo:font-style="normal" officeooo:rsid="00b19e55" officeooo:paragraph-rsid="00bcfbfa" style:font-style-asian="normal" style:font-style-complex="normal"/>
    </style:style>
    <style:style style:name="P73" style:family="paragraph" style:parent-style-name="Standard">
      <style:text-properties style:text-position="0% 100%" fo:font-style="normal" officeooo:rsid="00b19e55" officeooo:paragraph-rsid="00bd93d0" style:font-style-asian="normal" style:font-style-complex="normal"/>
    </style:style>
    <style:style style:name="P74" style:family="paragraph" style:parent-style-name="Standard">
      <style:text-properties style:text-position="0% 100%" fo:font-style="normal" officeooo:rsid="00b19e55" officeooo:paragraph-rsid="00d977f7" style:font-style-asian="normal" style:font-style-complex="normal"/>
    </style:style>
    <style:style style:name="P75" style:family="paragraph" style:parent-style-name="Standard">
      <style:text-properties style:text-position="0% 100%" fo:font-style="normal" officeooo:rsid="00b19e55" officeooo:paragraph-rsid="00db1fa4" style:font-style-asian="normal" style:font-style-complex="normal"/>
    </style:style>
    <style:style style:name="P7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046c2d1" officeooo:paragraph-rsid="004b6c7c"/>
    </style:style>
    <style:style style:name="P89" style:family="paragraph" style:parent-style-name="Standard">
      <style:text-properties officeooo:rsid="0046c2d1" officeooo:paragraph-rsid="005e1646"/>
    </style:style>
    <style:style style:name="P90" style:family="paragraph" style:parent-style-name="Standard">
      <style:text-properties officeooo:paragraph-rsid="00581d50"/>
    </style:style>
    <style:style style:name="P9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4" style:family="paragraph" style:parent-style-name="Standard">
      <style:text-properties officeooo:paragraph-rsid="002f91e5"/>
    </style:style>
    <style:style style:name="P95" style:family="paragraph" style:parent-style-name="Standard">
      <style:text-properties officeooo:paragraph-rsid="0074b3d3"/>
    </style:style>
    <style:style style:name="P96" style:family="paragraph" style:parent-style-name="Standard">
      <style:text-properties officeooo:rsid="0011faeb" officeooo:paragraph-rsid="0082bc61"/>
    </style:style>
    <style:style style:name="P97" style:family="paragraph" style:parent-style-name="Standard">
      <style:paragraph-properties fo:text-align="center" style:justify-single-word="false"/>
      <style:text-properties officeooo:rsid="0011faeb" officeooo:paragraph-rsid="00899a1c"/>
    </style:style>
    <style:style style:name="P98" style:family="paragraph" style:parent-style-name="Standard">
      <style:paragraph-properties fo:text-align="justify" style:justify-single-word="false"/>
      <style:text-properties officeooo:rsid="0011faeb" officeooo:paragraph-rsid="008b7776"/>
    </style:style>
    <style:style style:name="P99" style:family="paragraph" style:parent-style-name="Standard">
      <style:text-properties officeooo:rsid="0011faeb" officeooo:paragraph-rsid="008a9af5"/>
    </style:style>
    <style:style style:name="P100" style:family="paragraph" style:parent-style-name="Standard">
      <style:text-properties officeooo:rsid="0011faeb" officeooo:paragraph-rsid="00cf087e"/>
    </style:style>
    <style:style style:name="P101" style:family="paragraph" style:parent-style-name="Standard">
      <style:paragraph-properties fo:text-align="justify" style:justify-single-word="false"/>
      <style:text-properties officeooo:rsid="008b7776" officeooo:paragraph-rsid="008b7776"/>
    </style:style>
    <style:style style:name="P102" style:family="paragraph" style:parent-style-name="Standard">
      <style:text-properties fo:font-style="normal" officeooo:rsid="0037a429" style:font-style-asian="normal" style:font-name-complex="Arial" style:font-style-complex="normal"/>
    </style:style>
    <style:style style:name="P103" style:family="paragraph" style:parent-style-name="Standard">
      <style:text-properties officeooo:rsid="007beb7c" officeooo:paragraph-rsid="0098f7e9"/>
    </style:style>
    <style:style style:name="P104" style:family="paragraph" style:parent-style-name="Standard">
      <style:text-properties officeooo:paragraph-rsid="00a39d76"/>
    </style:style>
    <style:style style:name="P10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6" style:family="paragraph" style:parent-style-name="Standard">
      <style:text-properties officeooo:paragraph-rsid="00a682ae"/>
    </style:style>
    <style:style style:name="P107" style:family="paragraph" style:parent-style-name="Standard">
      <style:text-properties officeooo:paragraph-rsid="00a404bc"/>
    </style:style>
    <style:style style:name="P108" style:family="paragraph" style:parent-style-name="Standard">
      <style:text-properties officeooo:rsid="00314f88" officeooo:paragraph-rsid="004b6c7c"/>
    </style:style>
    <style:style style:name="P10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0" style:family="paragraph" style:parent-style-name="Standard">
      <style:text-properties officeooo:paragraph-rsid="00b19e55"/>
    </style:style>
    <style:style style:name="P111" style:family="paragraph" style:parent-style-name="Standard">
      <style:text-properties officeooo:paragraph-rsid="00b2e51a"/>
    </style:style>
    <style:style style:name="P112" style:family="paragraph" style:parent-style-name="Standard">
      <style:text-properties officeooo:paragraph-rsid="00bcfbfa"/>
    </style:style>
    <style:style style:name="P113" style:family="paragraph" style:parent-style-name="Standard">
      <style:text-properties officeooo:paragraph-rsid="00955c1d"/>
    </style:style>
    <style:style style:name="P114" style:family="paragraph" style:parent-style-name="Standard">
      <style:text-properties officeooo:paragraph-rsid="00d4e8ea"/>
    </style:style>
    <style:style style:name="P115" style:family="paragraph" style:parent-style-name="Standard">
      <style:text-properties officeooo:paragraph-rsid="00d977f7"/>
    </style:style>
    <style:style style:name="P116" style:family="paragraph" style:parent-style-name="Standard">
      <style:text-properties officeooo:paragraph-rsid="00db1fa4"/>
    </style:style>
    <style:style style:name="P117" style:family="paragraph" style:parent-style-name="Standard">
      <style:text-properties officeooo:paragraph-rsid="00de825c"/>
    </style:style>
    <style:style style:name="P118" style:family="paragraph" style:parent-style-name="Standard">
      <style:text-properties officeooo:paragraph-rsid="00dfb5d7"/>
    </style:style>
    <style:style style:name="P119" style:family="paragraph" style:parent-style-name="Standard">
      <style:text-properties officeooo:paragraph-rsid="00e9872d"/>
    </style:style>
    <style:style style:name="P120" style:family="paragraph" style:parent-style-name="Standard">
      <style:paragraph-properties fo:text-align="justify" style:justify-single-word="false"/>
      <style:text-properties officeooo:paragraph-rsid="011018e7"/>
    </style:style>
    <style:style style:name="P121" style:family="paragraph" style:parent-style-name="Standard">
      <style:paragraph-properties fo:text-align="justify" style:justify-single-word="false"/>
      <style:text-properties officeooo:paragraph-rsid="00ed2c89"/>
    </style:style>
    <style:style style:name="P122" style:family="paragraph" style:parent-style-name="Standard">
      <style:paragraph-properties fo:text-align="justify" style:justify-single-word="false"/>
      <style:text-properties officeooo:paragraph-rsid="00f19903"/>
    </style:style>
    <style:style style:name="P123" style:family="paragraph" style:parent-style-name="Standard">
      <style:paragraph-properties fo:text-align="justify" style:justify-single-word="false"/>
      <style:text-properties officeooo:paragraph-rsid="010fe2d0"/>
    </style:style>
    <style:style style:name="P124" style:family="paragraph" style:parent-style-name="Standard">
      <style:text-properties officeooo:paragraph-rsid="006c5661"/>
    </style:style>
    <style:style style:name="P125"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29" style:family="paragraph" style:parent-style-name="Standard">
      <style:text-properties officeooo:paragraph-rsid="01371bfd"/>
    </style:style>
    <style:style style:name="P130" style:family="paragraph" style:parent-style-name="Standard">
      <style:text-properties officeooo:paragraph-rsid="017b9244"/>
    </style:style>
    <style:style style:name="P131" style:family="paragraph" style:parent-style-name="Standard">
      <style:paragraph-properties fo:margin-left="7.303cm" fo:margin-right="0cm" fo:text-indent="0cm" style:auto-text-indent="false"/>
    </style:style>
    <style:style style:name="P132" style:family="paragraph" style:parent-style-name="Standard">
      <style:paragraph-properties fo:margin-left="7.303cm" fo:margin-right="0cm" fo:text-indent="0cm" style:auto-text-indent="false"/>
      <style:text-properties style:font-name-complex="Arial"/>
    </style:style>
    <style:style style:name="P133" style:family="paragraph" style:parent-style-name="Standard">
      <style:paragraph-properties fo:margin-left="7.303cm" fo:margin-right="0cm" fo:text-indent="0cm" style:auto-text-indent="false" fo:break-before="page"/>
      <style:text-properties style:font-name-complex="Arial"/>
    </style:style>
    <style:style style:name="P134" style:family="paragraph" style:parent-style-name="Standard">
      <style:paragraph-properties fo:margin-left="0cm" fo:margin-right="0cm" fo:text-indent="1.9cm" style:auto-text-indent="false"/>
    </style:style>
    <style:style style:name="P13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6" style:family="paragraph" style:parent-style-name="Table_20_Contents">
      <style:paragraph-properties fo:text-align="center" style:justify-single-word="false"/>
      <style:text-properties officeooo:rsid="004b8c2a" officeooo:paragraph-rsid="004b8c2a"/>
    </style:style>
    <style:style style:name="P137" style:family="paragraph" style:parent-style-name="Table_20_Contents">
      <style:paragraph-properties fo:text-align="center" style:justify-single-word="false"/>
      <style:text-properties officeooo:rsid="004b8c2a" officeooo:paragraph-rsid="0087bddc"/>
    </style:style>
    <style:style style:name="P138" style:family="paragraph" style:parent-style-name="Table_20_Contents">
      <style:paragraph-properties fo:text-align="center" style:justify-single-word="false"/>
      <style:text-properties officeooo:rsid="004b8c2a" officeooo:paragraph-rsid="0090ca66"/>
    </style:style>
    <style:style style:name="P139" style:family="paragraph" style:parent-style-name="Table_20_Contents">
      <style:paragraph-properties fo:text-align="center" style:justify-single-word="false"/>
      <style:text-properties officeooo:rsid="004b8c2a" officeooo:paragraph-rsid="00a682ae"/>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officeooo:rsid="008d97f8" officeooo:paragraph-rsid="008d97f8"/>
    </style:style>
    <style:style style:name="P232" style:family="paragraph" style:parent-style-name="Table_20_Contents">
      <style:paragraph-properties fo:text-align="center" style:justify-single-word="false"/>
      <style:text-properties officeooo:rsid="008d97f8" officeooo:paragraph-rsid="008f1cf2"/>
    </style:style>
    <style:style style:name="P233" style:family="paragraph" style:parent-style-name="Table_20_Contents">
      <style:paragraph-properties fo:text-align="center" style:justify-single-word="false"/>
      <style:text-properties officeooo:rsid="008d97f8" officeooo:paragraph-rsid="0090ca66"/>
    </style:style>
    <style:style style:name="P234" style:family="paragraph" style:parent-style-name="Table_20_Contents">
      <style:paragraph-properties fo:text-align="center" style:justify-single-word="false"/>
      <style:text-properties officeooo:rsid="008d97f8" officeooo:paragraph-rsid="0091739f"/>
    </style:style>
    <style:style style:name="P235" style:family="paragraph" style:parent-style-name="Table_20_Contents">
      <style:paragraph-properties fo:text-align="center" style:justify-single-word="false"/>
      <style:text-properties officeooo:rsid="008f1cf2" officeooo:paragraph-rsid="008f1cf2"/>
    </style:style>
    <style:style style:name="P236" style:family="paragraph" style:parent-style-name="Table_20_Contents">
      <style:paragraph-properties fo:text-align="center" style:justify-single-word="false"/>
      <style:text-properties officeooo:rsid="008f1cf2" officeooo:paragraph-rsid="0090ca66"/>
    </style:style>
    <style:style style:name="P237" style:family="paragraph" style:parent-style-name="Table_20_Contents">
      <style:paragraph-properties fo:text-align="center" style:justify-single-word="false"/>
      <style:text-properties officeooo:rsid="0091da4b" officeooo:paragraph-rsid="00a682ae"/>
    </style:style>
    <style:style style:name="P238" style:family="paragraph" style:parent-style-name="Table_20_Contents">
      <style:paragraph-properties fo:text-align="center" style:justify-single-word="false"/>
      <style:text-properties officeooo:rsid="00b52569" officeooo:paragraph-rsid="00b52569"/>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b52569"/>
    </style:style>
    <style:style style:name="P241"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42"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43"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44"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45"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46"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47"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48"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49"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50"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51"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2"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53"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54"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55"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56"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57"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5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5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6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6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64"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65"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66"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6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6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69" style:family="paragraph" style:parent-style-name="Table_20_Contents">
      <style:paragraph-properties fo:text-align="center" style:justify-single-word="false"/>
      <style:text-properties officeooo:rsid="00b74d53" officeooo:paragraph-rsid="00b74d53"/>
    </style:style>
    <style:style style:name="P270" style:family="paragraph" style:parent-style-name="Table_20_Contents">
      <style:paragraph-properties fo:text-align="center" style:justify-single-word="false"/>
      <style:text-properties officeooo:rsid="00b74d53" officeooo:paragraph-rsid="00bcfbfa"/>
    </style:style>
    <style:style style:name="P271" style:family="paragraph" style:parent-style-name="Table_20_Contents">
      <style:paragraph-properties fo:text-align="center" style:justify-single-word="false"/>
      <style:text-properties officeooo:rsid="00b74d53" officeooo:paragraph-rsid="00bd93d0"/>
    </style:style>
    <style:style style:name="P272" style:family="paragraph" style:parent-style-name="Table_20_Contents">
      <style:paragraph-properties fo:text-align="center" style:justify-single-word="false"/>
      <style:text-properties officeooo:rsid="00b74d53" officeooo:paragraph-rsid="00d977f7"/>
    </style:style>
    <style:style style:name="P273" style:family="paragraph" style:parent-style-name="Table_20_Contents">
      <style:paragraph-properties fo:text-align="center" style:justify-single-word="false"/>
      <style:text-properties officeooo:rsid="00b881d0" officeooo:paragraph-rsid="00b881d0"/>
    </style:style>
    <style:style style:name="P274" style:family="paragraph" style:parent-style-name="Table_20_Contents">
      <style:paragraph-properties fo:text-align="center" style:justify-single-word="false"/>
      <style:text-properties officeooo:rsid="00b881d0" officeooo:paragraph-rsid="00bb5cba"/>
    </style:style>
    <style:style style:name="P275" style:family="paragraph" style:parent-style-name="Table_20_Contents">
      <style:paragraph-properties fo:text-align="center" style:justify-single-word="false"/>
      <style:text-properties officeooo:rsid="00b881d0" officeooo:paragraph-rsid="00bcfbfa"/>
    </style:style>
    <style:style style:name="P276" style:family="paragraph" style:parent-style-name="Table_20_Contents">
      <style:paragraph-properties fo:text-align="center" style:justify-single-word="false"/>
      <style:text-properties officeooo:rsid="00b881d0" officeooo:paragraph-rsid="00bd93d0"/>
    </style:style>
    <style:style style:name="P277" style:family="paragraph" style:parent-style-name="Table_20_Contents">
      <style:paragraph-properties fo:text-align="center" style:justify-single-word="false"/>
      <style:text-properties officeooo:rsid="00b881d0" officeooo:paragraph-rsid="00d977f7"/>
    </style:style>
    <style:style style:name="P278" style:family="paragraph" style:parent-style-name="Table_20_Contents">
      <style:paragraph-properties fo:text-align="center" style:justify-single-word="false"/>
      <style:text-properties officeooo:rsid="00b881d0" officeooo:paragraph-rsid="00e2514d"/>
    </style:style>
    <style:style style:name="P279" style:family="paragraph" style:parent-style-name="Table_20_Contents">
      <style:paragraph-properties fo:text-align="center" style:justify-single-word="false"/>
      <style:text-properties officeooo:rsid="00bb5cba" officeooo:paragraph-rsid="00bb5cba"/>
    </style:style>
    <style:style style:name="P280" style:family="paragraph" style:parent-style-name="Table_20_Contents">
      <style:paragraph-properties fo:text-align="center" style:justify-single-word="false"/>
      <style:text-properties officeooo:rsid="00bb5cba" officeooo:paragraph-rsid="00bd93d0"/>
    </style:style>
    <style:style style:name="P281" style:family="paragraph" style:parent-style-name="Table_20_Contents">
      <style:paragraph-properties fo:text-align="center" style:justify-single-word="false"/>
      <style:text-properties officeooo:rsid="00bcfbfa" officeooo:paragraph-rsid="00bd93d0"/>
    </style:style>
    <style:style style:name="P282" style:family="paragraph" style:parent-style-name="Table_20_Contents">
      <style:paragraph-properties fo:text-align="center" style:justify-single-word="false"/>
      <style:text-properties officeooo:rsid="00bd93d0" officeooo:paragraph-rsid="00bd93d0"/>
    </style:style>
    <style:style style:name="P283" style:family="paragraph" style:parent-style-name="Table_20_Contents">
      <style:paragraph-properties fo:text-align="center" style:justify-single-word="false"/>
      <style:text-properties officeooo:rsid="00c12bca" officeooo:paragraph-rsid="00c12bca"/>
    </style:style>
    <style:style style:name="P28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8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8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8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8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8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9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9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9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93"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294" style:family="paragraph" style:parent-style-name="Table_20_Contents">
      <style:paragraph-properties fo:text-align="center" style:justify-single-word="false"/>
      <style:text-properties officeooo:rsid="00bdb979" officeooo:paragraph-rsid="00d977f7"/>
    </style:style>
    <style:style style:name="P295" style:family="paragraph" style:parent-style-name="Table_20_Contents">
      <style:paragraph-properties fo:text-align="center" style:justify-single-word="false"/>
      <style:text-properties officeooo:rsid="00da009e" officeooo:paragraph-rsid="00da009e"/>
    </style:style>
    <style:style style:name="P296" style:family="paragraph" style:parent-style-name="Table_20_Contents">
      <style:paragraph-properties fo:text-align="center" style:justify-single-word="false"/>
      <style:text-properties officeooo:rsid="00db1fa4" officeooo:paragraph-rsid="00db1fa4"/>
    </style:style>
    <style:style style:name="P297" style:family="paragraph" style:parent-style-name="Table_20_Contents">
      <style:paragraph-properties fo:text-align="center" style:justify-single-word="false"/>
      <style:text-properties officeooo:rsid="00dde52a" officeooo:paragraph-rsid="00dde52a"/>
    </style:style>
    <style:style style:name="P298" style:family="paragraph" style:parent-style-name="Table_20_Contents">
      <style:paragraph-properties fo:text-align="center" style:justify-single-word="false"/>
      <style:text-properties officeooo:rsid="00dde52a" officeooo:paragraph-rsid="00e2514d"/>
    </style:style>
    <style:style style:name="P299" style:family="paragraph" style:parent-style-name="Table_20_Contents">
      <style:paragraph-properties fo:text-align="center" style:justify-single-word="false"/>
      <style:text-properties officeooo:rsid="00de825c" officeooo:paragraph-rsid="00e2514d"/>
    </style:style>
    <style:style style:name="P300" style:family="paragraph" style:parent-style-name="Table_20_Contents">
      <style:paragraph-properties fo:text-align="center" style:justify-single-word="false"/>
      <style:text-properties officeooo:rsid="00e1710d" officeooo:paragraph-rsid="00e1710d"/>
    </style:style>
    <style:style style:name="P301" style:family="paragraph" style:parent-style-name="Table_20_Contents">
      <style:paragraph-properties fo:text-align="center" style:justify-single-word="false"/>
      <style:text-properties officeooo:rsid="00e2514d" officeooo:paragraph-rsid="00e2514d"/>
    </style:style>
    <style:style style:name="P302" style:family="paragraph" style:parent-style-name="Table_20_Contents">
      <style:paragraph-properties fo:text-align="center" style:justify-single-word="false"/>
      <style:text-properties officeooo:rsid="00e2514d" officeooo:paragraph-rsid="00e2bc16"/>
    </style:style>
    <style:style style:name="P303" style:family="paragraph" style:parent-style-name="Table_20_Contents">
      <style:paragraph-properties fo:text-align="center" style:justify-single-word="false"/>
      <style:text-properties officeooo:rsid="00e2514d" officeooo:paragraph-rsid="00e42ff1"/>
    </style:style>
    <style:style style:name="P304" style:family="paragraph" style:parent-style-name="Table_20_Contents">
      <style:paragraph-properties fo:text-align="center" style:justify-single-word="false"/>
      <style:text-properties officeooo:rsid="00e42ff1" officeooo:paragraph-rsid="00e42ff1"/>
    </style:style>
    <style:style style:name="P305" style:family="paragraph" style:parent-style-name="REFERÊNCIA_20_BIBLIOGRÁFICA">
      <style:paragraph-properties fo:text-align="start" style:justify-single-word="false"/>
    </style:style>
    <style:style style:name="P306" style:family="paragraph" style:parent-style-name="Contents_20_2">
      <style:paragraph-properties>
        <style:tab-stops>
          <style:tab-stop style:position="16cm" style:type="right" style:leader-style="dotted" style:leader-text="."/>
        </style:tab-stops>
      </style:paragraph-properties>
    </style:style>
    <style:style style:name="P307" style:family="paragraph" style:parent-style-name="Contents_20_1">
      <style:paragraph-properties>
        <style:tab-stops>
          <style:tab-stop style:position="16cm" style:type="right" style:leader-style="dotted" style:leader-text="."/>
        </style:tab-stops>
      </style:paragraph-properties>
    </style:style>
    <style:style style:name="P308" style:family="paragraph" style:parent-style-name="Standard" style:list-style-name="L1">
      <style:text-properties officeooo:paragraph-rsid="00ccf9e6"/>
    </style:style>
    <style:style style:name="P309" style:family="paragraph" style:parent-style-name="Standard" style:list-style-name="L1">
      <style:text-properties fo:font-style="normal" officeooo:rsid="00ccf9e6" officeooo:paragraph-rsid="00ccf9e6" style:font-style-asian="normal" style:font-style-complex="normal"/>
    </style:style>
    <style:style style:name="P310" style:family="paragraph" style:parent-style-name="Standard" style:list-style-name="L1">
      <style:text-properties officeooo:rsid="00ccf9e6" officeooo:paragraph-rsid="00ccf9e6"/>
    </style:style>
    <style:style style:name="P311" style:family="paragraph" style:parent-style-name="Standard" style:master-page-name="Standard">
      <style:paragraph-properties fo:text-align="center" style:justify-single-word="false" style:page-number="auto"/>
    </style:style>
    <style:style style:name="P312" style:family="paragraph" style:parent-style-name="Heading_20_2">
      <style:text-properties officeooo:rsid="0065b853" officeooo:paragraph-rsid="0065b853"/>
    </style:style>
    <style:style style:name="P313" style:family="paragraph" style:parent-style-name="Heading_20_2">
      <style:text-properties officeooo:paragraph-rsid="005b7af2"/>
    </style:style>
    <style:style style:name="P314" style:family="paragraph" style:parent-style-name="Heading_20_2">
      <style:text-properties officeooo:paragraph-rsid="001d15d2"/>
    </style:style>
    <style:style style:name="P315" style:family="paragraph" style:parent-style-name="Heading_20_2">
      <style:text-properties officeooo:paragraph-rsid="00b52569"/>
    </style:style>
    <style:style style:name="P316" style:family="paragraph" style:parent-style-name="Heading_20_2">
      <style:text-properties officeooo:paragraph-rsid="0022d60c"/>
    </style:style>
    <style:style style:name="P317" style:family="paragraph" style:parent-style-name="Heading_20_2">
      <style:text-properties fo:font-style="normal" officeooo:paragraph-rsid="013b79d7" style:font-style-asian="normal" style:font-style-complex="normal"/>
    </style:style>
    <style:style style:name="P318" style:family="paragraph" style:parent-style-name="Heading_20_2">
      <style:text-properties fo:font-style="normal" officeooo:paragraph-rsid="002f91e5" style:font-style-asian="normal" style:font-style-complex="normal"/>
    </style:style>
    <style:style style:name="P319" style:family="paragraph" style:parent-style-name="Heading_20_2">
      <style:text-properties fo:font-style="normal" officeooo:rsid="01344f9b" officeooo:paragraph-rsid="01344f9b" style:font-style-asian="normal" style:font-style-complex="normal"/>
    </style:style>
    <style:style style:name="P320" style:family="paragraph" style:parent-style-name="Heading_20_2">
      <style:text-properties fo:font-style="italic" officeooo:rsid="01358424" officeooo:paragraph-rsid="01358424" style:font-style-asian="italic" style:font-style-complex="italic"/>
    </style:style>
    <style:style style:name="P321" style:family="paragraph" style:parent-style-name="Heading_20_2">
      <style:text-properties fo:font-style="italic" officeooo:rsid="01363c6b" officeooo:paragraph-rsid="01363c6b" style:font-style-asian="italic" style:font-style-complex="italic"/>
    </style:style>
    <style:style style:name="P322" style:family="paragraph" style:parent-style-name="Heading_20_2">
      <style:text-properties officeooo:paragraph-rsid="002f91e5"/>
    </style:style>
    <style:style style:name="P323" style:family="paragraph" style:parent-style-name="Heading_20_1">
      <style:text-properties officeooo:paragraph-rsid="002bbbb6"/>
    </style:style>
    <style:style style:name="P324" style:family="paragraph" style:parent-style-name="Heading_20_1">
      <style:text-properties officeooo:paragraph-rsid="00dfb5d7"/>
    </style:style>
    <style:style style:name="P325" style:family="paragraph" style:parent-style-name="Heading_20_1">
      <style:text-properties officeooo:paragraph-rsid="01371bfd"/>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fo:font-style="italic" style:font-style-asian="italic" style:font-style-complex="italic"/>
    </style:style>
    <style:style style:name="T119" style:family="text">
      <style:text-properties fo:font-style="italic" officeooo:rsid="00309fc4" style:font-style-asian="italic" style:font-style-complex="italic"/>
    </style:style>
    <style:style style:name="T120" style:family="text">
      <style:text-properties fo:font-style="italic" officeooo:rsid="0033908b" style:font-style-asian="italic" style:font-style-complex="italic"/>
    </style:style>
    <style:style style:name="T121" style:family="text">
      <style:text-properties fo:font-style="italic" officeooo:rsid="0037dd62" style:font-style-asian="italic" style:font-style-complex="italic"/>
    </style:style>
    <style:style style:name="T122" style:family="text">
      <style:text-properties fo:font-style="italic" officeooo:rsid="0035e93f" style:font-style-asian="italic" style:font-style-complex="italic"/>
    </style:style>
    <style:style style:name="T123" style:family="text">
      <style:text-properties fo:font-style="italic" officeooo:rsid="003564b6" style:font-style-asian="italic" style:font-style-complex="italic"/>
    </style:style>
    <style:style style:name="T124" style:family="text">
      <style:text-properties fo:font-style="italic" officeooo:rsid="003d22c9" style:font-style-asian="italic" style:font-style-complex="italic"/>
    </style:style>
    <style:style style:name="T125" style:family="text">
      <style:text-properties fo:font-style="italic" officeooo:rsid="00525f22" style:font-style-asian="italic" style:font-style-complex="italic"/>
    </style:style>
    <style:style style:name="T126" style:family="text">
      <style:text-properties fo:font-style="italic" officeooo:rsid="00587f35" style:font-style-asian="italic" style:font-style-complex="italic"/>
    </style:style>
    <style:style style:name="T127" style:family="text">
      <style:text-properties fo:font-style="italic" officeooo:rsid="006f90c8" style:font-style-asian="italic" style:font-style-complex="italic"/>
    </style:style>
    <style:style style:name="T128" style:family="text">
      <style:text-properties fo:font-style="italic" officeooo:rsid="0012667d" style:font-style-asian="italic" style:font-style-complex="italic"/>
    </style:style>
    <style:style style:name="T129" style:family="text">
      <style:text-properties fo:font-style="italic" officeooo:rsid="007c7cb4" style:font-style-asian="italic" style:font-style-complex="italic"/>
    </style:style>
    <style:style style:name="T130" style:family="text">
      <style:text-properties fo:font-style="italic" officeooo:rsid="007e683b" style:font-style-asian="italic" style:font-style-complex="italic"/>
    </style:style>
    <style:style style:name="T131" style:family="text">
      <style:text-properties fo:font-style="italic" officeooo:rsid="007fa50e" style:font-style-asian="italic" style:font-style-complex="italic"/>
    </style:style>
    <style:style style:name="T132" style:family="text">
      <style:text-properties fo:font-style="italic" officeooo:rsid="0082bc61" style:font-style-asian="italic" style:font-style-complex="italic"/>
    </style:style>
    <style:style style:name="T133" style:family="text">
      <style:text-properties fo:font-style="italic" officeooo:rsid="0086fca7" style:font-style-asian="italic" style:font-style-complex="italic"/>
    </style:style>
    <style:style style:name="T134" style:family="text">
      <style:text-properties fo:font-style="italic" officeooo:rsid="00b74d53" style:font-style-asian="italic" style:font-style-complex="italic"/>
    </style:style>
    <style:style style:name="T135" style:family="text">
      <style:text-properties fo:font-style="italic" officeooo:rsid="00ccf9e6" style:font-style-asian="italic" style:font-style-complex="italic"/>
    </style:style>
    <style:style style:name="T136" style:family="text">
      <style:text-properties fo:font-style="italic" officeooo:rsid="00db1fa4" style:font-style-asian="italic" style:font-style-complex="italic"/>
    </style:style>
    <style:style style:name="T137" style:family="text">
      <style:text-properties fo:font-style="italic" officeooo:rsid="00e763ff" style:font-style-asian="italic" style:font-style-complex="italic"/>
    </style:style>
    <style:style style:name="T138" style:family="text">
      <style:text-properties fo:font-style="italic" officeooo:rsid="00edfa2c" style:font-style-asian="italic" style:font-style-complex="italic"/>
    </style:style>
    <style:style style:name="T139" style:family="text">
      <style:text-properties fo:font-style="italic" officeooo:rsid="00ed2c89" style:font-style-asian="italic" style:font-style-complex="italic"/>
    </style:style>
    <style:style style:name="T140" style:family="text">
      <style:text-properties fo:font-style="italic" officeooo:rsid="00f0369e" style:font-style-asian="italic" style:font-style-complex="italic"/>
    </style:style>
    <style:style style:name="T141" style:family="text">
      <style:text-properties fo:font-style="italic" officeooo:rsid="00f07e69" style:font-style-asian="italic" style:font-style-complex="italic"/>
    </style:style>
    <style:style style:name="T142" style:family="text">
      <style:text-properties fo:font-style="italic" officeooo:rsid="00f10299" style:font-style-asian="italic" style:font-style-complex="italic"/>
    </style:style>
    <style:style style:name="T143" style:family="text">
      <style:text-properties fo:font-style="italic" officeooo:rsid="010ab7e8" style:font-style-asian="italic" style:font-style-complex="italic"/>
    </style:style>
    <style:style style:name="T144" style:family="text">
      <style:text-properties fo:font-style="italic" officeooo:rsid="01118534" style:font-style-asian="italic" style:font-style-complex="italic"/>
    </style:style>
    <style:style style:name="T145" style:family="text">
      <style:text-properties fo:font-style="italic" officeooo:rsid="011bbaee" style:font-style-asian="italic" style:font-style-complex="italic"/>
    </style:style>
    <style:style style:name="T146" style:family="text">
      <style:text-properties fo:font-style="italic" officeooo:rsid="011c67ed" style:font-style-asian="italic" style:font-style-complex="italic"/>
    </style:style>
    <style:style style:name="T147" style:family="text">
      <style:text-properties fo:font-style="italic" officeooo:rsid="01358424" style:font-style-asian="italic" style:font-style-complex="italic"/>
    </style:style>
    <style:style style:name="T148" style:family="text">
      <style:text-properties fo:font-style="italic" officeooo:rsid="01363c6b" style:font-style-asian="italic" style:font-style-complex="italic"/>
    </style:style>
    <style:style style:name="T149" style:family="text">
      <style:text-properties fo:font-style="italic" officeooo:rsid="012eeb4c" style:font-style-asian="italic" style:font-style-complex="italic"/>
    </style:style>
    <style:style style:name="T150" style:family="text">
      <style:text-properties fo:font-style="italic" officeooo:rsid="01659a84" style:font-style-asian="italic" style:font-style-complex="italic"/>
    </style:style>
    <style:style style:name="T151" style:family="text">
      <style:text-properties fo:font-style="italic" officeooo:rsid="0033bc80" style:font-style-asian="italic" style:font-name-complex="Arial" style:font-style-complex="italic"/>
    </style:style>
    <style:style style:name="T152" style:family="text">
      <style:text-properties fo:font-style="italic" officeooo:rsid="0037a429" style:font-style-asian="italic" style:font-name-complex="Arial" style:font-style-complex="italic"/>
    </style:style>
    <style:style style:name="T153" style:family="text">
      <style:text-properties fo:font-style="italic" fo:font-weight="normal" style:font-style-asian="italic" style:font-weight-asian="normal" style:font-name-complex="Arial" style:font-style-complex="italic" style:font-weight-complex="normal"/>
    </style:style>
    <style:style style:name="T154" style:family="text">
      <style:text-properties fo:font-style="italic" fo:font-weight="normal" officeooo:rsid="003564b6" style:font-style-asian="italic" style:font-weight-asian="normal" style:font-name-complex="Arial" style:font-style-complex="italic" style:font-weight-complex="normal"/>
    </style:style>
    <style:style style:name="T155" style:family="text">
      <style:text-properties fo:font-style="italic" fo:font-weight="normal" officeooo:rsid="005da0e4" style:font-style-asian="italic" style:font-weight-asian="normal" style:font-name-complex="Arial" style:font-style-complex="italic" style:font-weight-complex="normal"/>
    </style:style>
    <style:style style:name="T156" style:family="text">
      <style:text-properties fo:font-style="italic" fo:font-weight="normal" officeooo:rsid="0060e666" style:font-style-asian="italic" style:font-weight-asian="normal" style:font-style-complex="italic" style:font-weight-complex="normal"/>
    </style:style>
    <style:style style:name="T157" style:family="text">
      <style:text-properties fo:font-style="italic" fo:font-weight="normal" officeooo:rsid="007168ef" style:font-style-asian="italic" style:font-weight-asian="normal" style:font-style-complex="italic" style:font-weight-complex="normal"/>
    </style:style>
    <style:style style:name="T158" style:family="text">
      <style:text-properties fo:font-style="italic" style:text-underline-style="none" officeooo:rsid="00724467" style:font-style-asian="italic" style:font-style-complex="italic"/>
    </style:style>
    <style:style style:name="T159" style:family="text">
      <style:text-properties fo:font-style="italic" style:text-underline-style="none" officeooo:rsid="00724ddd" style:font-style-asian="italic" style:font-style-complex="italic"/>
    </style:style>
    <style:style style:name="T160" style:family="text">
      <style:text-properties fo:font-style="italic" style:text-underline-style="none" officeooo:rsid="01358424" style:font-style-asian="italic" style:font-style-complex="italic"/>
    </style:style>
    <style:style style:name="T161" style:family="text">
      <style:text-properties fo:font-style="italic" style:text-underline-style="none" officeooo:rsid="01634f0f" style:font-style-asian="italic" style:font-style-complex="italic"/>
    </style:style>
    <style:style style:name="T162" style:family="text">
      <style:text-properties fo:font-style="italic" style:text-underline-style="none" officeooo:rsid="01654dd1" style:font-style-asian="italic" style:font-style-complex="italic"/>
    </style:style>
    <style:style style:name="T163" style:family="text">
      <style:text-properties fo:font-style="normal" style:font-style-asian="normal" style:font-style-complex="normal"/>
    </style:style>
    <style:style style:name="T164" style:family="text">
      <style:text-properties fo:font-style="normal" officeooo:rsid="001d6277" style:font-style-asian="normal" style:font-style-complex="normal"/>
    </style:style>
    <style:style style:name="T165" style:family="text">
      <style:text-properties fo:font-style="normal" officeooo:rsid="0033908b" style:font-style-asian="normal" style:font-style-complex="normal"/>
    </style:style>
    <style:style style:name="T166" style:family="text">
      <style:text-properties fo:font-style="normal" officeooo:rsid="006f90c8" style:font-style-asian="normal" style:font-style-complex="normal"/>
    </style:style>
    <style:style style:name="T167" style:family="text">
      <style:text-properties fo:font-style="normal" officeooo:rsid="007e683b" style:font-style-asian="normal" style:font-style-complex="normal"/>
    </style:style>
    <style:style style:name="T168" style:family="text">
      <style:text-properties fo:font-style="normal" officeooo:rsid="0080aa6f" style:font-style-asian="normal" style:font-style-complex="normal"/>
    </style:style>
    <style:style style:name="T169" style:family="text">
      <style:text-properties fo:font-style="normal" officeooo:rsid="0082bc61" style:font-style-asian="normal" style:font-style-complex="normal"/>
    </style:style>
    <style:style style:name="T170" style:family="text">
      <style:text-properties fo:font-style="normal" officeooo:rsid="00860d82" style:font-style-asian="normal" style:font-style-complex="normal"/>
    </style:style>
    <style:style style:name="T171" style:family="text">
      <style:text-properties fo:font-style="normal" officeooo:rsid="0086fca7" style:font-style-asian="normal" style:font-style-complex="normal"/>
    </style:style>
    <style:style style:name="T172" style:family="text">
      <style:text-properties fo:font-style="normal" officeooo:rsid="00aaa0c7" style:font-style-asian="normal" style:font-style-complex="normal"/>
    </style:style>
    <style:style style:name="T173" style:family="text">
      <style:text-properties fo:font-style="normal" officeooo:rsid="00ab8612" style:font-style-asian="normal" style:font-style-complex="normal"/>
    </style:style>
    <style:style style:name="T174" style:family="text">
      <style:text-properties fo:font-style="normal" officeooo:rsid="00ccf9e6" style:font-style-asian="normal" style:font-style-complex="normal"/>
    </style:style>
    <style:style style:name="T175" style:family="text">
      <style:text-properties fo:font-style="normal" officeooo:rsid="00e763ff" style:font-style-asian="normal" style:font-style-complex="normal"/>
    </style:style>
    <style:style style:name="T176" style:family="text">
      <style:text-properties fo:font-style="normal" officeooo:rsid="00edfa2c" style:font-style-asian="normal" style:font-style-complex="normal"/>
    </style:style>
    <style:style style:name="T177" style:family="text">
      <style:text-properties fo:font-style="normal" officeooo:rsid="00ee7bc6" style:font-style-asian="normal" style:font-style-complex="normal"/>
    </style:style>
    <style:style style:name="T178" style:family="text">
      <style:text-properties fo:font-style="normal" officeooo:rsid="00f0369e" style:font-style-asian="normal" style:font-style-complex="normal"/>
    </style:style>
    <style:style style:name="T179" style:family="text">
      <style:text-properties fo:font-style="normal" officeooo:rsid="00f07e69" style:font-style-asian="normal" style:font-style-complex="normal"/>
    </style:style>
    <style:style style:name="T180" style:family="text">
      <style:text-properties fo:font-style="normal" officeooo:rsid="00f10299" style:font-style-asian="normal" style:font-style-complex="normal"/>
    </style:style>
    <style:style style:name="T181" style:family="text">
      <style:text-properties fo:font-style="normal" officeooo:rsid="010d2500" style:font-style-asian="normal" style:font-style-complex="normal"/>
    </style:style>
    <style:style style:name="T182" style:family="text">
      <style:text-properties fo:font-style="normal" officeooo:rsid="010f562d" style:font-style-asian="normal" style:font-style-complex="normal"/>
    </style:style>
    <style:style style:name="T183" style:family="text">
      <style:text-properties fo:font-style="normal" officeooo:rsid="010fe2d0" style:font-style-asian="normal" style:font-style-complex="normal"/>
    </style:style>
    <style:style style:name="T184" style:family="text">
      <style:text-properties fo:font-style="normal" officeooo:rsid="01118534" style:font-style-asian="normal" style:font-style-complex="normal"/>
    </style:style>
    <style:style style:name="T185" style:family="text">
      <style:text-properties fo:font-style="normal" officeooo:rsid="011bbaee" style:font-style-asian="normal" style:font-style-complex="normal"/>
    </style:style>
    <style:style style:name="T186" style:family="text">
      <style:text-properties fo:font-style="normal" officeooo:rsid="011c67ed" style:font-style-asian="normal" style:font-style-complex="normal"/>
    </style:style>
    <style:style style:name="T187" style:family="text">
      <style:text-properties fo:font-style="normal" officeooo:rsid="012348b2" style:font-style-asian="normal" style:font-style-complex="normal"/>
    </style:style>
    <style:style style:name="T188" style:family="text">
      <style:text-properties fo:font-style="normal" officeooo:rsid="01659a84" style:font-style-asian="normal" style:font-style-complex="normal"/>
    </style:style>
    <style:style style:name="T189" style:family="text">
      <style:text-properties fo:font-style="normal" officeooo:rsid="0033bc80" style:font-style-asian="normal" style:font-name-complex="Arial" style:font-style-complex="normal"/>
    </style:style>
    <style:style style:name="T190" style:family="text">
      <style:text-properties fo:font-style="normal" officeooo:rsid="0037a429" style:font-style-asian="normal" style:font-name-complex="Arial" style:font-style-complex="normal"/>
    </style:style>
    <style:style style:name="T191" style:family="text">
      <style:text-properties fo:font-style="normal" officeooo:rsid="003c69d1" style:font-style-asian="normal" style:font-name-complex="Arial" style:font-style-complex="normal"/>
    </style:style>
    <style:style style:name="T192" style:family="text">
      <style:text-properties fo:font-style="normal" officeooo:rsid="0051480c" style:font-style-asian="normal" style:font-name-complex="Arial" style:font-style-complex="normal"/>
    </style:style>
    <style:style style:name="T193" style:family="text">
      <style:text-properties fo:font-style="normal" officeooo:rsid="0060e666" style:font-style-asian="normal" style:font-name-complex="Arial" style:font-style-complex="normal"/>
    </style:style>
    <style:style style:name="T194" style:family="text">
      <style:text-properties fo:font-style="normal" officeooo:rsid="00aaa0c7" style:font-style-asian="normal" style:font-name-complex="Arial" style:font-style-complex="normal"/>
    </style:style>
    <style:style style:name="T195" style:family="text">
      <style:text-properties fo:font-style="normal" fo:font-weight="bold" officeooo:rsid="0037a429" style:font-style-asian="normal" style:font-weight-asian="bold" style:font-name-complex="Arial" style:font-style-complex="normal" style:font-weight-complex="bold"/>
    </style:style>
    <style:style style:name="T196" style:family="text">
      <style:text-properties fo:font-style="normal" fo:font-weight="bold" officeooo:rsid="006368b2" style:font-style-asian="normal" style:font-weight-asian="bold" style:font-name-complex="Arial" style:font-style-complex="normal" style:font-weight-complex="bold"/>
    </style:style>
    <style:style style:name="T197" style:family="text">
      <style:text-properties fo:font-style="normal" fo:font-weight="bold" officeooo:rsid="0080aa6f" style:font-style-asian="normal" style:font-weight-asian="bold" style:font-style-complex="normal" style:font-weight-complex="bold"/>
    </style:style>
    <style:style style:name="T198" style:family="text">
      <style:text-properties fo:font-style="normal" fo:font-weight="bold" officeooo:rsid="00ab8612" style:font-style-asian="normal" style:font-weight-asian="bold" style:font-style-complex="normal" style:font-weight-complex="bold"/>
    </style:style>
    <style:style style:name="T199" style:family="text">
      <style:text-properties fo:font-style="normal" fo:font-weight="bold" officeooo:rsid="00e763ff" style:font-style-asian="normal" style:font-weight-asian="bold" style:font-style-complex="normal" style:font-weight-complex="bold"/>
    </style:style>
    <style:style style:name="T200" style:family="text">
      <style:text-properties fo:font-style="normal" style:text-underline-style="none" officeooo:rsid="00724467" style:font-style-asian="normal" style:font-style-complex="normal"/>
    </style:style>
    <style:style style:name="T201" style:family="text">
      <style:text-properties fo:font-style="normal" style:text-underline-style="none" officeooo:rsid="00724ddd" style:font-style-asian="normal" style:font-style-complex="normal"/>
    </style:style>
    <style:style style:name="T202" style:family="text">
      <style:text-properties fo:font-style="normal" style:text-underline-style="none" officeooo:rsid="012348b2" style:font-style-asian="normal" style:font-style-complex="normal"/>
    </style:style>
    <style:style style:name="T203" style:family="text">
      <style:text-properties officeooo:rsid="001d6277"/>
    </style:style>
    <style:style style:name="T204"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05"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06"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07"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08" style:family="text">
      <style:text-properties officeooo:rsid="002f193e"/>
    </style:style>
    <style:style style:name="T209" style:family="text">
      <style:text-properties officeooo:rsid="00309fc4"/>
    </style:style>
    <style:style style:name="T210" style:family="text">
      <style:text-properties officeooo:rsid="003e2b48"/>
    </style:style>
    <style:style style:name="T211" style:family="text">
      <style:text-properties officeooo:rsid="0045edfc"/>
    </style:style>
    <style:style style:name="T212" style:family="text">
      <style:text-properties officeooo:rsid="00477315"/>
    </style:style>
    <style:style style:name="T213" style:family="text">
      <style:text-properties officeooo:rsid="002ead45"/>
    </style:style>
    <style:style style:name="T214" style:family="text">
      <style:text-properties officeooo:rsid="0039200f"/>
    </style:style>
    <style:style style:name="T215" style:family="text">
      <style:text-properties style:font-name-complex="Arial"/>
    </style:style>
    <style:style style:name="T216" style:family="text">
      <style:text-properties officeooo:rsid="0033bc80" style:font-name-complex="Arial"/>
    </style:style>
    <style:style style:name="T217" style:family="text">
      <style:text-properties officeooo:rsid="0037a429" style:font-name-complex="Arial"/>
    </style:style>
    <style:style style:name="T218" style:family="text">
      <style:text-properties officeooo:rsid="0033bc80"/>
    </style:style>
    <style:style style:name="T219" style:family="text">
      <style:text-properties officeooo:rsid="0035e93f"/>
    </style:style>
    <style:style style:name="T220" style:family="text">
      <style:text-properties officeooo:rsid="00371724"/>
    </style:style>
    <style:style style:name="T221" style:family="text">
      <style:text-properties officeooo:rsid="0037a429"/>
    </style:style>
    <style:style style:name="T222" style:family="text">
      <style:text-properties style:text-position="sub 58%" fo:font-style="normal" officeooo:rsid="0033bc80" style:font-style-asian="normal" style:font-name-complex="Arial" style:font-style-complex="normal"/>
    </style:style>
    <style:style style:name="T223" style:family="text">
      <style:text-properties style:text-position="sub 58%" fo:font-style="normal" officeooo:rsid="0037a429" style:font-style-asian="normal" style:font-name-complex="Arial" style:font-style-complex="normal"/>
    </style:style>
    <style:style style:name="T224" style:family="text">
      <style:text-properties style:text-position="sub 58%" fo:font-style="normal" officeooo:rsid="006f90c8" style:font-style-asian="normal" style:font-style-complex="normal"/>
    </style:style>
    <style:style style:name="T225" style:family="text">
      <style:text-properties style:text-position="sub 58%" fo:font-style="normal" fo:font-weight="normal" officeooo:rsid="006f90c8" style:font-style-asian="normal" style:font-weight-asian="normal" style:font-style-complex="normal" style:font-weight-complex="normal"/>
    </style:style>
    <style:style style:name="T226" style:family="text">
      <style:text-properties style:text-position="sub 58%" fo:font-style="normal" fo:font-weight="normal" officeooo:rsid="007168ef" style:font-style-asian="normal" style:font-weight-asian="normal" style:font-style-complex="normal" style:font-weight-complex="normal"/>
    </style:style>
    <style:style style:name="T227" style:family="text">
      <style:text-properties style:text-position="sub 58%" fo:font-style="normal" style:text-underline-style="none" officeooo:rsid="00724ddd" style:font-style-asian="normal" style:font-style-complex="normal"/>
    </style:style>
    <style:style style:name="T228" style:family="text">
      <style:text-properties style:text-position="sub 58%" fo:font-weight="normal" officeooo:rsid="006f90c8" style:font-weight-asian="normal" style:font-weight-complex="normal"/>
    </style:style>
    <style:style style:name="T229" style:family="text">
      <style:text-properties style:text-position="sub 58%" style:font-name="Arial" fo:font-style="normal" officeooo:rsid="011365f7" style:font-name-asian="Times New Roman" style:font-style-asian="normal" style:font-name-complex="Arial" style:font-style-complex="normal"/>
    </style:style>
    <style:style style:name="T230" style:family="text">
      <style:text-properties style:text-position="sub 58%" style:font-name="Arial" fo:font-style="normal" officeooo:rsid="0115446b" style:font-name-asian="Times New Roman" style:font-style-asian="normal" style:font-name-complex="Arial" style:font-style-complex="normal"/>
    </style:style>
    <style:style style:name="T231" style:family="text">
      <style:text-properties style:text-position="sub 58%" style:font-name="Arial" fo:font-style="normal" officeooo:rsid="0120cf91" style:font-name-asian="Times New Roman" style:font-style-asian="normal" style:font-name-complex="Arial" style:font-style-complex="normal"/>
    </style:style>
    <style:style style:name="T232" style:family="text">
      <style:text-properties style:text-position="0% 100%"/>
    </style:style>
    <style:style style:name="T233" style:family="text">
      <style:text-properties style:text-position="0% 100%" fo:font-style="normal" officeooo:rsid="0033bc80" style:font-style-asian="normal" style:font-name-complex="Arial" style:font-style-complex="normal"/>
    </style:style>
    <style:style style:name="T234" style:family="text">
      <style:text-properties style:text-position="0% 100%" fo:font-style="normal" officeooo:rsid="0037a429" style:font-style-asian="normal" style:font-name-complex="Arial" style:font-style-complex="normal"/>
    </style:style>
    <style:style style:name="T235" style:family="text">
      <style:text-properties style:text-position="0% 100%" fo:font-style="normal" officeooo:rsid="00b2e51a" style:font-style-asian="normal" style:font-name-complex="Arial" style:font-style-complex="normal"/>
    </style:style>
    <style:style style:name="T236" style:family="text">
      <style:text-properties style:text-position="0% 100%" fo:font-style="normal" officeooo:rsid="00b39ec3" style:font-style-asian="normal" style:font-name-complex="Arial" style:font-style-complex="normal"/>
    </style:style>
    <style:style style:name="T237" style:family="text">
      <style:text-properties style:text-position="0% 100%" fo:font-style="normal" officeooo:rsid="00b98365" style:font-style-asian="normal" style:font-name-complex="Arial" style:font-style-complex="normal"/>
    </style:style>
    <style:style style:name="T238" style:family="text">
      <style:text-properties style:text-position="0% 100%" fo:font-style="normal" officeooo:rsid="006f90c8" style:font-style-asian="normal" style:font-style-complex="normal"/>
    </style:style>
    <style:style style:name="T239" style:family="text">
      <style:text-properties style:text-position="0% 100%" fo:font-style="normal" officeooo:rsid="00ad81bc" style:font-style-asian="normal" style:font-style-complex="normal"/>
    </style:style>
    <style:style style:name="T240" style:family="text">
      <style:text-properties style:text-position="0% 100%" fo:font-style="normal" officeooo:rsid="00af23ed" style:font-style-asian="normal" style:font-style-complex="normal"/>
    </style:style>
    <style:style style:name="T241" style:family="text">
      <style:text-properties style:text-position="0% 100%" fo:font-style="normal" officeooo:rsid="00afa8c6" style:font-style-asian="normal" style:font-style-complex="normal"/>
    </style:style>
    <style:style style:name="T242" style:family="text">
      <style:text-properties style:text-position="0% 100%" fo:font-style="normal" officeooo:rsid="00b19e55" style:font-style-asian="normal" style:font-style-complex="normal"/>
    </style:style>
    <style:style style:name="T243" style:family="text">
      <style:text-properties style:text-position="0% 100%" fo:font-style="normal" officeooo:rsid="00b2e51a" style:font-style-asian="normal" style:font-style-complex="normal"/>
    </style:style>
    <style:style style:name="T244" style:family="text">
      <style:text-properties style:text-position="0% 100%" fo:font-style="normal" officeooo:rsid="00b3939e" style:font-style-asian="normal" style:font-style-complex="normal"/>
    </style:style>
    <style:style style:name="T245" style:family="text">
      <style:text-properties style:text-position="0% 100%" fo:font-style="normal" officeooo:rsid="00b39ec3" style:font-style-asian="normal" style:font-style-complex="normal"/>
    </style:style>
    <style:style style:name="T246" style:family="text">
      <style:text-properties style:text-position="0% 100%" fo:font-style="normal" officeooo:rsid="00b98365" style:font-style-asian="normal" style:font-style-complex="normal"/>
    </style:style>
    <style:style style:name="T247" style:family="text">
      <style:text-properties style:text-position="0% 100%" fo:font-style="normal" officeooo:rsid="00c12bca" style:font-style-asian="normal" style:font-style-complex="normal"/>
    </style:style>
    <style:style style:name="T248" style:family="text">
      <style:text-properties style:text-position="0% 100%" fo:font-style="normal" officeooo:rsid="00c3fc5b" style:font-style-asian="normal" style:font-style-complex="normal"/>
    </style:style>
    <style:style style:name="T249" style:family="text">
      <style:text-properties style:text-position="0% 100%" fo:font-style="normal" officeooo:rsid="00d15f70" style:font-style-asian="normal" style:font-style-complex="normal"/>
    </style:style>
    <style:style style:name="T250" style:family="text">
      <style:text-properties style:text-position="0% 100%" fo:font-style="normal" officeooo:rsid="00d8549c" style:font-style-asian="normal" style:font-style-complex="normal"/>
    </style:style>
    <style:style style:name="T251" style:family="text">
      <style:text-properties style:text-position="0% 100%" fo:font-style="normal" officeooo:rsid="00e763ff" style:font-style-asian="normal" style:font-style-complex="normal"/>
    </style:style>
    <style:style style:name="T252" style:family="text">
      <style:text-properties style:text-position="0% 100%" fo:font-style="normal" officeooo:rsid="012348b2" style:font-style-asian="normal" style:font-style-complex="normal"/>
    </style:style>
    <style:style style:name="T253" style:family="text">
      <style:text-properties style:text-position="0% 100%" fo:font-style="normal" fo:font-weight="normal" officeooo:rsid="006f90c8" style:font-style-asian="normal" style:font-weight-asian="normal" style:font-style-complex="normal" style:font-weight-complex="normal"/>
    </style:style>
    <style:style style:name="T254" style:family="text">
      <style:text-properties style:text-position="0% 100%" fo:font-style="normal" fo:font-weight="normal" officeooo:rsid="007168ef" style:font-style-asian="normal" style:font-weight-asian="normal" style:font-style-complex="normal" style:font-weight-complex="normal"/>
    </style:style>
    <style:style style:name="T255"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56"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57"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58"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59"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0"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61"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62"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63" style:family="text">
      <style:text-properties style:text-position="0% 100%" fo:font-style="normal" style:text-underline-style="none" officeooo:rsid="00724ddd" style:font-style-asian="normal" style:font-style-complex="normal"/>
    </style:style>
    <style:style style:name="T26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65"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66"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67"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68"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69"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0"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71"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72" style:family="text">
      <style:text-properties style:text-position="0% 100%" fo:font-style="normal" fo:font-weight="bold" officeooo:rsid="00c3fc5b" style:font-style-asian="normal" style:font-weight-asian="bold" style:font-style-complex="normal" style:font-weight-complex="bold"/>
    </style:style>
    <style:style style:name="T273" style:family="text">
      <style:text-properties style:text-position="0% 100%" fo:font-style="italic" style:font-style-asian="italic" style:font-style-complex="italic"/>
    </style:style>
    <style:style style:name="T274" style:family="text">
      <style:text-properties style:text-position="0% 100%" fo:font-style="italic" officeooo:rsid="006f90c8" style:font-style-asian="italic" style:font-style-complex="italic"/>
    </style:style>
    <style:style style:name="T275" style:family="text">
      <style:text-properties style:text-position="0% 100%" fo:font-style="italic" officeooo:rsid="00ad81bc" style:font-style-asian="italic" style:font-style-complex="italic"/>
    </style:style>
    <style:style style:name="T276" style:family="text">
      <style:text-properties style:text-position="0% 100%" fo:font-style="italic" officeooo:rsid="00b19e55" style:font-style-asian="italic" style:font-style-complex="italic"/>
    </style:style>
    <style:style style:name="T277" style:family="text">
      <style:text-properties style:text-position="0% 100%" fo:font-style="italic" officeooo:rsid="00c3fc5b" style:font-style-asian="italic" style:font-style-complex="italic"/>
    </style:style>
    <style:style style:name="T278" style:family="text">
      <style:text-properties style:text-position="0% 100%" fo:font-style="italic" officeooo:rsid="00d8549c" style:font-style-asian="italic" style:font-style-complex="italic"/>
    </style:style>
    <style:style style:name="T279" style:family="text">
      <style:text-properties style:text-position="0% 100%" fo:font-style="italic" fo:font-weight="normal" officeooo:rsid="006f90c8" style:font-style-asian="italic" style:font-weight-asian="normal" style:font-style-complex="italic" style:font-weight-complex="normal"/>
    </style:style>
    <style:style style:name="T280" style:family="text">
      <style:text-properties style:text-position="0% 100%" fo:font-style="italic" fo:font-weight="normal" officeooo:rsid="007168ef" style:font-style-asian="italic" style:font-weight-asian="normal" style:font-style-complex="italic" style:font-weight-complex="normal"/>
    </style:style>
    <style:style style:name="T28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8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83" style:family="text">
      <style:text-properties style:text-position="0% 100%" fo:font-style="italic" style:text-underline-style="none" officeooo:rsid="01634f0f" style:font-style-asian="italic" style:font-style-complex="italic"/>
    </style:style>
    <style:style style:name="T284"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85"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86"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87" style:family="text">
      <style:text-properties style:text-position="0% 100%" style:font-name="Arial" fo:font-size="12pt" fo:font-style="normal" style:text-underline-style="none" officeooo:rsid="00724ddd" style:font-size-asian="12pt" style:font-style-asian="normal" style:font-style-complex="normal"/>
    </style:style>
    <style:style style:name="T288"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89"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0"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9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92" style:family="text">
      <style:text-properties style:text-position="0% 100%" style:font-name="Arial" fo:font-style="normal" officeooo:rsid="00b2e51a" style:font-name-asian="Times New Roman" style:font-style-asian="normal" style:font-name-complex="Arial" style:font-style-complex="normal"/>
    </style:style>
    <style:style style:name="T293" style:family="text">
      <style:text-properties style:text-position="0% 100%" style:font-name="Arial" fo:font-style="normal" officeooo:rsid="011365f7" style:font-name-asian="Times New Roman" style:font-style-asian="normal" style:font-name-complex="Arial" style:font-style-complex="normal"/>
    </style:style>
    <style:style style:name="T294" style:family="text">
      <style:text-properties style:text-position="0% 100%" style:font-name="Arial" fo:font-style="normal" officeooo:rsid="0115446b" style:font-name-asian="Times New Roman" style:font-style-asian="normal" style:font-name-complex="Arial" style:font-style-complex="normal"/>
    </style:style>
    <style:style style:name="T295" style:family="text">
      <style:text-properties style:text-position="0% 100%" style:font-name="Arial" fo:font-style="normal" officeooo:rsid="011bbaee" style:font-name-asian="Times New Roman" style:font-style-asian="normal" style:font-name-complex="Arial" style:font-style-complex="normal"/>
    </style:style>
    <style:style style:name="T296" style:family="text">
      <style:text-properties style:text-position="0% 100%" style:font-name="Arial" fo:font-style="normal" officeooo:rsid="011e38fd" style:font-name-asian="Times New Roman" style:font-style-asian="normal" style:font-name-complex="Arial" style:font-style-complex="normal"/>
    </style:style>
    <style:style style:name="T297" style:family="text">
      <style:text-properties style:text-position="0% 100%" style:font-name="Arial" style:font-name-asian="Times New Roman" style:font-name-complex="Arial"/>
    </style:style>
    <style:style style:name="T298" style:family="text">
      <style:text-properties style:text-position="0% 100%" fo:font-weight="normal" officeooo:rsid="006f90c8" style:font-weight-asian="normal" style:font-weight-complex="normal"/>
    </style:style>
    <style:style style:name="T299" style:family="text">
      <style:text-properties style:text-position="0% 100%" fo:font-size="12pt" fo:font-style="normal" style:font-size-asian="12pt" style:font-style-asian="normal" style:font-size-complex="12pt" style:font-style-complex="normal"/>
    </style:style>
    <style:style style:name="T300" style:family="text">
      <style:text-properties style:text-position="0% 100%" fo:font-size="12pt" fo:font-style="normal" officeooo:rsid="007beb7c" style:font-size-asian="12pt" style:font-style-asian="normal" style:font-size-complex="12pt" style:font-style-complex="normal"/>
    </style:style>
    <style:style style:name="T301" style:family="text">
      <style:text-properties style:text-position="0% 100%" fo:font-size="12pt" fo:font-style="normal" officeooo:rsid="00831d89" style:font-size-asian="12pt" style:font-style-asian="normal" style:font-size-complex="12pt" style:font-style-complex="normal"/>
    </style:style>
    <style:style style:name="T302" style:family="text">
      <style:text-properties style:text-position="0% 100%" fo:font-size="12pt" fo:font-style="normal" officeooo:rsid="0084456d" style:font-size-asian="12pt" style:font-style-asian="normal" style:font-size-complex="12pt" style:font-style-complex="normal"/>
    </style:style>
    <style:style style:name="T303" style:family="text">
      <style:text-properties style:text-position="0% 100%" fo:font-size="12pt" fo:font-style="normal" officeooo:rsid="00848e7d" style:font-size-asian="12pt" style:font-style-asian="normal" style:font-size-complex="12pt" style:font-style-complex="normal"/>
    </style:style>
    <style:style style:name="T304" style:family="text">
      <style:text-properties style:text-position="0% 100%" fo:font-size="12pt" fo:font-style="normal" officeooo:rsid="0086fca7" style:font-size-asian="12pt" style:font-style-asian="normal" style:font-size-complex="12pt" style:font-style-complex="normal"/>
    </style:style>
    <style:style style:name="T305" style:family="text">
      <style:text-properties style:text-position="0% 100%" fo:font-size="12pt" fo:font-style="normal" officeooo:rsid="0087bddc" style:font-size-asian="12pt" style:font-style-asian="normal" style:font-size-complex="12pt" style:font-style-complex="normal"/>
    </style:style>
    <style:style style:name="T306" style:family="text">
      <style:text-properties style:text-position="0% 100%" fo:font-size="12pt" fo:font-style="normal" officeooo:rsid="00899a1c" style:font-size-asian="12pt" style:font-style-asian="normal" style:font-size-complex="12pt" style:font-style-complex="normal"/>
    </style:style>
    <style:style style:name="T307" style:family="text">
      <style:text-properties style:text-position="0% 100%" fo:font-size="12pt" fo:font-style="normal" officeooo:rsid="008a9af5" style:font-size-asian="12pt" style:font-style-asian="normal" style:font-size-complex="12pt" style:font-style-complex="normal"/>
    </style:style>
    <style:style style:name="T308" style:family="text">
      <style:text-properties style:text-position="0% 100%" fo:font-size="12pt" fo:font-style="normal" officeooo:rsid="008b7776" style:font-size-asian="12pt" style:font-style-asian="normal" style:font-size-complex="12pt" style:font-style-complex="normal"/>
    </style:style>
    <style:style style:name="T30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1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1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1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1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14"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15"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16"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17"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18"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19"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0"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21"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22"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23" style:family="text">
      <style:text-properties style:text-position="0% 100%" fo:font-size="12pt" fo:font-style="italic" officeooo:rsid="00848e7d" style:font-size-asian="12pt" style:font-style-asian="italic" style:font-size-complex="12pt" style:font-style-complex="italic"/>
    </style:style>
    <style:style style:name="T324" style:family="text">
      <style:text-properties style:text-position="0% 100%" fo:font-size="12pt" fo:font-style="italic" officeooo:rsid="0086fca7" style:font-size-asian="12pt" style:font-style-asian="italic" style:font-size-complex="12pt" style:font-style-complex="italic"/>
    </style:style>
    <style:style style:name="T325" style:family="text">
      <style:text-properties style:text-position="0% 100%" fo:font-size="12pt" fo:font-style="italic" officeooo:rsid="008a9af5" style:font-size-asian="12pt" style:font-style-asian="italic" style:font-size-complex="12pt" style:font-style-complex="italic"/>
    </style:style>
    <style:style style:name="T326" style:family="text">
      <style:text-properties style:text-position="0% 100%" fo:font-size="12pt" fo:font-style="italic" officeooo:rsid="008b7776" style:font-size-asian="12pt" style:font-style-asian="italic" style:font-size-complex="12pt" style:font-style-complex="italic"/>
    </style:style>
    <style:style style:name="T327"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28"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29" style:family="text">
      <style:text-properties style:text-position="0% 100%" officeooo:rsid="00acd06c"/>
    </style:style>
    <style:style style:name="T330" style:family="text">
      <style:text-properties style:text-position="0% 100%" officeooo:rsid="00ad81bc"/>
    </style:style>
    <style:style style:name="T331" style:family="text">
      <style:text-properties style:text-position="0% 100%" officeooo:rsid="00afa8c6"/>
    </style:style>
    <style:style style:name="T33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3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34" style:family="text">
      <style:text-properties style:text-position="0% 100%" style:font-name="Arial1" style:font-name-asian="Arial1" style:font-name-complex="Arial1"/>
    </style:style>
    <style:style style:name="T335" style:family="text">
      <style:text-properties fo:font-weight="normal" style:font-weight-asian="normal" style:font-name-complex="Arial" style:font-weight-complex="normal"/>
    </style:style>
    <style:style style:name="T336" style:family="text">
      <style:text-properties fo:font-weight="normal" officeooo:rsid="005da0e4" style:font-weight-asian="normal" style:font-name-complex="Arial" style:font-weight-complex="normal"/>
    </style:style>
    <style:style style:name="T337" style:family="text">
      <style:text-properties fo:font-weight="normal" officeooo:rsid="0031c5db" style:font-weight-asian="normal" style:font-name-complex="Arial" style:font-weight-complex="normal"/>
    </style:style>
    <style:style style:name="T338" style:family="text">
      <style:text-properties fo:font-weight="normal" officeooo:rsid="0091da4b" style:font-weight-asian="normal" style:font-name-complex="Arial" style:font-weight-complex="normal"/>
    </style:style>
    <style:style style:name="T339" style:family="text">
      <style:text-properties fo:font-weight="normal" officeooo:rsid="012348b2" style:font-weight-asian="normal" style:font-name-complex="Arial" style:font-weight-complex="normal"/>
    </style:style>
    <style:style style:name="T340" style:family="text">
      <style:text-properties fo:font-weight="normal" style:font-weight-asian="normal" style:font-weight-complex="normal"/>
    </style:style>
    <style:style style:name="T341" style:family="text">
      <style:text-properties fo:font-weight="normal" officeooo:rsid="0060e666" style:font-weight-asian="normal" style:font-weight-complex="normal"/>
    </style:style>
    <style:style style:name="T342" style:family="text">
      <style:text-properties fo:font-weight="normal" officeooo:rsid="012348b2" style:font-weight-asian="normal" style:font-weight-complex="normal"/>
    </style:style>
    <style:style style:name="T343" style:family="text">
      <style:text-properties fo:font-weight="normal" officeooo:rsid="0077766b" style:font-weight-asian="normal" style:font-weight-complex="normal"/>
    </style:style>
    <style:style style:name="T344" style:family="text">
      <style:text-properties fo:font-weight="normal" officeooo:rsid="00e5b054" style:font-weight-asian="normal" style:font-weight-complex="normal"/>
    </style:style>
    <style:style style:name="T345" style:family="text">
      <style:text-properties officeooo:rsid="003d22c9"/>
    </style:style>
    <style:style style:name="T346" style:family="text">
      <style:text-properties style:font-name="Arial" style:font-name-asian="Times New Roman" style:font-name-complex="Arial"/>
    </style:style>
    <style:style style:name="T347" style:family="text">
      <style:text-properties style:font-name="Arial" officeooo:rsid="006ea126" style:font-name-asian="Times New Roman" style:font-name-complex="Arial"/>
    </style:style>
    <style:style style:name="T348" style:family="text">
      <style:text-properties style:font-name="Arial" officeooo:rsid="006ecb87" style:font-name-asian="Times New Roman" style:font-name-complex="Arial"/>
    </style:style>
    <style:style style:name="T349" style:family="text">
      <style:text-properties style:font-name="Arial" officeooo:rsid="0068e433" style:font-name-asian="Times New Roman" style:font-name-complex="Arial"/>
    </style:style>
    <style:style style:name="T350" style:family="text">
      <style:text-properties style:font-name="Arial" officeooo:rsid="006a5ac9" style:font-name-asian="Times New Roman" style:font-name-complex="Arial"/>
    </style:style>
    <style:style style:name="T351" style:family="text">
      <style:text-properties style:font-name="Arial" officeooo:rsid="00401f98" style:font-name-asian="Times New Roman" style:font-name-complex="Arial"/>
    </style:style>
    <style:style style:name="T352" style:family="text">
      <style:text-properties style:font-name="Arial" officeooo:rsid="00561946" style:font-name-asian="Times New Roman" style:font-name-complex="Arial"/>
    </style:style>
    <style:style style:name="T353" style:family="text">
      <style:text-properties style:font-name="Arial" officeooo:rsid="00428f1f" style:font-name-asian="Times New Roman" style:font-name-complex="Arial"/>
    </style:style>
    <style:style style:name="T354" style:family="text">
      <style:text-properties style:font-name="Arial" officeooo:rsid="0062ebef" style:font-name-asian="Times New Roman" style:font-name-complex="Arial"/>
    </style:style>
    <style:style style:name="T355" style:family="text">
      <style:text-properties style:font-name="Arial" officeooo:rsid="00468898" style:font-name-asian="Times New Roman" style:font-name-complex="Arial"/>
    </style:style>
    <style:style style:name="T356" style:family="text">
      <style:text-properties style:font-name="Arial" officeooo:rsid="0046c2d1" style:font-name-asian="Times New Roman" style:font-name-complex="Arial"/>
    </style:style>
    <style:style style:name="T357" style:family="text">
      <style:text-properties style:font-name="Arial" officeooo:rsid="004f0fe1" style:font-name-asian="Times New Roman" style:font-name-complex="Arial"/>
    </style:style>
    <style:style style:name="T358" style:family="text">
      <style:text-properties style:font-name="Arial" officeooo:rsid="00545491" style:font-name-asian="Times New Roman" style:font-name-complex="Arial"/>
    </style:style>
    <style:style style:name="T359" style:family="text">
      <style:text-properties style:font-name="Arial" officeooo:rsid="00494f91" style:font-name-asian="Times New Roman" style:font-name-complex="Arial"/>
    </style:style>
    <style:style style:name="T360" style:family="text">
      <style:text-properties style:font-name="Arial" officeooo:rsid="005a8de5" style:font-name-asian="Times New Roman" style:font-name-complex="Arial"/>
    </style:style>
    <style:style style:name="T361" style:family="text">
      <style:text-properties style:font-name="Arial" officeooo:rsid="005b7af2" style:font-name-asian="Times New Roman" style:font-name-complex="Arial"/>
    </style:style>
    <style:style style:name="T362" style:family="text">
      <style:text-properties style:font-name="Arial" officeooo:rsid="005d47ad" style:font-name-asian="Times New Roman" style:font-name-complex="Arial"/>
    </style:style>
    <style:style style:name="T363" style:family="text">
      <style:text-properties style:font-name="Arial" officeooo:rsid="005f4aed" style:font-name-asian="Times New Roman" style:font-name-complex="Arial"/>
    </style:style>
    <style:style style:name="T364" style:family="text">
      <style:text-properties style:font-name="Arial" fo:font-style="italic" style:font-name-asian="Times New Roman" style:font-style-asian="italic" style:font-name-complex="Arial" style:font-style-complex="italic"/>
    </style:style>
    <style:style style:name="T365" style:family="text">
      <style:text-properties style:font-name="Arial" fo:font-style="italic" officeooo:rsid="00428f1f" style:font-name-asian="Times New Roman" style:font-style-asian="italic" style:font-name-complex="Arial" style:font-style-complex="italic"/>
    </style:style>
    <style:style style:name="T366" style:family="text">
      <style:text-properties style:font-name="Arial" fo:font-style="italic" officeooo:rsid="00468898" style:font-name-asian="Times New Roman" style:font-style-asian="italic" style:font-name-complex="Arial" style:font-style-complex="italic"/>
    </style:style>
    <style:style style:name="T367" style:family="text">
      <style:text-properties style:font-name="Arial" fo:font-style="italic" officeooo:rsid="004f0fe1" style:font-name-asian="Times New Roman" style:font-style-asian="italic" style:font-name-complex="Arial" style:font-style-complex="italic"/>
    </style:style>
    <style:style style:name="T368" style:family="text">
      <style:text-properties style:font-name="Arial" fo:font-style="italic" officeooo:rsid="006c2668" style:font-name-asian="Times New Roman" style:font-style-asian="italic" style:font-name-complex="Arial" style:font-style-complex="italic"/>
    </style:style>
    <style:style style:name="T369" style:family="text">
      <style:text-properties style:font-name="Arial" fo:font-style="italic" officeooo:rsid="006ea126" style:font-name-asian="Times New Roman" style:font-style-asian="italic" style:font-name-complex="Arial" style:font-style-complex="italic"/>
    </style:style>
    <style:style style:name="T370" style:family="text">
      <style:text-properties style:font-name="Arial" fo:font-style="italic" officeooo:rsid="0068e433" style:font-name-asian="Times New Roman" style:font-style-asian="italic" style:font-name-complex="Arial" style:font-style-complex="italic"/>
    </style:style>
    <style:style style:name="T371" style:family="text">
      <style:text-properties style:font-name="Arial" fo:font-style="italic" officeooo:rsid="00494f91" style:font-name-asian="Times New Roman" style:font-style-asian="italic" style:font-name-complex="Arial" style:font-style-complex="italic"/>
    </style:style>
    <style:style style:name="T372" style:family="text">
      <style:text-properties style:font-name="Arial" fo:font-style="italic" officeooo:rsid="011365f7" style:font-name-asian="Times New Roman" style:font-style-asian="italic" style:font-name-complex="Arial" style:font-style-complex="italic"/>
    </style:style>
    <style:style style:name="T373" style:family="text">
      <style:text-properties style:font-name="Arial" fo:font-style="italic" officeooo:rsid="011c67ed" style:font-name-asian="Times New Roman" style:font-style-asian="italic" style:font-name-complex="Arial" style:font-style-complex="italic"/>
    </style:style>
    <style:style style:name="T374" style:family="text">
      <style:text-properties style:font-name="Arial" fo:font-style="italic" officeooo:rsid="011e38fd" style:font-name-asian="Times New Roman" style:font-style-asian="italic" style:font-name-complex="Arial" style:font-style-complex="italic"/>
    </style:style>
    <style:style style:name="T37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7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7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7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7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8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8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82"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83"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84" style:family="text">
      <style:text-properties style:font-name="Arial" fo:font-size="12pt" fo:font-style="normal" style:font-size-asian="12pt" style:font-style-asian="normal" style:font-style-complex="normal"/>
    </style:style>
    <style:style style:name="T385" style:family="text">
      <style:text-properties style:font-name="Arial" fo:font-size="12pt" fo:font-style="normal" officeooo:rsid="00742e11" style:font-size-asian="12pt" style:font-style-asian="normal" style:font-style-complex="normal"/>
    </style:style>
    <style:style style:name="T386" style:family="text">
      <style:text-properties style:font-name="Arial" fo:font-size="12pt" fo:font-style="normal" officeooo:rsid="007466b1" style:font-size-asian="12pt" style:font-style-asian="normal" style:font-style-complex="normal"/>
    </style:style>
    <style:style style:name="T387"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88"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89"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90" style:family="text">
      <style:text-properties style:font-name="Arial" fo:font-size="12pt" fo:font-style="italic" officeooo:rsid="017b9244" style:font-name-asian="Times New Roman" style:font-size-asian="12pt" style:font-style-asian="italic" style:font-name-complex="Arial"/>
    </style:style>
    <style:style style:name="T391" style:family="text">
      <style:text-properties style:font-name="Arial" fo:font-size="12pt" fo:font-style="italic" style:font-size-asian="12pt" style:font-style-asian="italic"/>
    </style:style>
    <style:style style:name="T392" style:family="text">
      <style:text-properties style:font-name="Arial" fo:font-size="12pt" fo:font-style="italic" officeooo:rsid="00742e11" style:font-size-asian="12pt" style:font-style-asian="italic" style:font-style-complex="italic"/>
    </style:style>
    <style:style style:name="T393" style:family="text">
      <style:text-properties style:font-name="Arial" fo:font-size="12pt" fo:font-style="italic" officeooo:rsid="01634f0f" style:font-size-asian="12pt" style:font-style-asian="italic" style:font-style-complex="italic"/>
    </style:style>
    <style:style style:name="T394" style:family="text">
      <style:text-properties style:font-name="Arial" fo:font-size="12pt" fo:font-style="italic" officeooo:rsid="01634f0f" style:font-size-asian="12pt" style:font-style-asian="italic"/>
    </style:style>
    <style:style style:name="T395" style:family="text">
      <style:text-properties style:font-name="Arial" fo:font-size="12pt" fo:font-style="italic" officeooo:rsid="017b9244" style:font-name-asian="Symbol1" style:font-size-asian="12pt" style:font-style-asian="italic" style:font-name-complex="Symbol1"/>
    </style:style>
    <style:style style:name="T396" style:family="text">
      <style:text-properties style:font-name="Arial" fo:font-size="12pt" style:font-size-asian="12pt"/>
    </style:style>
    <style:style style:name="T397" style:family="text">
      <style:text-properties style:font-name="Arial" fo:font-size="12pt" officeooo:rsid="00742e11" style:font-size-asian="12pt"/>
    </style:style>
    <style:style style:name="T398" style:family="text">
      <style:text-properties style:font-name="Arial" fo:font-size="12pt" officeooo:rsid="00746284" style:font-size-asian="12pt"/>
    </style:style>
    <style:style style:name="T399" style:family="text">
      <style:text-properties style:font-name="Arial" fo:font-size="12pt" style:font-size-asian="12pt" style:font-size-complex="12pt"/>
    </style:style>
    <style:style style:name="T400" style:family="text">
      <style:text-properties style:font-name="Arial" fo:font-size="12pt" officeooo:rsid="010fe2d0" style:font-size-asian="12pt" style:font-size-complex="12pt"/>
    </style:style>
    <style:style style:name="T401" style:family="text">
      <style:text-properties style:font-name="Arial" fo:font-size="12pt" officeooo:rsid="01321432" style:font-size-asian="12pt" style:font-size-complex="12pt"/>
    </style:style>
    <style:style style:name="T402" style:family="text">
      <style:text-properties style:font-name="Arial" fo:font-size="12pt" fo:font-weight="normal" officeooo:rsid="00ed2c89" style:font-size-asian="12pt" style:font-weight-asian="normal" style:font-size-complex="12pt" style:font-weight-complex="normal"/>
    </style:style>
    <style:style style:name="T403" style:family="text">
      <style:text-properties style:font-name="Arial" fo:font-weight="bold" officeooo:rsid="005d47ad" style:font-name-asian="Times New Roman" style:font-weight-asian="bold" style:font-name-complex="Arial" style:font-weight-complex="bold"/>
    </style:style>
    <style:style style:name="T404" style:family="text">
      <style:text-properties style:font-name="Arial" fo:font-weight="bold" officeooo:rsid="006368b2" style:font-name-asian="Times New Roman" style:font-weight-asian="bold" style:font-name-complex="Arial" style:font-weight-complex="bold"/>
    </style:style>
    <style:style style:name="T405" style:family="text">
      <style:text-properties style:font-name="Arial" fo:font-weight="normal" officeooo:rsid="005d47ad" style:font-name-asian="Times New Roman" style:font-weight-asian="normal" style:font-name-complex="Arial" style:font-weight-complex="normal"/>
    </style:style>
    <style:style style:name="T406" style:family="text">
      <style:text-properties style:font-name="Arial" fo:font-weight="normal" officeooo:rsid="005e1646" style:font-name-asian="Times New Roman" style:font-weight-asian="normal" style:font-name-complex="Arial" style:font-weight-complex="normal"/>
    </style:style>
    <style:style style:name="T407" style:family="text">
      <style:text-properties style:font-name="Arial" fo:font-style="normal" officeooo:rsid="010fe2d0" style:font-name-asian="Times New Roman" style:font-style-asian="normal" style:font-name-complex="Arial" style:font-style-complex="normal"/>
    </style:style>
    <style:style style:name="T408" style:family="text">
      <style:text-properties style:font-name="Arial" fo:font-style="normal" officeooo:rsid="0112b074" style:font-name-asian="Times New Roman" style:font-style-asian="normal" style:font-name-complex="Arial" style:font-style-complex="normal"/>
    </style:style>
    <style:style style:name="T409" style:family="text">
      <style:text-properties style:font-name="Arial" fo:font-style="normal" officeooo:rsid="011365f7" style:font-name-asian="Times New Roman" style:font-style-asian="normal" style:font-name-complex="Arial" style:font-style-complex="normal"/>
    </style:style>
    <style:style style:name="T410" style:family="text">
      <style:text-properties style:font-name="Arial" fo:font-style="normal" officeooo:rsid="0115446b" style:font-name-asian="Times New Roman" style:font-style-asian="normal" style:font-name-complex="Arial" style:font-style-complex="normal"/>
    </style:style>
    <style:style style:name="T411" style:family="text">
      <style:text-properties style:font-name="Arial" fo:font-style="normal" officeooo:rsid="011e38fd" style:font-name-asian="Times New Roman" style:font-style-asian="normal" style:font-name-complex="Arial" style:font-style-complex="normal"/>
    </style:style>
    <style:style style:name="T412" style:family="text">
      <style:text-properties style:font-name="Arial1" officeooo:rsid="00401f98" style:font-name-asian="Arial1" style:font-name-complex="Arial1"/>
    </style:style>
    <style:style style:name="T413" style:family="text">
      <style:text-properties style:font-name="Arial1" officeooo:rsid="00581d50" style:font-name-asian="Arial1" style:font-name-complex="Arial1"/>
    </style:style>
    <style:style style:name="T414" style:family="text">
      <style:text-properties style:font-name="Arial1" officeooo:rsid="00fdaf82" style:font-name-asian="Arial1" style:font-name-complex="Arial1"/>
    </style:style>
    <style:style style:name="T415" style:family="text">
      <style:text-properties style:font-name="Arial1" officeooo:rsid="0121794b" style:font-name-asian="Arial1" style:font-name-complex="Arial1"/>
    </style:style>
    <style:style style:name="T416"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17"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18"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1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2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2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22" style:family="text">
      <style:text-properties style:font-name="Arial1" fo:font-size="12pt" fo:font-style="italic" officeooo:rsid="00742e11" style:font-name-asian="Arial1" style:font-size-asian="12pt" style:font-style-asian="italic" style:font-name-complex="Arial1"/>
    </style:style>
    <style:style style:name="T423" style:family="text">
      <style:text-properties style:font-name="Arial1" fo:font-size="12pt" fo:font-style="italic" officeooo:rsid="00742e11" style:font-name-asian="Times New Roman" style:font-size-asian="12pt" style:font-style-asian="italic" style:font-name-complex="Arial"/>
    </style:style>
    <style:style style:name="T42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25"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2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27" style:family="text">
      <style:text-properties style:font-name="Arial1" fo:font-style="normal" officeooo:rsid="010fe2d0" style:font-name-asian="Arial1" style:font-style-asian="normal" style:font-name-complex="Arial1" style:font-style-complex="normal"/>
    </style:style>
    <style:style style:name="T428" style:family="text">
      <style:text-properties officeooo:rsid="00525f22"/>
    </style:style>
    <style:style style:name="T429" style:family="text">
      <style:text-properties officeooo:rsid="0057bdb1"/>
    </style:style>
    <style:style style:name="T430" style:family="text">
      <style:text-properties officeooo:rsid="0062ebef"/>
    </style:style>
    <style:style style:name="T431" style:family="text">
      <style:text-properties officeooo:rsid="006c2668"/>
    </style:style>
    <style:style style:name="T432" style:family="text">
      <style:text-properties fo:font-size="12pt" fo:font-style="normal" style:font-size-asian="12pt" style:font-style-asian="normal" style:font-size-complex="12pt" style:font-style-complex="normal"/>
    </style:style>
    <style:style style:name="T433" style:family="text">
      <style:text-properties fo:font-size="12pt" fo:font-style="normal" officeooo:rsid="006f1f7e" style:font-size-asian="12pt" style:font-style-asian="normal" style:font-size-complex="12pt" style:font-style-complex="normal"/>
    </style:style>
    <style:style style:name="T434" style:family="text">
      <style:text-properties fo:font-size="12pt" fo:font-style="normal" officeooo:rsid="00559ee3" style:font-size-asian="12pt" style:font-style-asian="normal" style:font-size-complex="12pt" style:font-style-complex="normal"/>
    </style:style>
    <style:style style:name="T435" style:family="text">
      <style:text-properties fo:font-size="12pt" fo:font-style="normal" officeooo:rsid="005a8de5" style:font-size-asian="12pt" style:font-style-asian="normal" style:font-size-complex="12pt" style:font-style-complex="normal"/>
    </style:style>
    <style:style style:name="T436" style:family="text">
      <style:text-properties fo:font-size="12pt" fo:font-style="normal" officeooo:rsid="005b7af2" style:font-size-asian="12pt" style:font-style-asian="normal" style:font-size-complex="12pt" style:font-style-complex="normal"/>
    </style:style>
    <style:style style:name="T437" style:family="text">
      <style:text-properties fo:font-size="12pt" fo:font-style="normal" officeooo:rsid="00494f91" style:font-size-asian="12pt" style:font-style-asian="normal" style:font-size-complex="12pt" style:font-style-complex="normal"/>
    </style:style>
    <style:style style:name="T438" style:family="text">
      <style:text-properties fo:font-size="12pt" fo:font-style="normal" officeooo:rsid="005d47ad" style:font-size-asian="12pt" style:font-style-asian="normal" style:font-size-complex="12pt" style:font-style-complex="normal"/>
    </style:style>
    <style:style style:name="T439" style:family="text">
      <style:text-properties fo:font-size="12pt" fo:font-style="normal" officeooo:rsid="007beb7c" style:font-size-asian="12pt" style:font-style-asian="normal" style:font-size-complex="12pt" style:font-style-complex="normal"/>
    </style:style>
    <style:style style:name="T440" style:family="text">
      <style:text-properties fo:font-size="12pt" fo:font-style="normal" fo:font-weight="bold" style:font-size-asian="12pt" style:font-style-asian="normal" style:font-weight-asian="bold" style:font-size-complex="12pt" style:font-style-complex="normal" style:font-weight-complex="bold"/>
    </style:style>
    <style:style style:name="T441" style:family="text">
      <style:text-properties fo:font-size="12pt" fo:font-style="italic" style:font-size-asian="12pt" style:font-style-asian="italic" style:font-size-complex="12pt" style:font-style-complex="italic"/>
    </style:style>
    <style:style style:name="T442" style:family="text">
      <style:text-properties fo:font-size="12pt" fo:font-style="italic" officeooo:rsid="006f1f7e" style:font-size-asian="12pt" style:font-style-asian="italic" style:font-size-complex="12pt" style:font-style-complex="italic"/>
    </style:style>
    <style:style style:name="T443" style:family="text">
      <style:text-properties fo:font-size="12pt" fo:font-style="italic" officeooo:rsid="007beb7c" style:font-size-asian="12pt" style:font-style-asian="italic" style:font-size-complex="12pt" style:font-style-complex="italic"/>
    </style:style>
    <style:style style:name="T444" style:family="text">
      <style:text-properties fo:font-weight="bold" style:font-weight-asian="bold" style:font-name-complex="Arial" style:font-weight-complex="bold"/>
    </style:style>
    <style:style style:name="T445" style:family="text">
      <style:text-properties fo:font-weight="bold" officeooo:rsid="0031c5db" style:font-weight-asian="bold" style:font-name-complex="Arial" style:font-weight-complex="bold"/>
    </style:style>
    <style:style style:name="T446" style:family="text">
      <style:text-properties fo:font-weight="bold" officeooo:rsid="004b8c2a" style:font-weight-asian="bold" style:font-name-complex="Arial" style:font-weight-complex="bold"/>
    </style:style>
    <style:style style:name="T447" style:family="text">
      <style:text-properties fo:font-weight="bold" officeooo:rsid="006368b2" style:font-weight-asian="bold" style:font-name-complex="Arial" style:font-weight-complex="bold"/>
    </style:style>
    <style:style style:name="T448" style:family="text">
      <style:text-properties fo:font-weight="bold" officeooo:rsid="005da0e4" style:font-weight-asian="bold" style:font-name-complex="Arial" style:font-weight-complex="bold"/>
    </style:style>
    <style:style style:name="T449" style:family="text">
      <style:text-properties fo:font-weight="bold" officeooo:rsid="0091da4b" style:font-weight-asian="bold" style:font-name-complex="Arial" style:font-weight-complex="bold"/>
    </style:style>
    <style:style style:name="T450" style:family="text">
      <style:text-properties fo:font-weight="bold" officeooo:rsid="003d22c9" style:font-weight-asian="bold" style:font-weight-complex="bold"/>
    </style:style>
    <style:style style:name="T451" style:family="text">
      <style:text-properties fo:font-weight="bold" officeooo:rsid="0060e666" style:font-weight-asian="bold" style:font-weight-complex="bold"/>
    </style:style>
    <style:style style:name="T452" style:family="text">
      <style:text-properties fo:font-weight="bold" officeooo:rsid="006368b2" style:font-weight-asian="bold" style:font-weight-complex="bold"/>
    </style:style>
    <style:style style:name="T453" style:family="text">
      <style:text-properties fo:font-weight="bold" officeooo:rsid="00ceab79" style:font-weight-asian="bold" style:font-weight-complex="bold"/>
    </style:style>
    <style:style style:name="T454" style:family="text">
      <style:text-properties fo:font-weight="bold" officeooo:rsid="00e763ff" style:font-weight-asian="bold" style:font-weight-complex="bold"/>
    </style:style>
    <style:style style:name="T455" style:family="text">
      <style:text-properties officeooo:rsid="00530012"/>
    </style:style>
    <style:style style:name="T456" style:family="text">
      <style:text-properties officeooo:rsid="00537fc8"/>
    </style:style>
    <style:style style:name="T457" style:family="text">
      <style:text-properties officeooo:rsid="0054555e"/>
    </style:style>
    <style:style style:name="T458" style:family="text">
      <style:text-properties officeooo:rsid="005a8de5"/>
    </style:style>
    <style:style style:name="T459" style:family="text">
      <style:text-properties style:text-line-through-style="solid" style:text-line-through-type="single" style:font-name="Arial" officeooo:rsid="005b7af2" style:font-name-asian="Times New Roman" style:font-name-complex="Arial"/>
    </style:style>
    <style:style style:name="T460" style:family="text">
      <style:text-properties style:text-line-through-style="solid" style:text-line-through-type="single" style:font-name="Arial" officeooo:rsid="005a8de5" style:font-name-asian="Times New Roman" style:font-name-complex="Arial"/>
    </style:style>
    <style:style style:name="T46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6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63" style:family="text">
      <style:text-properties style:text-line-through-style="solid" style:text-line-through-type="single" officeooo:rsid="005b7af2"/>
    </style:style>
    <style:style style:name="T464" style:family="text">
      <style:text-properties style:text-line-through-style="solid" style:text-line-through-type="single" officeooo:rsid="005a8de5"/>
    </style:style>
    <style:style style:name="T465" style:family="text">
      <style:text-properties style:text-line-through-style="solid" style:text-line-through-type="single" officeooo:rsid="004f0fe1"/>
    </style:style>
    <style:style style:name="T466" style:family="text">
      <style:text-properties style:text-line-through-style="none" style:text-line-through-type="none" style:font-name="Arial" officeooo:rsid="005b7af2" style:font-name-asian="Times New Roman" style:font-name-complex="Arial"/>
    </style:style>
    <style:style style:name="T46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6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69" style:family="text">
      <style:text-properties style:text-line-through-style="none" style:text-line-through-type="none" officeooo:rsid="005b7af2"/>
    </style:style>
    <style:style style:name="T470" style:family="text">
      <style:text-properties style:text-line-through-style="none" style:text-line-through-type="none" officeooo:rsid="005d47ad"/>
    </style:style>
    <style:style style:name="T471" style:family="text">
      <style:text-properties officeooo:rsid="004f0fe1"/>
    </style:style>
    <style:style style:name="T472" style:family="text">
      <style:text-properties style:font-name="Liberation Serif" fo:font-size="12pt" officeooo:rsid="00746284" style:font-name-asian="Liberation Serif" style:font-size-asian="12pt" style:font-name-complex="Liberation Serif"/>
    </style:style>
    <style:style style:name="T473" style:family="text">
      <style:text-properties officeooo:rsid="0060e666"/>
    </style:style>
    <style:style style:name="T474" style:family="text">
      <style:text-properties officeooo:rsid="0062b75e"/>
    </style:style>
    <style:style style:name="T475" style:family="text">
      <style:text-properties officeooo:rsid="006f90c8"/>
    </style:style>
    <style:style style:name="T476" style:family="text">
      <style:text-properties officeooo:rsid="007c7cb4"/>
    </style:style>
    <style:style style:name="T477" style:family="text">
      <style:text-properties officeooo:rsid="007e683b"/>
    </style:style>
    <style:style style:name="T478" style:family="text">
      <style:text-properties officeooo:rsid="007fa50e"/>
    </style:style>
    <style:style style:name="T479" style:family="text">
      <style:text-properties officeooo:rsid="00899a1c"/>
    </style:style>
    <style:style style:name="T480" style:family="text">
      <style:text-properties officeooo:rsid="008d97f8"/>
    </style:style>
    <style:style style:name="T481" style:family="text">
      <style:text-properties officeooo:rsid="008f1cf2"/>
    </style:style>
    <style:style style:name="T482" style:family="text">
      <style:text-properties officeooo:rsid="0090ca66"/>
    </style:style>
    <style:style style:name="T483" style:family="text">
      <style:text-properties officeooo:rsid="0091739f"/>
    </style:style>
    <style:style style:name="T484" style:family="text">
      <style:text-properties officeooo:rsid="0091da4b"/>
    </style:style>
    <style:style style:name="T485" style:family="text">
      <style:text-properties officeooo:rsid="00acd06c"/>
    </style:style>
    <style:style style:name="T486" style:family="text">
      <style:text-properties officeooo:rsid="00afa8c6"/>
    </style:style>
    <style:style style:name="T487" style:family="text">
      <style:text-properties officeooo:rsid="00b5e158"/>
    </style:style>
    <style:style style:name="T488" style:family="text">
      <style:text-properties officeooo:rsid="00b881d0"/>
    </style:style>
    <style:style style:name="T489" style:family="text">
      <style:text-properties officeooo:rsid="00b98365"/>
    </style:style>
    <style:style style:name="T490" style:family="text">
      <style:text-properties officeooo:rsid="00bb5cba"/>
    </style:style>
    <style:style style:name="T491" style:family="text">
      <style:text-properties officeooo:rsid="00bcfbfa"/>
    </style:style>
    <style:style style:name="T492" style:family="text">
      <style:text-properties officeooo:rsid="00bdb979"/>
    </style:style>
    <style:style style:name="T493" style:family="text">
      <style:text-properties officeooo:rsid="00c6665f"/>
    </style:style>
    <style:style style:name="T494" style:family="text">
      <style:text-properties officeooo:rsid="00cb7b30"/>
    </style:style>
    <style:style style:name="T495" style:family="text">
      <style:text-properties officeooo:rsid="00ccf9e6"/>
    </style:style>
    <style:style style:name="T496" style:family="text">
      <style:text-properties officeooo:rsid="00ceab79"/>
    </style:style>
    <style:style style:name="T497" style:family="text">
      <style:text-properties officeooo:rsid="00db1fa4"/>
    </style:style>
    <style:style style:name="T498" style:family="text">
      <style:text-properties officeooo:rsid="00dde52a"/>
    </style:style>
    <style:style style:name="T499" style:family="text">
      <style:text-properties style:font-name-asian="Times New Roman" style:font-name-complex="Arial"/>
    </style:style>
    <style:style style:name="T500" style:family="text">
      <style:text-properties officeooo:rsid="0057bdb1" style:font-name-asian="Times New Roman" style:font-name-complex="Arial"/>
    </style:style>
    <style:style style:name="T501" style:family="text">
      <style:text-properties officeooo:rsid="00dfb5d7"/>
    </style:style>
    <style:style style:name="T502" style:family="text">
      <style:text-properties officeooo:rsid="00e2514d"/>
    </style:style>
    <style:style style:name="T503" style:family="text">
      <style:text-properties officeooo:rsid="00e2bc16"/>
    </style:style>
    <style:style style:name="T504" style:family="text">
      <style:text-properties officeooo:rsid="00e32136"/>
    </style:style>
    <style:style style:name="T505" style:family="text">
      <style:text-properties officeooo:rsid="00e42ff1"/>
    </style:style>
    <style:style style:name="T506" style:family="text">
      <style:text-properties officeooo:rsid="00e763ff"/>
    </style:style>
    <style:style style:name="T507" style:family="text">
      <style:text-properties officeooo:rsid="00ed2c89"/>
    </style:style>
    <style:style style:name="T508"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09" style:family="text">
      <style:text-properties fo:font-variant="normal" fo:text-transform="none" fo:color="#000000" style:font-name="Arial" fo:font-size="12pt" fo:letter-spacing="normal" fo:font-style="normal" fo:font-weight="normal" style:font-size-asian="12pt" style:font-size-complex="12pt"/>
    </style:style>
    <style:style style:name="T51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1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1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1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14" style:family="text">
      <style:text-properties fo:font-variant="normal" fo:text-transform="none" fo:color="#000000" fo:letter-spacing="normal" fo:font-style="normal" fo:font-weight="normal"/>
    </style:style>
    <style:style style:name="T515" style:family="text">
      <style:text-properties fo:font-variant="normal" fo:text-transform="none" fo:color="#000000" fo:letter-spacing="normal" fo:font-style="normal" fo:font-weight="normal" officeooo:rsid="00f0369e"/>
    </style:style>
    <style:style style:name="T516" style:family="text">
      <style:text-properties fo:font-variant="normal" fo:text-transform="none" fo:color="#000000" fo:letter-spacing="normal" fo:font-style="normal" fo:font-weight="normal" officeooo:rsid="00f19903"/>
    </style:style>
    <style:style style:name="T517" style:family="text">
      <style:text-properties fo:font-variant="normal" fo:text-transform="none" fo:color="#000000" fo:letter-spacing="normal" fo:font-style="normal" fo:font-weight="normal" officeooo:rsid="00f8f27f"/>
    </style:style>
    <style:style style:name="T518" style:family="text">
      <style:text-properties fo:font-variant="normal" fo:text-transform="none" fo:color="#000000" fo:letter-spacing="normal" fo:font-style="normal" fo:font-weight="normal" officeooo:rsid="01310dbc"/>
    </style:style>
    <style:style style:name="T519" style:family="text">
      <style:text-properties fo:font-variant="normal" fo:text-transform="none" fo:color="#000000" fo:letter-spacing="normal" fo:font-style="normal" fo:font-weight="normal" officeooo:rsid="01321432"/>
    </style:style>
    <style:style style:name="T52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21"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22"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23" style:family="text">
      <style:text-properties fo:color="#000000" style:font-name="Arial" fo:font-size="12pt" fo:letter-spacing="normal" fo:font-weight="normal" style:font-size-asian="12pt" style:font-size-complex="12pt"/>
    </style:style>
    <style:style style:name="T524" style:family="text">
      <style:text-properties officeooo:rsid="00f0369e"/>
    </style:style>
    <style:style style:name="T525" style:family="text">
      <style:text-properties style:font-name="Liberation Mono1" fo:font-size="11pt" fo:font-style="normal" fo:font-weight="normal" officeooo:rsid="00f07e69" style:font-size-asian="11pt" style:font-style-asian="normal" style:font-weight-asian="normal" style:font-style-complex="normal"/>
    </style:style>
    <style:style style:name="T526" style:family="text">
      <style:text-properties officeooo:rsid="00f10299"/>
    </style:style>
    <style:style style:name="T527" style:family="text">
      <style:text-properties officeooo:rsid="00f8f27f"/>
    </style:style>
    <style:style style:name="T528" style:family="text">
      <style:text-properties officeooo:rsid="00fdaf82"/>
    </style:style>
    <style:style style:name="T529" style:family="text">
      <style:text-properties officeooo:rsid="0108a97a"/>
    </style:style>
    <style:style style:name="T530" style:family="text">
      <style:text-properties officeooo:rsid="010a031d"/>
    </style:style>
    <style:style style:name="T531" style:family="text">
      <style:text-properties officeooo:rsid="010ab7e8"/>
    </style:style>
    <style:style style:name="T532" style:family="text">
      <style:text-properties officeooo:rsid="010bf8e9"/>
    </style:style>
    <style:style style:name="T533" style:family="text">
      <style:text-properties officeooo:rsid="010eef39"/>
    </style:style>
    <style:style style:name="T534" style:family="text">
      <style:text-properties officeooo:rsid="011018e7"/>
    </style:style>
    <style:style style:name="T535" style:family="text">
      <style:text-properties officeooo:rsid="01118534"/>
    </style:style>
    <style:style style:name="T536" style:family="text">
      <style:text-properties officeooo:rsid="0121794b"/>
    </style:style>
    <style:style style:name="T537" style:family="text">
      <style:text-properties officeooo:rsid="012348b2"/>
    </style:style>
    <style:style style:name="T538" style:family="text">
      <style:text-properties officeooo:rsid="0077766b"/>
    </style:style>
    <style:style style:name="T539" style:family="text">
      <style:text-properties officeooo:rsid="01321432"/>
    </style:style>
    <style:style style:name="T540" style:family="text">
      <style:text-properties officeooo:rsid="0130b619"/>
    </style:style>
    <style:style style:name="T541" style:family="text">
      <style:text-properties fo:font-size="16pt" style:font-name-asian="Liberation Serif" style:font-size-asian="16pt" style:font-name-complex="Liberation Serif" style:font-size-complex="16pt"/>
    </style:style>
    <style:style style:name="T542" style:family="text">
      <style:text-properties fo:font-size="16pt" officeooo:rsid="012eeb4c" style:font-name-asian="Liberation Serif" style:font-size-asian="16pt" style:font-name-complex="Liberation Serif" style:font-size-complex="16pt"/>
    </style:style>
    <style:style style:name="T543" style:family="text">
      <style:text-properties officeooo:rsid="012d928e"/>
    </style:style>
    <style:style style:name="T544" style:family="text">
      <style:text-properties officeooo:rsid="01659a84"/>
    </style:style>
    <style:style style:name="T545"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46" style:family="text">
      <style:text-properties style:font-name="Symbol1" fo:font-size="12pt" fo:font-style="italic" officeooo:rsid="017b9244" style:font-name-asian="Symbol1" style:font-size-asian="12pt" style:font-style-asian="italic" style:font-name-complex="Symbol1"/>
    </style:style>
    <style:style style:name="T547" style:family="text">
      <style:text-properties officeooo:rsid="014c0641"/>
    </style:style>
    <style:style style:name="T548"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2">A Deus, que sempre iluminou a minha caminhada.</text:p>
      <text:p text:style-name="P132"/>
      <text:p text:style-name="P132">A meu Orientador Altobelli de brito Mantuan pelo estímulo e atenção que me concedeu durante o curso.</text:p>
      <text:p text:style-name="P132"/>
      <text:p text:style-name="P132">Aos Colegas de curso pelo incentivo e troca de experiências.</text:p>
      <text:p text:style-name="P132"/>
      <text:p text:style-name="P132">A todos os meus familiares e amigos pelo apoio e colaboração.</text:p>
      <text:p text:style-name="P133"/>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07"><text:a xlink:type="simple" xlink:href="#__RefHeading___Toc378694359" text:style-name="Index_20_Link" text:visited-style-name="Index_20_Link"><text:s/>RESUMO<text:tab/>7</text:a></text:p>
          <text:p text:style-name="P307"><text:a xlink:type="simple" xlink:href="#__RefHeading___Toc378694360" text:style-name="Index_20_Link" text:visited-style-name="Index_20_Link"><text:s/>ABSTRACT<text:tab/>8</text:a></text:p>
          <text:p text:style-name="P307"><text:a xlink:type="simple" xlink:href="#__RefHeading___Toc2749_2898442780" text:style-name="Index_20_Link" text:visited-style-name="Index_20_Link"><text:s text:c="2"/>SUMÁRIO<text:tab/>9</text:a></text:p>
          <text:p text:style-name="P307"><text:a xlink:type="simple" xlink:href="#__RefHeading___Toc378694366" text:style-name="Index_20_Link" text:visited-style-name="Index_20_Link">1 <text:s/>INTRODUÇÃO<text:tab/>11</text:a></text:p>
          <text:p text:style-name="P307"><text:a xlink:type="simple" xlink:href="#__RefHeading___Toc2739_2898442780" text:style-name="Index_20_Link" text:visited-style-name="Index_20_Link">2 <text:s/>FUNDAMENTAÇÃO TEÓRICA<text:tab/>12</text:a></text:p>
          <text:p text:style-name="P306"><text:a xlink:type="simple" xlink:href="#__RefHeading___Toc2972_2898442780" text:style-name="Index_20_Link" text:visited-style-name="Index_20_Link">2.1 <text:s/>BASE DE DADOS<text:tab/>12</text:a></text:p>
          <text:p text:style-name="P306"><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8">ITEMSET </text:span></text:a><text:a xlink:type="simple" xlink:href="#__RefHeading___Toc2867_2898442780" text:style-name="Index_20_Link" text:visited-style-name="Index_20_Link">(APRIORI)<text:tab/>14</text:a></text:p>
          <text:p text:style-name="P306"><text:a xlink:type="simple" xlink:href="#__RefHeading___Toc2869_2898442780" text:style-name="Index_20_Link" text:visited-style-name="Index_20_Link">2.3 <text:s/>REGRA DE ASSOCIAÇÃO<text:tab/>17</text:a></text:p>
          <text:p text:style-name="P306"><text:a xlink:type="simple" xlink:href="#__RefHeading___Toc6939_3207276734" text:style-name="Index_20_Link" text:visited-style-name="Index_20_Link">2.4 <text:s/>SUPORTE<text:tab/>20</text:a></text:p>
          <text:p text:style-name="P306"><text:a xlink:type="simple" xlink:href="#__RefHeading___Toc2873_2898442780" text:style-name="Index_20_Link" text:visited-style-name="Index_20_Link">2.5 <text:s/>CONFIANÇA<text:tab/>24</text:a></text:p>
          <text:p text:style-name="P307"><text:a xlink:type="simple" xlink:href="#__RefHeading___Toc2741_2898442780" text:style-name="Index_20_Link" text:visited-style-name="Index_20_Link">3 <text:s/>MÉTRICAS DE REGRAS DE ASSOCIAÇÃO<text:tab/>27</text:a></text:p>
          <text:p text:style-name="P306"><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18">ADDED VALUE</text:span></text:a><text:a xlink:type="simple" xlink:href="#__RefHeading___Toc2875_2898442780" text:style-name="Index_20_Link" text:visited-style-name="Index_20_Link"><text:tab/>27</text:a></text:p>
          <text:p text:style-name="P306"><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18">ALL-CONFIDENCE</text:span></text:a><text:a xlink:type="simple" xlink:href="#__RefHeading___Toc2877_2898442780" text:style-name="Index_20_Link" text:visited-style-name="Index_20_Link"><text:tab/>28</text:a></text:p>
          <text:p text:style-name="P306"><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18">CASUAL SUPPORT</text:span></text:a><text:a xlink:type="simple" xlink:href="#__RefHeading___Toc2879_2898442780" text:style-name="Index_20_Link" text:visited-style-name="Index_20_Link"><text:tab/>28</text:a></text:p>
          <text:p text:style-name="P306"><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18">CASUAL CONFIDENCE</text:span></text:a><text:a xlink:type="simple" xlink:href="#__RefHeading___Toc2881_2898442780" text:style-name="Index_20_Link" text:visited-style-name="Index_20_Link"><text:tab/>29</text:a></text:p>
          <text:p text:style-name="P306"><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18">CERTAINTY FACTOR</text:span></text:a><text:a xlink:type="simple" xlink:href="#__RefHeading___Toc9174_1292150260" text:style-name="Index_20_Link" text:visited-style-name="Index_20_Link"><text:tab/>29</text:a></text:p>
          <text:p text:style-name="P306"><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18">CHI-SQUARED</text:span></text:a><text:a xlink:type="simple" xlink:href="#__RefHeading___Toc2885_2898442780" text:style-name="Index_20_Link" text:visited-style-name="Index_20_Link"><text:tab/>30</text:a></text:p>
          <text:p text:style-name="P306"><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18">CROSS-SUPPORT RATIO</text:span></text:a><text:a xlink:type="simple" xlink:href="#__RefHeading___Toc2887_2898442780" text:style-name="Index_20_Link" text:visited-style-name="Index_20_Link"><text:tab/>30</text:a></text:p>
          <text:p text:style-name="P306"><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18">COLLECTIVE STRENGTH</text:span></text:a><text:a xlink:type="simple" xlink:href="#__RefHeading___Toc2889_2898442780" text:style-name="Index_20_Link" text:visited-style-name="Index_20_Link"><text:tab/>30</text:a></text:p>
          <text:p text:style-name="P306"><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18">CONVICTION</text:span></text:a><text:a xlink:type="simple" xlink:href="#__RefHeading___Toc2891_2898442780" text:style-name="Index_20_Link" text:visited-style-name="Index_20_Link"><text:tab/>31</text:a></text:p>
          <text:p text:style-name="P306"><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18">COSINE</text:span></text:a><text:a xlink:type="simple" xlink:href="#__RefHeading___Toc2893_2898442780" text:style-name="Index_20_Link" text:visited-style-name="Index_20_Link"><text:tab/>31</text:a></text:p>
          <text:p text:style-name="P306"><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18">COVERAGE</text:span></text:a><text:a xlink:type="simple" xlink:href="#__RefHeading___Toc2895_2898442780" text:style-name="Index_20_Link" text:visited-style-name="Index_20_Link"><text:tab/>32</text:a></text:p>
          <text:p text:style-name="P306"><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18">DESCRIPTIVE CONFIRMED CONFIDENCE</text:span></text:a><text:a xlink:type="simple" xlink:href="#__RefHeading___Toc2897_2898442780" text:style-name="Index_20_Link" text:visited-style-name="Index_20_Link"><text:tab/>32</text:a></text:p>
          <text:p text:style-name="P306"><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18">D</text:span></text:a><text:a xlink:type="simple" xlink:href="#__RefHeading___Toc2899_2898442780" text:style-name="Index_20_Link" text:visited-style-name="Index_20_Link"><text:span text:style-name="T118">IFFERENCE OF CONFIDENCE</text:span></text:a><text:a xlink:type="simple" xlink:href="#__RefHeading___Toc2899_2898442780" text:style-name="Index_20_Link" text:visited-style-name="Index_20_Link"><text:tab/>32</text:a></text:p>
          <text:p text:style-name="P306"><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18">EXAMPLE AND COUNTER-EXAMPLE RATE</text:span></text:a><text:a xlink:type="simple" xlink:href="#__RefHeading___Toc2901_2898442780" text:style-name="Index_20_Link" text:visited-style-name="Index_20_Link"><text:tab/>32</text:a></text:p>
          <text:p text:style-name="P306"><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18">FISHER’S EXACT TEST</text:span></text:a><text:a xlink:type="simple" xlink:href="#__RefHeading___Toc2903_2898442780" text:style-name="Index_20_Link" text:visited-style-name="Index_20_Link"><text:tab/>32</text:a></text:p>
          <text:p text:style-name="P306"><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18">GINI INDEX</text:span></text:a><text:a xlink:type="simple" xlink:href="#__RefHeading___Toc2905_2898442780" text:style-name="Index_20_Link" text:visited-style-name="Index_20_Link"><text:tab/>33</text:a></text:p>
          <text:p text:style-name="P306"><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18">HYPER-CONFIDENCE</text:span></text:a><text:a xlink:type="simple" xlink:href="#__RefHeading___Toc2907_2898442780" text:style-name="Index_20_Link" text:visited-style-name="Index_20_Link"><text:tab/>33</text:a></text:p>
          <text:p text:style-name="P306"><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18">HYPER-LIFT</text:span></text:a><text:a xlink:type="simple" xlink:href="#__RefHeading___Toc2909_2898442780" text:style-name="Index_20_Link" text:visited-style-name="Index_20_Link"><text:tab/>33</text:a></text:p>
          <text:p text:style-name="P306"><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18">IMBALANCE RATIO</text:span></text:a><text:a xlink:type="simple" xlink:href="#__RefHeading___Toc2911_2898442780" text:style-name="Index_20_Link" text:visited-style-name="Index_20_Link"><text:tab/>33</text:a></text:p>
          <text:p text:style-name="P306"><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18">IMPORTANCE</text:span></text:a><text:a xlink:type="simple" xlink:href="#__RefHeading___Toc2913_2898442780" text:style-name="Index_20_Link" text:visited-style-name="Index_20_Link"><text:tab/>33</text:a></text:p>
          <text:p text:style-name="P306"><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18">IMPROVEMENT</text:span></text:a><text:a xlink:type="simple" xlink:href="#__RefHeading___Toc2915_2898442780" text:style-name="Index_20_Link" text:visited-style-name="Index_20_Link"><text:tab/>33</text:a></text:p>
          <text:p text:style-name="P306"><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18">JACCARD COEFFICIENT</text:span></text:a><text:a xlink:type="simple" xlink:href="#__RefHeading___Toc2917_2898442780" text:style-name="Index_20_Link" text:visited-style-name="Index_20_Link"><text:tab/>34</text:a></text:p>
          <text:p text:style-name="P306"><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18">J-MEASURE</text:span></text:a><text:a xlink:type="simple" xlink:href="#__RefHeading___Toc2919_2898442780" text:style-name="Index_20_Link" text:visited-style-name="Index_20_Link"><text:tab/>34</text:a></text:p>
          <text:p text:style-name="P306"><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18">KAPPA</text:span></text:a><text:a xlink:type="simple" xlink:href="#__RefHeading___Toc2921_2898442780" text:style-name="Index_20_Link" text:visited-style-name="Index_20_Link"><text:tab/>34</text:a></text:p>
          <text:p text:style-name="P306"><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18">KLOSGEN</text:span></text:a><text:a xlink:type="simple" xlink:href="#__RefHeading___Toc2923_2898442780" text:style-name="Index_20_Link" text:visited-style-name="Index_20_Link"><text:tab/>34</text:a></text:p>
          <text:p text:style-name="P306"><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18">KULCZYNSKI</text:span></text:a><text:a xlink:type="simple" xlink:href="#__RefHeading___Toc2925_2898442780" text:style-name="Index_20_Link" text:visited-style-name="Index_20_Link"><text:tab/>34</text:a></text:p>
          <text:p text:style-name="P306"><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18">GOODMAN-KRUSKAL LAMBDA</text:span></text:a><text:a xlink:type="simple" xlink:href="#__RefHeading___Toc2927_2898442780" text:style-name="Index_20_Link" text:visited-style-name="Index_20_Link"><text:tab/>34</text:a></text:p>
          <text:p text:style-name="P306"><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18">LAPLACE CORRECTED CONFIDENCE</text:span></text:a><text:a xlink:type="simple" xlink:href="#__RefHeading___Toc2929_2898442780" text:style-name="Index_20_Link" text:visited-style-name="Index_20_Link"><text:tab/>35</text:a></text:p>
          <text:p text:style-name="P306"><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18">LEAST CONTRADICTION</text:span></text:a><text:a xlink:type="simple" xlink:href="#__RefHeading___Toc2931_2898442780" text:style-name="Index_20_Link" text:visited-style-name="Index_20_Link"><text:tab/>35</text:a></text:p>
          <text:p text:style-name="P306"><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18">LERMAN SIMILARITY</text:span></text:a><text:a xlink:type="simple" xlink:href="#__RefHeading___Toc2933_2898442780" text:style-name="Index_20_Link" text:visited-style-name="Index_20_Link"><text:tab/>35</text:a></text:p>
          <text:p text:style-name="P306"><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18">LEVERAGE</text:span></text:a><text:a xlink:type="simple" xlink:href="#__RefHeading___Toc2935_2898442780" text:style-name="Index_20_Link" text:visited-style-name="Index_20_Link"><text:tab/>35</text:a></text:p>
          <text:p text:style-name="P306"><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18">LIFT</text:span></text:a><text:a xlink:type="simple" xlink:href="#__RefHeading___Toc2937_2898442780" text:style-name="Index_20_Link" text:visited-style-name="Index_20_Link"><text:tab/>35</text:a></text:p>
          <text:p text:style-name="P306"><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18">MAXCONF</text:span></text:a><text:a xlink:type="simple" xlink:href="#__RefHeading___Toc2939_2898442780" text:style-name="Index_20_Link" text:visited-style-name="Index_20_Link"><text:tab/>35</text:a></text:p>
          <text:p text:style-name="P306"><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18">MUTUAL INFORMATION</text:span></text:a><text:a xlink:type="simple" xlink:href="#__RefHeading___Toc2941_2898442780" text:style-name="Index_20_Link" text:visited-style-name="Index_20_Link"><text:tab/>36</text:a></text:p>
          <text:p text:style-name="P306"><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18">ODDS RATIO</text:span></text:a><text:a xlink:type="simple" xlink:href="#__RefHeading___Toc2943_2898442780" text:style-name="Index_20_Link" text:visited-style-name="Index_20_Link"><text:tab/>36</text:a></text:p>
          <text:p text:style-name="P306"><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18">PHI CORRELATION COEFFICIENT</text:span></text:a><text:a xlink:type="simple" xlink:href="#__RefHeading___Toc2945_2898442780" text:style-name="Index_20_Link" text:visited-style-name="Index_20_Link"><text:tab/>36</text:a></text:p>
          <text:p text:style-name="P306"><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18">RALAMBONDRAINY MEASURE</text:span></text:a><text:a xlink:type="simple" xlink:href="#__RefHeading___Toc2947_2898442780" text:style-name="Index_20_Link" text:visited-style-name="Index_20_Link"><text:tab/>36</text:a></text:p>
          <text:p text:style-name="P306"><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18">RELATIVE LINKAGE DISEQUILIBRIUM</text:span></text:a><text:a xlink:type="simple" xlink:href="#__RefHeading___Toc2949_2898442780" text:style-name="Index_20_Link" text:visited-style-name="Index_20_Link"><text:tab/>36</text:a></text:p>
          <text:p text:style-name="P306"><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18">RULE POWER FACTOR</text:span></text:a><text:a xlink:type="simple" xlink:href="#__RefHeading___Toc2951_2898442780" text:style-name="Index_20_Link" text:visited-style-name="Index_20_Link"><text:tab/>36</text:a></text:p>
          <text:p text:style-name="P306"><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18">SEBAG-SCHOENAUER MEASURE</text:span></text:a><text:a xlink:type="simple" xlink:href="#__RefHeading___Toc2953_2898442780" text:style-name="Index_20_Link" text:visited-style-name="Index_20_Link"><text:tab/>37</text:a></text:p>
          <text:p text:style-name="P306"><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18">VARYING RATES LIAISON</text:span></text:a><text:a xlink:type="simple" xlink:href="#__RefHeading___Toc2955_2898442780" text:style-name="Index_20_Link" text:visited-style-name="Index_20_Link"><text:tab/>37</text:a></text:p>
          <text:p text:style-name="P306"><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18">YULE’S Q</text:span></text:a><text:a xlink:type="simple" xlink:href="#__RefHeading___Toc2957_2898442780" text:style-name="Index_20_Link" text:visited-style-name="Index_20_Link"><text:tab/>37</text:a></text:p>
          <text:p text:style-name="P306"><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18">YULE’S Y</text:span></text:a><text:a xlink:type="simple" xlink:href="#__RefHeading___Toc2959_2898442780" text:style-name="Index_20_Link" text:visited-style-name="Index_20_Link"><text:tab/>37</text:a></text:p>
          <text:p text:style-name="P307"><text:a xlink:type="simple" xlink:href="#__RefHeading___Toc2743_2898442780" text:style-name="Index_20_Link" text:visited-style-name="Index_20_Link">4 <text:s/>VISUALIZAR MÉTRICAS CALCULADAS<text:tab/>38</text:a></text:p>
          <text:p text:style-name="P307"><text:a xlink:type="simple" xlink:href="#__RefHeading___Toc2745_2898442780" text:style-name="Index_20_Link" text:visited-style-name="Index_20_Link">5 <text:s/>CONCLUSÕES E TRABALHOS FUTUROS<text:tab/>39</text:a></text:p>
          <text:p text:style-name="P307"><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18">KDD - Knowlegde Discovery in Databases</text:span>) ou “Mineração De Dados” (<text:span text:style-name="T11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13">com</text:span> uma determinada frequência entre eventos correlacionados, pertencentes a uma determinada base de dados. <text:span text:style-name="T214">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23"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08"><text:tab/>O objetivo desta seção é demonstrar com clareza os aspectos que envolvem a mineração de dados através de regras de associação em bancos de dados, definindo seus aspectos matemáticos e exemplificando através de modelos.</text:p>
      <text:p text:style-name="P100"><text:span text:style-name="T477"><text:tab/>A identificação de regras de associação em bancos de dados pode ser subdividida em 3 etapas: (1) A geração de </text:span><text:span text:style-name="T130">itemsets</text:span><text:span text:style-name="T167"> candidatos, (2) a análise e <text:s/>identificação de </text:span><text:span text:style-name="T130">itemsets</text:span><text:span text:style-name="T167"> frequentes, (3) A definição das regras de associação identificadas.</text:span></text:p>
      <text:h text:style-name="P312" text:outline-level="2"><text:bookmark-start text:name="__RefHeading___Toc2972_2898442780"/>BASE DE DADOS<text:bookmark-end text:name="__RefHeading___Toc2972_2898442780"/></text:h>
      <text:p text:style-name="P10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15">→</text:span> azul) ou quantitativa que ainda pode ser discreta (expressa uma quantidade finita ou enumerável relacionada ao atributo, ex: pneus <text:span text:style-name="T215">→ </text:span>4) ou contínua (expressa uma quantidade infinita de possibilidades dentro de um intervalo ou conjunto união de números Reais relacionada ao atributo, ex: peso <text:span text:style-name="T215">→</text:span> 1 kg).</text:p>
      <text:p text:style-name="Standard"><text:tab/>Os diferentes tipos de informação <text:span text:style-name="T218">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19">um exemplo clássico em regras de associação, a análise de cestas de mercado (</text:span><text:span text:style-name="T122">Market Basket Analisys</text:span><text:span text:style-name="T219">).</text:span></text:p>
      <text:p text:style-name="Standard"><text:span text:style-name="T220"><text:tab/>Essa base de dados é então assim definida como</text:span> um conjunto de atributos <text:span text:style-name="T221">ou </text:span><text:span text:style-name="T216">itens </text:span><text:span text:style-name="T151">I </text:span><text:span text:style-name="T189">= {I</text:span><text:span text:style-name="T222">1</text:span><text:span text:style-name="T233">, I</text:span><text:span text:style-name="T222">2</text:span><text:span text:style-name="T233">, I</text:span><text:span text:style-name="T222">3</text:span><text:span text:style-name="T233">, …, I</text:span><text:span text:style-name="T222">n</text:span><text:span text:style-name="T189">}</text:span> que podem assumir um valor binário (0 <text:span text:style-name="T215">→ não está contido, 1 → está contido) </text:span><text:span text:style-name="T217">e</text:span><text:span text:style-name="T152"> T </text:span><text:span text:style-name="T190">= {t</text:span><text:span text:style-name="T223">1</text:span><text:span text:style-name="T234">, t</text:span><text:span text:style-name="T223">2</text:span><text:span text:style-name="T234">, t</text:span><text:span text:style-name="T223">3</text:span><text:span text:style-name="T234">, …, t</text:span><text:span text:style-name="T223">n</text:span><text:span text:style-name="T190">} um conjunto de transações ou registros presentes nesta base de dados que</text:span><text:span text:style-name="T189"> representam compras desses itens. </text:span><text:span text:style-name="T193">A</text:span><text:span text:style-name="T190"> </text:span><text:span text:style-name="T195">tabela </text:span><text:span text:style-name="T196">2.</text:span><text:span text:style-name="T195">1</text:span><text:span text:style-name="T190"> demonstra um exemplo de uma base de dados com um conjunto total de 10 registros de transações ou </text:span><text:span text:style-name="T194">simplesmente </text:span><text:span text:style-name="T190">tr</text:span><text:span text:style-name="T191">a</text:span><text:span text:style-name="T190">nsações </text:span><text:span text:style-name="T192">e um conjunto de 6 itens</text:span><text:span text:style-name="T190">.</text:span></text:p>
      <text:p text:style-name="P102"/>
      <text:p text:style-name="Standard"/>
      <text:p text:style-name="Standard"><text:span text:style-name="T444">Tabela </text:span><text:span text:style-name="T447">2.</text:span><text:span text:style-name="T444">1</text:span><text:span text:style-name="T215">:</text:span><text:span text:style-name="T335"> <text:s/>base de dados</text:span><text:span text:style-name="T153"> </text:span><text:span text:style-name="T154">T</text:span><text:span text:style-name="T153"> </text:span><text:span text:style-name="T335">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13" text:outline-level="2"><text:bookmark-start text:name="__RefHeading___Toc2867_2898442780"/><text:span text:style-name="T118">ITEMSET </text:span>(APRIORI)<text:bookmark-end text:name="__RefHeading___Toc2867_2898442780"/></text:h>
      <text:p text:style-name="P106"><text:tab/><text:span text:style-name="T345">Em regras de associação existe um conceito que é a base da identificação dos padrões de comportamento buscados em uma base de dados, este conceito é chamado de </text:span><text:span text:style-name="T124">itemset.</text:span><text:span text:style-name="T345"> Nossa base de dados exemplo descrita na </text:span><text:span text:style-name="T450">tabela </text:span><text:span text:style-name="T452">2.</text:span><text:span text:style-name="T450">1,</text:span><text:span text:style-name="T345"> possui um total de 6 atributos, ou itens diferentes (lápis, borracha, caneta, etc…). Um </text:span><text:span text:style-name="T124">itemset</text:span><text:span text:style-name="T345"> é um subconjunto do conjunto de itens pertencentes a base de dados através da qual </text:span><text:soft-page-break/><text:span text:style-name="T345">iremos avaliar seu estado e correlações com outros itens nas diversas transações existentes na base de dados.</text:span></text:p>
      <text:p text:style-name="Standard"><text:span text:style-name="T345"><text:tab/>Um </text:span><text:span text:style-name="T124">itemset</text:span><text:span text:style-name="T345"> pode possuir de diversas dimensões, limitado ao número total de itens diferentes existentes em nossa base de dados. O total de itens em nossa base é m = 6 itens, então possíveis dimensões de </text:span><text:span text:style-name="T124">itemset </text:span><text:span text:style-name="T345">em nossa base de dados seriam: 1-</text:span><text:span text:style-name="T124">Itemset</text:span><text:span text:style-name="T345">, 2-</text:span><text:span text:style-name="T124">Itemset</text:span><text:span text:style-name="T345">, 3-</text:span><text:span text:style-name="T124">Itemset</text:span><text:span text:style-name="T345">, 4-</text:span><text:span text:style-name="T124">Itemset,</text:span><text:span text:style-name="T345"> 5-I</text:span><text:span text:style-name="T124">temset</text:span><text:span text:style-name="T345">, 6-</text:span><text:span text:style-name="T124">Itemset</text:span><text:span text:style-name="T345">. Generalizando, um </text:span><text:span text:style-name="T124">itemset </text:span><text:span text:style-name="T345">contendo p dimensões para testes, onde p </text:span><text:span text:style-name="T412">≤</text:span><text:span text:style-name="T351"> </text:span><text:span text:style-name="T352">m</text:span><text:span text:style-name="T353"> é um </text:span><text:span text:style-name="T354">p</text:span><text:span text:style-name="T353">-</text:span><text:span text:style-name="T365">Itemset</text:span><text:span text:style-name="T353">. </text:span><text:span text:style-name="T355">O total de </text:span><text:span text:style-name="T366">itemsets</text:span><text:span text:style-name="T355"> possível para realizar busca na base de dados é igual ao somatório de todas as possíveis dimensões de </text:span><text:span text:style-name="T366">itemsets</text:span><text:span text:style-name="T355"> existentes em nossa base de dados, ou seja, </text:span><text:span text:style-name="T356">o somatório de total as possíveis combinações de itens</text:span><text:span text:style-name="T355">.</text:span></text:p>
      <text:p text:style-name="P49"/>
      <text:p text:style-name="P49"/>
      <text:p text:style-name="P90"><text:span text:style-name="T363">Fórmula de </text:span><text:span text:style-name="T358">combinações de itens <text:s/></text:span><text:span text:style-name="T413">→</text:span><text:span text:style-name="T352"> <text:s/></text:span><text:span text:style-name="T426"><text:s/></text:span><text:span text:style-name="T426"><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26"><text:s text:c="3"/></text:span><text:span text:style-name="T417">(</text:span><text:span text:style-name="T418">2.1</text:span><text:span text:style-name="T417">)</text:span></text:p>
      <text:p text:style-name="P105"/>
      <text:p text:style-name="P105"/>
      <text:p text:style-name="P104"><text:span text:style-name="T355">1-</text:span><text:span text:style-name="T359">I</text:span><text:span text:style-name="T371">temset </text:span><text:span text:style-name="T359">= </text:span><text:span text:style-name="T291">C</text:span><text:span text:style-name="T288"> </text:span><text:span text:style-name="T375">(</text:span><text:span text:style-name="T376">6</text:span><text:span text:style-name="T375">,</text:span><text:span text:style-name="T376">1</text:span><text:span text:style-name="T375">)</text:span><text:span text:style-name="T377"> </text:span><text:span text:style-name="T357">= </text:span><text:span text:style-name="T360">6! / 1! (6-1)! = 6 x </text:span><text:span text:style-name="T460">5!</text:span><text:span text:style-name="T360"> / </text:span><text:span text:style-name="T361">1 x </text:span><text:span text:style-name="T459">5!</text:span><text:span text:style-name="T466"> = 6/1 = 6</text:span></text:p>
      <text:p text:style-name="P104"><text:span text:style-name="T357">2-</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2</text:span><text:span text:style-name="T375">)</text:span><text:span text:style-name="T357"> </text:span><text:span text:style-name="T361">=</text:span><text:span text:style-name="T357"> </text:span><text:span text:style-name="T360">6! / </text:span><text:span text:style-name="T361">2</text:span><text:span text:style-name="T360">! (6-</text:span><text:span text:style-name="T361">2</text:span><text:span text:style-name="T360">)! = 6 x </text:span><text:span text:style-name="T361">5 x</text:span><text:span text:style-name="T459">4</text:span><text:span text:style-name="T460">!</text:span><text:span text:style-name="T360"> / </text:span><text:span text:style-name="T361">2 x </text:span><text:span text:style-name="T459">4!</text:span><text:span text:style-name="T466"> = 30/2 = 15</text:span></text:p>
      <text:p text:style-name="P104"><text:span text:style-name="T357">3-</text:span><text:span text:style-name="T367">Itemset</text:span><text:span text:style-name="T357"> = </text:span><text:span text:style-name="T291">C</text:span><text:span text:style-name="T288"> </text:span><text:span text:style-name="T375">(</text:span><text:span text:style-name="T376">6</text:span><text:span text:style-name="T375">,</text:span><text:span text:style-name="T378">3</text:span><text:span text:style-name="T375">) </text:span><text:span text:style-name="T357">= </text:span><text:span text:style-name="T360">6! / </text:span><text:span text:style-name="T361">3</text:span><text:span text:style-name="T360">! (6-</text:span><text:span text:style-name="T361">3</text:span><text:span text:style-name="T360">)! = 6 x </text:span><text:span text:style-name="T361">5 x 4 x </text:span><text:span text:style-name="T459">3</text:span><text:span text:style-name="T460">!</text:span><text:span text:style-name="T360"> / </text:span><text:span text:style-name="T361">3 x 2 x </text:span><text:span text:style-name="T459">3!</text:span><text:span text:style-name="T466"> = </text:span><text:span text:style-name="T459">6</text:span><text:span text:style-name="T466"> x 20 / </text:span><text:span text:style-name="T459">6</text:span><text:span text:style-name="T466"> = <text:s/>20</text:span><text:span text:style-name="T357"> <text:s text:c="21"/></text:span><text:span text:style-name="T359"><text:s text:c="13"/></text:span></text:p>
      <text:p text:style-name="P104">4-I<text:span text:style-name="T118">temset </text:span>= <text:span text:style-name="T291">C</text:span><text:span text:style-name="T288"> </text:span><text:span text:style-name="T434">(</text:span><text:span text:style-name="T435">6</text:span><text:span text:style-name="T434">,</text:span><text:span text:style-name="T436">4</text:span><text:span text:style-name="T434">)</text:span><text:span text:style-name="T471"> = 6! / 4! (6-4)! = 6 x 5 x</text:span><text:span text:style-name="T463">4</text:span><text:span text:style-name="T464">!</text:span><text:span text:style-name="T458"> / </text:span><text:span text:style-name="T463">4!</text:span><text:span text:style-name="T469"> x 2! = 30/2 = 15</text:span></text:p>
      <text:p text:style-name="P104">5-<text:span text:style-name="T118">Itemset </text:span>= <text:span text:style-name="T291">C </text:span><text:span text:style-name="T434">(</text:span><text:span text:style-name="T435">6</text:span><text:span text:style-name="T434">,</text:span><text:span text:style-name="T438">5</text:span><text:span text:style-name="T434">)</text:span><text:span text:style-name="T437"> </text:span><text:span text:style-name="T471">= 6! / 5! (6-5)! = 6 x </text:span><text:span text:style-name="T464">5!</text:span><text:span text:style-name="T458"> / </text:span><text:span text:style-name="T463">5!</text:span><text:span text:style-name="T469"> </text:span><text:span text:style-name="T470">x 1!</text:span><text:span text:style-name="T469"> = 6/1 = 6</text:span> </text:p>
      <text:p text:style-name="P104"><text:span text:style-name="T428">6-</text:span><text:span text:style-name="T125">Itemset</text:span><text:span text:style-name="T428"> = </text:span><text:span text:style-name="T291">C </text:span><text:span text:style-name="T434">(</text:span><text:span text:style-name="T435">6</text:span><text:span text:style-name="T434">,</text:span><text:span text:style-name="T438">6</text:span><text:span text:style-name="T434">)</text:span><text:span text:style-name="T437"> </text:span><text:span text:style-name="T471">= 6! / 6! (6-6)! = </text:span><text:span text:style-name="T465">6</text:span><text:span text:style-name="T464">!</text:span><text:span text:style-name="T458"> / </text:span><text:span text:style-name="T464">6!</text:span><text:span text:style-name="T458"> x 0</text:span><text:span text:style-name="T469">! = </text:span><text:span text:style-name="T470">1</text:span><text:span text:style-name="T469">/1 = </text:span><text:span text:style-name="T470">1</text:span><text:span text:style-name="T458"> <text:s text:c="5"/></text:span></text:p>
      <text:p text:style-name="P104"/>
      <text:p text:style-name="P104"/>
      <text:p text:style-name="P104"/>
      <text:p text:style-name="P104"><text:span text:style-name="T473">Na </text:span><text:span text:style-name="T452">ta</text:span><text:span text:style-name="T451">bela 2.</text:span><text:span text:style-name="T452">2</text:span><text:span text:style-name="T451"> </text:span><text:span text:style-name="T341">descrevemos todas as possíveis combinações de itens existentes em nossa base de dados de acordo com</text:span><text:span text:style-name="T342"> </text:span><text:span text:style-name="T341">nosso conjunto </text:span><text:span text:style-name="T156">I.</text:span></text:p>
      <text:p text:style-name="P109"/>
      <text:p text:style-name="Standard"/>
      <text:p text:style-name="P29"/>
      <text:p text:style-name="P29"/>
      <text:p text:style-name="P29"/>
      <text:p text:style-name="P29"/>
      <text:p text:style-name="P29"/>
      <text:p text:style-name="Standard"><text:soft-page-break/><text:span text:style-name="T444">Tabela </text:span><text:span text:style-name="T448">2.</text:span><text:span text:style-name="T447">2</text:span><text:span text:style-name="T215">:</text:span><text:span text:style-name="T335"> <text:s/></text:span><text:span text:style-name="T336">Possíveis formações de itemsets através </text:span><text:span text:style-name="T339">da combinação</text:span><text:span text:style-name="T336"> </text:span><text:span text:style-name="T335">de </text:span><text:span text:style-name="T336">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0">N<text:span text:style-name="T2">o</text:span></text:p>
          </table:table-cell>
          <table:table-cell table:style-name="Possíveis_5f_Itemsets.A1" office:value-type="string">
            <text:p text:style-name="P84">1-<text:span text:style-name="T118">Itemset</text:span></text:p>
          </table:table-cell>
          <table:table-cell table:style-name="Possíveis_5f_Itemsets.A1" office:value-type="string">
            <text:p text:style-name="P141">2-<text:span text:style-name="T118">Itemset</text:span></text:p>
          </table:table-cell>
          <table:table-cell table:style-name="Possíveis_5f_Itemsets.A1" office:value-type="string">
            <text:p text:style-name="P141">3-<text:span text:style-name="T118">Itemset</text:span></text:p>
          </table:table-cell>
          <table:table-cell table:style-name="Possíveis_5f_Itemsets.A1" office:value-type="string">
            <text:p text:style-name="P141">4-<text:span text:style-name="T126">I</text:span><text:span text:style-name="T118">temset</text:span></text:p>
          </table:table-cell>
          <table:table-cell table:style-name="Possíveis_5f_Itemsets.A1" office:value-type="string">
            <text:p text:style-name="P141">5<text:span text:style-name="T118">-Itemset</text:span></text:p>
          </table:table-cell>
          <table:table-cell table:style-name="Possíveis_5f_Itemsets.G1" office:value-type="string">
            <text:p text:style-name="P141">6-<text:span text:style-name="T118">Itemset</text:span></text:p>
          </table:table-cell>
        </table:table-row>
      </table:table>
      <text:p text:style-name="P9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5">1</text:p>
          </table:table-cell>
          <table:table-cell table:style-name="P_5f_Itemsets.A1" office:value-type="string">
            <text:p text:style-name="P149">Lápis-<text:span text:style-name="T429">L</text:span></text:p>
          </table:table-cell>
          <table:table-cell table:style-name="P_5f_Itemsets.A1" office:value-type="string">
            <text:p text:style-name="P149">(L,<text:span text:style-name="T429">CN</text:span>)</text:p>
          </table:table-cell>
          <table:table-cell table:style-name="P_5f_Itemsets.A1" office:value-type="string">
            <text:p text:style-name="P145">(L,CN,CD)</text:p>
          </table:table-cell>
          <table:table-cell table:style-name="P_5f_Itemsets.A1" office:value-type="string">
            <text:p text:style-name="P151">(L,CN,CD,B)</text:p>
          </table:table-cell>
          <table:table-cell table:style-name="P_5f_Itemsets.A1" office:value-type="string">
            <text:p text:style-name="P152">(L,CN,CD,B,A)</text:p>
          </table:table-cell>
          <table:table-cell table:style-name="P_5f_Itemsets.G1" office:value-type="string">
            <text:p text:style-name="P155">(L,CN,CD,B,A,E)</text:p>
          </table:table-cell>
        </table:table-row>
        <table:table-row>
          <table:table-cell table:style-name="P_5f_Itemsets.A2" office:value-type="string">
            <text:p text:style-name="P145">2</text:p>
          </table:table-cell>
          <table:table-cell table:style-name="P_5f_Itemsets.A2" office:value-type="string">
            <text:p text:style-name="P149">Caneta-<text:span text:style-name="T429">CN</text:span></text:p>
          </table:table-cell>
          <table:table-cell table:style-name="P_5f_Itemsets.A2" office:value-type="string">
            <text:p text:style-name="P145">(L,CD)</text:p>
          </table:table-cell>
          <table:table-cell table:style-name="P_5f_Itemsets.A2" office:value-type="string">
            <text:p text:style-name="P158">(L,CN,B)</text:p>
          </table:table-cell>
          <table:table-cell table:style-name="P_5f_Itemsets.A2" office:value-type="string">
            <text:p text:style-name="P151">(L,CN,CD,A)</text:p>
          </table:table-cell>
          <table:table-cell table:style-name="P_5f_Itemsets.A2" office:value-type="string">
            <text:p text:style-name="P152">(L,CN,CD,B,E)</text:p>
          </table:table-cell>
          <table:table-cell table:style-name="P_5f_Itemsets.G2" office:value-type="string">
            <text:p text:style-name="P161"/>
          </table:table-cell>
        </table:table-row>
        <table:table-row>
          <table:table-cell table:style-name="P_5f_Itemsets.A2" office:value-type="string">
            <text:p text:style-name="P145">3</text:p>
          </table:table-cell>
          <table:table-cell table:style-name="P_5f_Itemsets.A2" office:value-type="string">
            <text:p text:style-name="P149">Caderno-<text:span text:style-name="T429">CD</text:span></text:p>
          </table:table-cell>
          <table:table-cell table:style-name="P_5f_Itemsets.A2" office:value-type="string">
            <text:p text:style-name="P145">(L,B)</text:p>
          </table:table-cell>
          <table:table-cell table:style-name="P_5f_Itemsets.A2" office:value-type="string">
            <text:p text:style-name="P158">(L,CN,A)</text:p>
          </table:table-cell>
          <table:table-cell table:style-name="P_5f_Itemsets.A2" office:value-type="string">
            <text:p text:style-name="P151">(L,CN,CD,E<text:span text:style-name="T430">)</text:span></text:p>
          </table:table-cell>
          <table:table-cell table:style-name="P_5f_Itemsets.A2" office:value-type="string">
            <text:p text:style-name="P162"><text:span text:style-name="T457">(</text:span>L,CN,CD,A,E)</text:p>
          </table:table-cell>
          <table:table-cell table:style-name="P_5f_Itemsets.G2" office:value-type="string">
            <text:p text:style-name="P161"/>
          </table:table-cell>
        </table:table-row>
        <table:table-row>
          <table:table-cell table:style-name="P_5f_Itemsets.A2" office:value-type="string">
            <text:p text:style-name="P145">4</text:p>
          </table:table-cell>
          <table:table-cell table:style-name="P_5f_Itemsets.A2" office:value-type="string">
            <text:p text:style-name="P149">Borracha-<text:span text:style-name="T429">B</text:span></text:p>
          </table:table-cell>
          <table:table-cell table:style-name="P_5f_Itemsets.A2" office:value-type="string">
            <text:p text:style-name="P145"><text:span text:style-name="T490">(</text:span>L,A)</text:p>
          </table:table-cell>
          <table:table-cell table:style-name="P_5f_Itemsets.A2" office:value-type="string">
            <text:p text:style-name="P158">(L,CN,E)</text:p>
          </table:table-cell>
          <table:table-cell table:style-name="P_5f_Itemsets.A2" office:value-type="string">
            <text:p text:style-name="P165">(L,CN,B,A)</text:p>
          </table:table-cell>
          <table:table-cell table:style-name="P_5f_Itemsets.A2" office:value-type="string">
            <text:p text:style-name="P86"><text:span text:style-name="T457">(</text:span>L,CN,B,A,E)</text:p>
          </table:table-cell>
          <table:table-cell table:style-name="P_5f_Itemsets.G2" office:value-type="string">
            <text:p text:style-name="P161"/>
          </table:table-cell>
        </table:table-row>
        <table:table-row>
          <table:table-cell table:style-name="P_5f_Itemsets.A2" office:value-type="string">
            <text:p text:style-name="P145">5</text:p>
          </table:table-cell>
          <table:table-cell table:style-name="P_5f_Itemsets.A2" office:value-type="string">
            <text:p text:style-name="P149">Apontador-<text:span text:style-name="T429">A</text:span></text:p>
          </table:table-cell>
          <table:table-cell table:style-name="P_5f_Itemsets.A2" office:value-type="string">
            <text:p text:style-name="P145">(L,E)</text:p>
          </table:table-cell>
          <table:table-cell table:style-name="P_5f_Itemsets.A2" office:value-type="string">
            <text:p text:style-name="P158">(L,CD,B)</text:p>
          </table:table-cell>
          <table:table-cell table:style-name="P_5f_Itemsets.A2" office:value-type="string">
            <text:p text:style-name="P165">(L,CN,B,E)</text:p>
          </table:table-cell>
          <table:table-cell table:style-name="P_5f_Itemsets.A2" office:value-type="string">
            <text:p text:style-name="P163">(L,CD,B,A,E)</text:p>
          </table:table-cell>
          <table:table-cell table:style-name="P_5f_Itemsets.G2" office:value-type="string">
            <text:p text:style-name="P161"/>
          </table:table-cell>
        </table:table-row>
        <table:table-row>
          <table:table-cell table:style-name="P_5f_Itemsets.A2" office:value-type="string">
            <text:p text:style-name="P145">6</text:p>
          </table:table-cell>
          <table:table-cell table:style-name="P_5f_Itemsets.A2" office:value-type="string">
            <text:p text:style-name="P149">Estojo-<text:span text:style-name="T429">E</text:span></text:p>
          </table:table-cell>
          <table:table-cell table:style-name="P_5f_Itemsets.A2" office:value-type="string">
            <text:p text:style-name="P146">(CN,CD)</text:p>
          </table:table-cell>
          <table:table-cell table:style-name="P_5f_Itemsets.A2" office:value-type="string">
            <text:p text:style-name="P158">(L,CD,A)</text:p>
          </table:table-cell>
          <table:table-cell table:style-name="P_5f_Itemsets.A2" office:value-type="string">
            <text:p text:style-name="P166">(L,CN,A,E)</text:p>
          </table:table-cell>
          <table:table-cell table:style-name="P_5f_Itemsets.A2" office:value-type="string">
            <text:p text:style-name="P155">(CN,CD,B,A,E)</text:p>
          </table:table-cell>
          <table:table-cell table:style-name="P_5f_Itemsets.G2" office:value-type="string">
            <text:p text:style-name="P161"/>
          </table:table-cell>
        </table:table-row>
        <table:table-row>
          <table:table-cell table:style-name="P_5f_Itemsets.A2" office:value-type="string">
            <text:p text:style-name="P145">7</text:p>
          </table:table-cell>
          <table:table-cell table:style-name="P_5f_Itemsets.A2" office:value-type="string">
            <text:p text:style-name="P161"/>
          </table:table-cell>
          <table:table-cell table:style-name="P_5f_Itemsets.A2" office:value-type="string">
            <text:p text:style-name="P146">(CN,B)</text:p>
          </table:table-cell>
          <table:table-cell table:style-name="P_5f_Itemsets.A2" office:value-type="string">
            <text:p text:style-name="P158">(L,CD,E)</text:p>
          </table:table-cell>
          <table:table-cell table:style-name="P_5f_Itemsets.A2" office:value-type="string">
            <text:p text:style-name="P167">(L,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8</text:p>
          </table:table-cell>
          <table:table-cell table:style-name="P_5f_Itemsets.A2" office:value-type="string">
            <text:p text:style-name="P161"/>
          </table:table-cell>
          <table:table-cell table:style-name="P_5f_Itemsets.A2" office:value-type="string">
            <text:p text:style-name="P146">(CN,A)</text:p>
          </table:table-cell>
          <table:table-cell table:style-name="P_5f_Itemsets.A2" office:value-type="string">
            <text:p text:style-name="P158">(L,B,A)</text:p>
          </table:table-cell>
          <table:table-cell table:style-name="P_5f_Itemsets.A2" office:value-type="string">
            <text:p text:style-name="P167">(L,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9</text:p>
          </table:table-cell>
          <table:table-cell table:style-name="P_5f_Itemsets.A2" office:value-type="string">
            <text:p text:style-name="P161"/>
          </table:table-cell>
          <table:table-cell table:style-name="P_5f_Itemsets.A2" office:value-type="string">
            <text:p text:style-name="P146">(CN,E)</text:p>
          </table:table-cell>
          <table:table-cell table:style-name="P_5f_Itemsets.A2" office:value-type="string">
            <text:p text:style-name="P158">(L,B,E)</text:p>
          </table:table-cell>
          <table:table-cell table:style-name="P_5f_Itemsets.A2" office:value-type="string">
            <text:p text:style-name="P168">(L,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0</text:p>
          </table:table-cell>
          <table:table-cell table:style-name="P_5f_Itemsets.A2" office:value-type="string">
            <text:p text:style-name="P161"/>
          </table:table-cell>
          <table:table-cell table:style-name="P_5f_Itemsets.A2" office:value-type="string">
            <text:p text:style-name="P146">(CD,B)</text:p>
          </table:table-cell>
          <table:table-cell table:style-name="P_5f_Itemsets.A2" office:value-type="string">
            <text:p text:style-name="P159">(L,A,E)</text:p>
          </table:table-cell>
          <table:table-cell table:style-name="P_5f_Itemsets.A2" office:value-type="string">
            <text:p text:style-name="P168">(L,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1</text:p>
          </table:table-cell>
          <table:table-cell table:style-name="P_5f_Itemsets.A2" office:value-type="string">
            <text:p text:style-name="P161"/>
          </table:table-cell>
          <table:table-cell table:style-name="P_5f_Itemsets.A2" office:value-type="string">
            <text:p text:style-name="P146">(CD,A)</text:p>
          </table:table-cell>
          <table:table-cell table:style-name="P_5f_Itemsets.A2" office:value-type="string">
            <text:p text:style-name="P158">(CN,CD,B)</text:p>
          </table:table-cell>
          <table:table-cell table:style-name="P_5f_Itemsets.A2" office:value-type="string">
            <text:p text:style-name="P168">(CN,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2</text:p>
          </table:table-cell>
          <table:table-cell table:style-name="P_5f_Itemsets.A2" office:value-type="string">
            <text:p text:style-name="P161"/>
          </table:table-cell>
          <table:table-cell table:style-name="P_5f_Itemsets.A2" office:value-type="string">
            <text:p text:style-name="P146">(CD,E)</text:p>
          </table:table-cell>
          <table:table-cell table:style-name="P_5f_Itemsets.A2" office:value-type="string">
            <text:p text:style-name="P158">(CN,CD,A)</text:p>
          </table:table-cell>
          <table:table-cell table:style-name="P_5f_Itemsets.A2" office:value-type="string">
            <text:p text:style-name="P168">(CN,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3</text:p>
          </table:table-cell>
          <table:table-cell table:style-name="P_5f_Itemsets.A2" office:value-type="string">
            <text:p text:style-name="P161"/>
          </table:table-cell>
          <table:table-cell table:style-name="P_5f_Itemsets.A2" office:value-type="string">
            <text:p text:style-name="P145">(B,A)</text:p>
          </table:table-cell>
          <table:table-cell table:style-name="P_5f_Itemsets.A2" office:value-type="string">
            <text:p text:style-name="P158">(CN,CD,E)</text:p>
          </table:table-cell>
          <table:table-cell table:style-name="P_5f_Itemsets.A2" office:value-type="string">
            <text:p text:style-name="P168">(CN,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4</text:p>
          </table:table-cell>
          <table:table-cell table:style-name="P_5f_Itemsets.A2" office:value-type="string">
            <text:p text:style-name="P161"/>
          </table:table-cell>
          <table:table-cell table:style-name="P_5f_Itemsets.A2" office:value-type="string">
            <text:p text:style-name="P145">(B,E)</text:p>
          </table:table-cell>
          <table:table-cell table:style-name="P_5f_Itemsets.A2" office:value-type="string">
            <text:p text:style-name="P170">(A,B,CN)</text:p>
          </table:table-cell>
          <table:table-cell table:style-name="P_5f_Itemsets.A2" office:value-type="string">
            <text:p text:style-name="P153">(CN,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5</text:p>
          </table:table-cell>
          <table:table-cell table:style-name="P_5f_Itemsets.A2" office:value-type="string">
            <text:p text:style-name="P161"/>
          </table:table-cell>
          <table:table-cell table:style-name="P_5f_Itemsets.A2" office:value-type="string">
            <text:p text:style-name="P146"><text:span text:style-name="T455">(</text:span>A,E)</text:p>
          </table:table-cell>
          <table:table-cell table:style-name="P_5f_Itemsets.A2" office:value-type="string">
            <text:p text:style-name="P170">(<text:span text:style-name="T456">E</text:span>,B,CN)</text:p>
          </table:table-cell>
          <table:table-cell table:style-name="P_5f_Itemsets.A2" office:value-type="string">
            <text:p text:style-name="P152">(CD,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6</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0">(A,<text:span text:style-name="T456">E</text:span>,CN)</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7</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8">(CD,B,A)</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8</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text:span text:style-name="T456">(</text:span>CD,B,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9</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1">(A,E,CD)</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20</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B,A,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85">T</text:p>
          </table:table-cell>
          <table:table-cell table:style-name="P_5f_Itemsets.B22" office:value-type="float" office:value="6">
            <text:p text:style-name="P173">6</text:p>
          </table:table-cell>
          <table:table-cell table:style-name="P_5f_Itemsets.B22" office:value-type="float" office:value="15">
            <text:p text:style-name="P173">15</text:p>
          </table:table-cell>
          <table:table-cell table:style-name="P_5f_Itemsets.B22" office:value-type="float" office:value="20">
            <text:p text:style-name="P173">20</text:p>
          </table:table-cell>
          <table:table-cell table:style-name="P_5f_Itemsets.B22" office:value-type="float" office:value="15">
            <text:p text:style-name="P173">15</text:p>
          </table:table-cell>
          <table:table-cell table:style-name="P_5f_Itemsets.B22" office:value-type="float" office:value="6">
            <text:p text:style-name="P173">6</text:p>
          </table:table-cell>
          <table:table-cell table:style-name="P_5f_Itemsets.G22" office:value-type="float" office:value="1">
            <text:p text:style-name="P174">1</text:p>
          </table:table-cell>
        </table:table-row>
      </table:table>
      <text:p text:style-name="P92"/>
      <text:p text:style-name="P92"/>
      <text:p text:style-name="P48"/>
      <text:p text:style-name="P89"><text:span text:style-name="T358">O t</text:span><text:span text:style-name="T346">otal de </text:span><text:span text:style-name="T364">itemset</text:span><text:span text:style-name="T368">s</text:span><text:span text:style-name="T364"> </text:span><text:span text:style-name="T346">possíveis </text:span><text:span text:style-name="T362">descritos na </text:span><text:span text:style-name="T403">tabela </text:span><text:span text:style-name="T404">2.</text:span><text:span text:style-name="T403">3</text:span><text:span text:style-name="T405"> </text:span><text:span text:style-name="T406">é</text:span><text:span text:style-name="T405">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85">(</text:span><text:span text:style-name="T289">2.2</text:span><text:span text:style-name="T285">)</text:span></text:p>
      <text:p text:style-name="P88"/>
      <text:p text:style-name="P88"/>
      <text:p text:style-name="P30"><text:s text:c="8"/></text:p>
      <text:p text:style-name="P60"><text:soft-page-break/><text:span text:style-name="T445"><text:s text:c="2"/>Tabela </text:span><text:span text:style-name="T447">2.</text:span><text:span text:style-name="T446">3</text:span><text:span text:style-name="T339">: </text:span><text:span text:style-name="T336">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44">mm</text:p>
          </table:table-cell>
          <table:table-cell table:style-name="Total_5f_de_5f_Itemsets.B1" office:value-type="string">
            <text:p text:style-name="P265">Itemsets</text:p>
          </table:table-cell>
        </table:table-row>
      </table:table>
      <text:p text:style-name="P60"/>
      <table:table table:name="T_Itemsets" table:style-name="T_5f_Itemsets">
        <table:table-column table:style-name="T_5f_Itemsets.A"/>
        <table:table-column table:style-name="T_5f_Itemsets.B"/>
        <table:table-row>
          <table:table-cell table:style-name="T_5f_Itemsets.A1" office:value-type="string">
            <text:p text:style-name="P136">1</text:p>
          </table:table-cell>
          <table:table-cell table:style-name="T_5f_Itemsets.B1" office:value-type="string">
            <text:p text:style-name="P136">2</text:p>
          </table:table-cell>
        </table:table-row>
        <table:table-row>
          <table:table-cell table:style-name="T_5f_Itemsets.A2" office:value-type="string">
            <text:p text:style-name="P136">2</text:p>
          </table:table-cell>
          <table:table-cell table:style-name="T_5f_Itemsets.B2" office:value-type="string">
            <text:p text:style-name="P136">4</text:p>
          </table:table-cell>
        </table:table-row>
        <table:table-row>
          <table:table-cell table:style-name="T_5f_Itemsets.A2" office:value-type="string">
            <text:p text:style-name="P136">3</text:p>
          </table:table-cell>
          <table:table-cell table:style-name="T_5f_Itemsets.B2" office:value-type="string">
            <text:p text:style-name="P136">8</text:p>
          </table:table-cell>
        </table:table-row>
        <table:table-row>
          <table:table-cell table:style-name="T_5f_Itemsets.A2" office:value-type="string">
            <text:p text:style-name="P136">4</text:p>
          </table:table-cell>
          <table:table-cell table:style-name="T_5f_Itemsets.B2" office:value-type="string">
            <text:p text:style-name="P136">16</text:p>
          </table:table-cell>
        </table:table-row>
        <table:table-row>
          <table:table-cell table:style-name="T_5f_Itemsets.A2" office:value-type="string">
            <text:p text:style-name="P136">5</text:p>
          </table:table-cell>
          <table:table-cell table:style-name="T_5f_Itemsets.B2" office:value-type="string">
            <text:p text:style-name="P136">32</text:p>
          </table:table-cell>
        </table:table-row>
        <table:table-row>
          <table:table-cell table:style-name="T_5f_Itemsets.A2" office:value-type="string">
            <text:p text:style-name="P136">6</text:p>
          </table:table-cell>
          <table:table-cell table:style-name="T_5f_Itemsets.B2" office:value-type="string">
            <text:p text:style-name="P136">64</text:p>
          </table:table-cell>
        </table:table-row>
      </table:table>
      <text:p text:style-name="P58"/>
      <text:p text:style-name="P57"/>
      <text:p text:style-name="P57"><text:tab/>Então o total de <text:span text:style-name="T118">itemsets</text:span> possíveis em nossa base de dados é igual a 2<text:span text:style-name="T8">6</text:span>= <text:span text:style-name="T474">64</text:span>, mas somando todos nossos agrupamentos obtidos na tabela dá um valor de <text:span text:style-name="T474">63</text:span>. <text:span text:style-name="T431">Isto se dá</text:span> porque não temos interesse no agrupamento (<text:span text:style-name="T118">itemset</text:span>) que não possui itens, ou seja, o 1<text:span text:style-name="T2">o</text:span><text:span text:style-name="T232"> </text:span><text:span text:style-name="T273">itemset</text:span><text:span text:style-name="T232">.</text:span></text:p>
      <text:p text:style-name="P61"/>
      <text:p text:style-name="P104"><text:span text:style-name="T389">0</text:span><text:span text:style-name="T388">-Itemset =</text:span><text:span text:style-name="T381"> </text:span><text:span text:style-name="T291">C</text:span><text:span text:style-name="T288"> </text:span><text:span text:style-name="T375">(</text:span><text:span text:style-name="T376">6</text:span><text:span text:style-name="T375">,</text:span><text:span text:style-name="T379">0</text:span><text:span text:style-name="T375">)</text:span><text:span text:style-name="T377"> </text:span><text:span text:style-name="T380">= 6! / </text:span><text:span text:style-name="T379">0</text:span><text:span text:style-name="T380">! (6-</text:span><text:span text:style-name="T379">0</text:span><text:span text:style-name="T380">)! = </text:span><text:span text:style-name="T461">6</text:span><text:span text:style-name="T462">!</text:span><text:span text:style-name="T376"> / <text:s/></text:span><text:span text:style-name="T379">0! x </text:span><text:span text:style-name="T462">6!</text:span><text:span text:style-name="T376"> </text:span><text:span text:style-name="T467"><text:s/>= </text:span><text:span text:style-name="T468">1</text:span><text:span text:style-name="T467">/1 = </text:span><text:span text:style-name="T468">1</text:span><text:span text:style-name="T376"> <text:s/></text:span><text:span text:style-name="T416">→</text:span><text:span text:style-name="T376"> <text:s/></text:span><text:span text:style-name="T387"><text:s/></text:span><text:span text:style-name="T442">itemset</text:span><text:span text:style-name="T433"> (</text:span><text:span text:style-name="T419">Ø</text:span><text:span text:style-name="T433">)</text:span></text:p>
      <text:p text:style-name="P103"><text:span text:style-name="T433">E</text:span><text:span text:style-name="T432">ntão a </text:span><text:span text:style-name="T440">fórmula 2.2</text:span><text:span text:style-name="T432"> evolui para </text:span><text:span text:style-name="T441">itemsets</text:span><text:span text:style-name="T432"> totais = </text:span><text:span text:style-name="T432"><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82"><text:s/></text:span><text:span text:style-name="T383"><text:s text:c="5"/></text:span><text:span text:style-name="T299"><text:s/>(</text:span><text:span text:style-name="T312">2.3</text:span><text:span text:style-name="T299">)</text:span></text:p>
      <text:p text:style-name="P47"/>
      <text:p text:style-name="P46"><text:span text:style-name="T347"><text:tab/>Será através dos </text:span><text:span text:style-name="T369">Itemsets</text:span><text:span text:style-name="T347"> definidos na base de dados que o algoritmo de mineração em regras de associação realizar</text:span><text:span text:style-name="T348">á</text:span><text:span text:style-name="T347"> o processo de revelação dos relacionamentos nas transções registradas na base de dados. </text:span><text:span text:style-name="T349">O primeiro algoritmo desenvolvido baseado em </text:span><text:span text:style-name="T370">Itemsets</text:span><text:span text:style-name="T349"> foi o Algoritmo APRIORI </text:span><text:span text:style-name="T350">que foi desenvolvido por </text:span><text:span text:style-name="T118">Rakesh Agrawal </text:span><text:span text:style-name="T137">et al</text:span><text:span text:style-name="T506"> </text:span><text:span text:style-name="T172">[</text:span><text:span text:style-name="T175">2</text:span><text:span text:style-name="T172">].</text:span></text:p>
      <text:h text:style-name="P314" text:outline-level="2"><text:bookmark-start text:name="__RefHeading___Toc2869_2898442780"/>REGRA DE ASSOCIAÇÃO<text:bookmark-end text:name="__RefHeading___Toc2869_2898442780"/></text:h>
      <text:p text:style-name="P124"><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9">itemsets</text:span><text:span text:style-name="T476">) que implicam em outros elementos dentro de uma transação, em um grupo de </text:span><text:soft-page-break/><text:span text:style-name="T476">transações registradas ou armazenadas em um banco de dados, ou seja, encontrar relacionamentos ou padrões frequentes em um conjunto de dados.</text:span></text:p>
      <text:p text:style-name="P96"><text:tab/><text:span text:style-name="T478">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1">itemsets </text:span><text:span text:style-name="T168">(</text:span><text:span text:style-name="T197">equação 2.3</text:span><text:span text:style-name="T168">) </text:span><text:span text:style-name="T173">(</text:span><text:span text:style-name="T198">gráfico 1.0</text:span><text:span text:style-name="T173">)</text:span><text:span text:style-name="T168">, </text:span><text:span text:style-name="T170">e em consequência </text:span><text:span text:style-name="T168">o </text:span><text:span text:style-name="T170">número de regras de associações em potencial e o </text:span><text:span text:style-name="T168">tempo de processamento se eleva na mesma proporção, o <text:s/>gerenciamento de memória se torna um grande problema. </text:span><text:span text:style-name="T478">O que obriga o desenvolvimento de algoritmos cada vez mais eficientes através integração de etapas associadas como critérios de corte, indicadores ou métricas de interesse.</text:span></text:p>
      <text:p text:style-name="P99"><text:tab/><text:span text:style-name="T479">Em uma base de dados que possui </text:span><text:span text:style-name="T169">p-</text:span><text:span text:style-name="T132">itemsets, </text:span><text:span text:style-name="T133">o</text:span><text:span text:style-name="T169"> número total de </text:span><text:span text:style-name="T132">itemsets</text:span><text:span text:style-name="T169"> é definido pela equação </text:span><text:span text:style-name="T171">2.3</text:span><text:span text:style-name="T169"> </text:span><text:span text:style-name="T171">(</text:span><text:span text:style-name="T443">itemsets</text:span><text:span text:style-name="T439"> totais = 2</text:span><text:span text:style-name="T9">m</text:span><text:span text:style-name="T300"> – 1</text:span><text:span text:style-name="T304">)</text:span><text:span text:style-name="T300">, </text:span><text:span text:style-name="T301">sendo m o total de itens na base de dados, </text:span><text:span text:style-name="T304">cada p-i</text:span><text:span text:style-name="T324">temset</text:span><text:span text:style-name="T304"> gera 2</text:span><text:span text:style-name="T10">r</text:span><text:span text:style-name="T304">-1 regras em potencial.</text:span><text:span text:style-name="T301"> </text:span><text:span text:style-name="T302">Sendo assim <text:s/>o total de regras de associação em potencial </text:span><text:span text:style-name="T303">(ou seja, todas as possíveis combinações de </text:span><text:span text:style-name="T307">p-</text:span><text:span text:style-name="T323">itemsets</text:span><text:span text:style-name="T303"> com itens </text:span><text:span text:style-name="T307">ou grupo de itens contidos neste</text:span><text:span text:style-name="T306"> </text:span><text:span text:style-name="T325">itemset</text:span><text:span text:style-name="T303">) é:</text:span></text:p>
      <text:p text:style-name="P99"><text:span text:style-name="T307">Total de regras de associação em potencial é </text:span><text:span text:style-name="T305">=</text:span><text:span text:style-name="T303">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86">(</text:span><text:span text:style-name="T290">2.4</text:span><text:span text:style-name="T286">)</text:span></text:p>
      <text:p text:style-name="P98"><text:span text:style-name="T308">Em uma base de dados com 3 itens </text:span><text:span text:style-name="T326">I</text:span><text:span text:style-name="T309"> </text:span><text:span text:style-name="T317">= {Lápis, Apontador, Estojo}</text:span></text:p>
      <text:p text:style-name="P101"><text:span text:style-name="T313">Possui </text:span><text:span text:style-name="T327">itemsets</text:span><text:span text:style-name="T318"> totais = 2</text:span><text:span text:style-name="T12">m</text:span><text:span text:style-name="T318"> – 1 </text:span><text:span text:style-name="T313">= 2</text:span><text:span text:style-name="T11">3</text:span><text:span text:style-name="T313"> – 1 = 7</text:span></text:p>
      <text:p text:style-name="P101"><text:span text:style-name="T321">T</text:span><text:span text:style-name="T319">otal </text:span><text:span text:style-name="T321">(candidatos)</text:span><text:span text:style-name="T319"> </text:span><text:span text:style-name="T321">a</text:span><text:span text:style-name="T319"> regras de associação </text:span><text:span text:style-name="T313">= </text:span><text:span text:style-name="T286">3</text:span><text:span text:style-name="T6">m</text:span><text:span text:style-name="T286"> – 2</text:span><text:span text:style-name="T6">m</text:span><text:span text:style-name="T286"> </text:span><text:span text:style-name="T284">= 3</text:span><text:span text:style-name="T4">3</text:span><text:span text:style-name="T284"> – 2</text:span><text:span text:style-name="T4">3</text:span><text:span text:style-name="T284"> = 27 – 8 <text:s/>= 19</text:span></text:p>
      <text:p text:style-name="P67"/>
      <text:p text:style-name="P62"/>
      <text:p text:style-name="P59"><text:span text:style-name="T445"><text:s/>Tabela </text:span><text:span text:style-name="T447">2.</text:span><text:span text:style-name="T449">5</text:span><text:span text:style-name="T445">:</text:span><text:span text:style-name="T337"> <text:s/></text:span><text:span text:style-name="T338">Relação entre itens,</text:span><text:span text:style-name="T336"> </text:span><text:span text:style-name="T155">itemsets</text:span><text:span text:style-name="T336"> </text:span><text:span text:style-name="T338">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43">m</text:p>
          </table:table-cell>
          <table:table-cell table:style-name="Relação_5f_Itemsets_5f__26__5f_Regras_5f_de_5f_Associação.A1" office:value-type="string">
            <text:p text:style-name="P264">Itemsets</text:p>
          </table:table-cell>
          <table:table-cell table:style-name="Relação_5f_Itemsets_5f__26__5f_Regras_5f_de_5f_Associação.C1" office:value-type="string">
            <text:p text:style-name="P268">Regras de associação</text:p>
          </table:table-cell>
        </table:table-row>
      </table:table>
      <text:p text:style-name="P93"/>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9">1</text:p>
          </table:table-cell>
          <table:table-cell table:style-name="R_5f_Itemsets_5f__26__5f_Regras_5f_de_5f_Associação.A1" office:value-type="string">
            <text:p text:style-name="P237">1</text:p>
          </table:table-cell>
          <table:table-cell table:style-name="R_5f_Itemsets_5f__26__5f_Regras_5f_de_5f_Associação.C1" office:value-type="string">
            <text:p text:style-name="P237">1</text:p>
          </table:table-cell>
        </table:table-row>
        <table:table-row>
          <table:table-cell table:style-name="R_5f_Itemsets_5f__26__5f_Regras_5f_de_5f_Associação.A2" office:value-type="string">
            <text:p text:style-name="P139">2</text:p>
          </table:table-cell>
          <table:table-cell table:style-name="R_5f_Itemsets_5f__26__5f_Regras_5f_de_5f_Associação.A2" office:value-type="string">
            <text:p text:style-name="P237">3</text:p>
          </table:table-cell>
          <table:table-cell table:style-name="R_5f_Itemsets_5f__26__5f_Regras_5f_de_5f_Associação.C2" office:value-type="string">
            <text:p text:style-name="P237">5</text:p>
          </table:table-cell>
        </table:table-row>
        <table:table-row>
          <table:table-cell table:style-name="R_5f_Itemsets_5f__26__5f_Regras_5f_de_5f_Associação.A2" office:value-type="string">
            <text:p text:style-name="P139">3</text:p>
          </table:table-cell>
          <table:table-cell table:style-name="R_5f_Itemsets_5f__26__5f_Regras_5f_de_5f_Associação.A2" office:value-type="string">
            <text:p text:style-name="P237">7</text:p>
          </table:table-cell>
          <table:table-cell table:style-name="R_5f_Itemsets_5f__26__5f_Regras_5f_de_5f_Associação.C2" office:value-type="string">
            <text:p text:style-name="P237">19</text:p>
          </table:table-cell>
        </table:table-row>
        <table:table-row>
          <table:table-cell table:style-name="R_5f_Itemsets_5f__26__5f_Regras_5f_de_5f_Associação.A2" office:value-type="string">
            <text:p text:style-name="P139">4</text:p>
          </table:table-cell>
          <table:table-cell table:style-name="R_5f_Itemsets_5f__26__5f_Regras_5f_de_5f_Associação.A2" office:value-type="string">
            <text:p text:style-name="P237">15</text:p>
          </table:table-cell>
          <table:table-cell table:style-name="R_5f_Itemsets_5f__26__5f_Regras_5f_de_5f_Associação.C2" office:value-type="string">
            <text:p text:style-name="P237">65</text:p>
          </table:table-cell>
        </table:table-row>
        <table:table-row>
          <table:table-cell table:style-name="R_5f_Itemsets_5f__26__5f_Regras_5f_de_5f_Associação.A2" office:value-type="string">
            <text:p text:style-name="P139">5</text:p>
          </table:table-cell>
          <table:table-cell table:style-name="R_5f_Itemsets_5f__26__5f_Regras_5f_de_5f_Associação.A2" office:value-type="string">
            <text:p text:style-name="P139">3<text:span text:style-name="T484">1</text:span></text:p>
          </table:table-cell>
          <table:table-cell table:style-name="R_5f_Itemsets_5f__26__5f_Regras_5f_de_5f_Associação.C2" office:value-type="string">
            <text:p text:style-name="P237">211</text:p>
          </table:table-cell>
        </table:table-row>
        <table:table-row>
          <table:table-cell table:style-name="R_5f_Itemsets_5f__26__5f_Regras_5f_de_5f_Associação.A2" office:value-type="string">
            <text:p text:style-name="P139">6</text:p>
          </table:table-cell>
          <table:table-cell table:style-name="R_5f_Itemsets_5f__26__5f_Regras_5f_de_5f_Associação.A2" office:value-type="string">
            <text:p text:style-name="P139">6<text:span text:style-name="T484">3</text:span></text:p>
          </table:table-cell>
          <table:table-cell table:style-name="R_5f_Itemsets_5f__26__5f_Regras_5f_de_5f_Associação.C2" office:value-type="string">
            <text:p text:style-name="P237">665</text:p>
          </table:table-cell>
        </table:table-row>
      </table:table>
      <text:p text:style-name="P63"/>
      <text:p text:style-name="P97"><text:soft-page-break/><text:span text:style-name="T309"><text:s/>Tabela </text:span><text:span text:style-name="T310">2.</text:span><text:span text:style-name="T311">4</text:span><text:span text:style-name="T309">:</text:span><text:span text:style-name="T314"> <text:s/></text:span><text:span text:style-name="T316">tod</text:span><text:span text:style-name="T321">o</text:span><text:span text:style-name="T316">s </text:span><text:span text:style-name="T321">o</text:span><text:span text:style-name="T316">s p</text:span><text:span text:style-name="T315">ossíveis </text:span><text:span text:style-name="T316">c</text:span><text:span text:style-name="T321">andidatos a</text:span><text:span text:style-name="T320"> </text:span><text:span text:style-name="T316">regras de associação</text:span><text:span text:style-name="T315"> <text:s/></text:span><text:span text:style-name="T321">em </text:span><text:span text:style-name="T328">I</text:span><text:span text:style-name="T321">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42">m</text:p>
          </table:table-cell>
          <table:table-cell table:style-name="Descrição_5f_Itemsets_5f__26__5f_Regras_5f_de_5f_Associação.A1" office:value-type="string">
            <text:p text:style-name="P263">Itemsets</text:p>
          </table:table-cell>
          <table:table-cell table:style-name="Descrição_5f_Itemsets_5f__26__5f_Regras_5f_de_5f_Associação.C1" office:value-type="string">
            <text:p text:style-name="P267">Regras de associação</text:p>
          </table:table-cell>
        </table:table-row>
      </table:table>
      <text:p text:style-name="P6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7">1 - <text:span text:style-name="T480">(Lápis)</text:span></text:p>
          </table:table-cell>
          <table:table-cell table:style-name="D_5f_Itemsets_5f__26__5f_Regras_5f_de_5f_Associação.A1" office:value-type="string">
            <text:p text:style-name="P231">1 - (Lápis)</text:p>
          </table:table-cell>
          <table:table-cell table:style-name="D_5f_Itemsets_5f__26__5f_Regras_5f_de_5f_Associação.C1" office:value-type="string">
            <text:p text:style-name="P232"><text:span text:style-name="T482">1 - </text:span><text:s/>(Lápis) <text:span text:style-name="T481">=&gt; </text:span><text:s/>(Lápis)</text:p>
          </table:table-cell>
        </table:table-row>
        <table:table-row>
          <table:table-cell table:style-name="D_5f_Itemsets_5f__26__5f_Regras_5f_de_5f_Associação.A2" office:value-type="string">
            <text:p text:style-name="P138">2 – <text:span text:style-name="T480">(Lápis,</text:span></text:p>
            <text:p text:style-name="P233">Apontador)</text:p>
          </table:table-cell>
          <table:table-cell table:style-name="D_5f_Itemsets_5f__26__5f_Regras_5f_de_5f_Associação.A2" office:value-type="string">
            <text:p text:style-name="P233">3 – (Lápis),</text:p>
            <text:p text:style-name="P233"><text:s/>(Apontador),</text:p>
            <text:p text:style-name="P233"><text:s/>(Lápis, Apontador)</text:p>
          </table:table-cell>
          <table:table-cell table:style-name="D_5f_Itemsets_5f__26__5f_Regras_5f_de_5f_Associação.C2" office:value-type="string">
            <text:p text:style-name="P232"><text:span text:style-name="T482">5 - </text:span>(Lápis) <text:span text:style-name="T481">=&gt; </text:span><text:s/>(Lápis)</text:p>
            <text:p text:style-name="P235">(Apontador) =&gt; (Apontador)</text:p>
            <text:p text:style-name="P235">(Lápis, Apontador) =&gt; (<text:span text:style-name="T482">Lápis</text:span>)</text:p>
            <text:p text:style-name="P236">(Lápis, Apontador) =&gt; (<text:span text:style-name="T482">Apontador</text:span>)</text:p>
            <text:p text:style-name="P236">(Lápis, Apontador) =&gt; (<text:span text:style-name="T482">Lápis, Apontador</text:span>)</text:p>
          </table:table-cell>
        </table:table-row>
        <table:table-row>
          <table:table-cell table:style-name="D_5f_Itemsets_5f__26__5f_Regras_5f_de_5f_Associação.A2" office:value-type="string">
            <text:p text:style-name="P138">3 – <text:span text:style-name="T480">(Lápis,</text:span></text:p>
            <text:p text:style-name="P233">Apontador,Estojo)</text:p>
          </table:table-cell>
          <table:table-cell table:style-name="D_5f_Itemsets_5f__26__5f_Regras_5f_de_5f_Associação.A2" office:value-type="string">
            <text:p text:style-name="P233">7 – (Lápis),</text:p>
            <text:p text:style-name="P233"><text:s/>(Apontador),</text:p>
            <text:p text:style-name="P233"><text:s/><text:span text:style-name="T481">(Estojo),</text:span></text:p>
            <text:p text:style-name="P233"><text:span text:style-name="T481"><text:s/></text:span>(Lápis, Apontador),</text:p>
            <text:p text:style-name="P233"><text:s/><text:span text:style-name="T481">(Lápis, Estojo),</text:span></text:p>
            <text:p text:style-name="P236">(Apontador, Estojo),</text:p>
            <text:p text:style-name="P233"><text:span text:style-name="T481">(</text:span>Lápis, Apontador, Estojo<text:span text:style-name="T481">) </text:span></text:p>
          </table:table-cell>
          <table:table-cell table:style-name="D_5f_Itemsets_5f__26__5f_Regras_5f_de_5f_Associação.C2" office:value-type="string">
            <text:p text:style-name="P233"><text:span text:style-name="T483">19 - </text:span>(Lápis) <text:span text:style-name="T481">=&gt; </text:span>(Lápis)</text:p>
            <text:p text:style-name="P233">(<text:span text:style-name="T482">Apontador</text:span>) <text:span text:style-name="T481">=&gt; </text:span>(<text:span text:style-name="T482">Apontador</text:span>)</text:p>
            <text:p text:style-name="P236">(<text:span text:style-name="T482">Estojo</text:span>) =&gt; (<text:span text:style-name="T482">Estojo</text:span>)</text:p>
            <text:p text:style-name="P236">(Lápis, Apontador) =&gt; (<text:span text:style-name="T482">Lápis</text:span>)</text:p>
            <text:p text:style-name="P236">(Lápis, Apontador) =&gt; (<text:span text:style-name="T482">Apontador</text:span>)</text:p>
            <text:p text:style-name="P236">(Lápis, Apontador) =&gt; (<text:span text:style-name="T482">Lápis, Apontador</text:span>)</text:p>
            <text:p text:style-name="P236">(Lápis, <text:span text:style-name="T482">Estojo</text:span>) =&gt; (<text:span text:style-name="T482">Lápis</text:span>)</text:p>
            <text:p text:style-name="P236">(Lápis, <text:span text:style-name="T482">Estojo</text:span>) =&gt; (<text:span text:style-name="T482">Estojo</text:span>)</text:p>
            <text:p text:style-name="P236">(Lápis, <text:span text:style-name="T482">Estojo</text:span>) =&gt; (<text:span text:style-name="T482">Lápis, Estojo</text:span>)</text:p>
            <text:p text:style-name="P236">(Apontador, <text:span text:style-name="T482">Estojo</text:span>) =&gt; (<text:span text:style-name="T482">Apontador</text:span>)</text:p>
            <text:p text:style-name="P236">(Apontador, <text:span text:style-name="T482">Estojo</text:span>) =&gt; (<text:span text:style-name="T482">Estojo</text:span>)</text:p>
            <text:p text:style-name="P236">(Apontador, <text:span text:style-name="T482">Estojo</text:span>) =&gt; (<text:span text:style-name="T482">Apontador, Estojo</text:span>)</text:p>
            <text:p text:style-name="P234"><text:span text:style-name="T481">(</text:span>Lápis, Apontador, Estojo<text:span text:style-name="T481">) =&gt; </text:span>(Lápis)</text:p>
            <text:p text:style-name="P234"><text:span text:style-name="T481">(</text:span>Lápis, Apontador, Estojo<text:span text:style-name="T481">) =&gt; </text:span>(<text:span text:style-name="T483">Apontador</text:span>)</text:p>
            <text:p text:style-name="P234"><text:span text:style-name="T481">(</text:span>Lápis, Apontador, Estojo<text:span text:style-name="T481">) =&gt; </text:span>(<text:span text:style-name="T483">Estojo</text:span>)</text:p>
            <text:p text:style-name="P234"><text:span text:style-name="T481">(</text:span>Lápis, Apontador, Estojo<text:span text:style-name="T481">) =&gt; </text:span>(Lápis, <text:span text:style-name="T483">Apontador</text:span>)</text:p>
            <text:p text:style-name="P234"><text:span text:style-name="T481">(</text:span>Lápis, Apontador, Estojo<text:span text:style-name="T481">) =&gt; </text:span>(Lápis, <text:span text:style-name="T483">Estojo</text:span>)</text:p>
            <text:p text:style-name="P234"><text:span text:style-name="T481">(</text:span>Lápis, Apontador, Estojo<text:span text:style-name="T481">) =&gt; </text:span>(<text:span text:style-name="T483">Apontador</text:span>, <text:span text:style-name="T483">Estojo</text:span>)</text:p>
            <text:p text:style-name="P234"><text:span text:style-name="T481">(</text:span>Lápis, Apontador, Estojo<text:span text:style-name="T481">) =&gt; </text:span>(<text:span text:style-name="T483">Lápis, Apontador</text:span>, <text:span text:style-name="T483">Estojo</text:span>)</text:p>
          </table:table-cell>
        </table:table-row>
      </table:table>
      <text:p text:style-name="P64"/>
      <text:p text:style-name="P31"><text:s/></text:p>
      <text:p text:style-name="P65"/>
      <text:p text:style-name="P65"/>
      <text:p text:style-name="P65"/>
      <text:p text:style-name="P28"><text:soft-page-break/><text:span text:style-name="T300">G</text:span><text:span text:style-name="T299">rafico 1.0: <text:s/></text:span><text:span text:style-name="T322">Evolução de itens x Candidatos a regras de associação</text:span></text:p>
      <text:p text:style-name="P113"><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7">Agrawal et al </text:span><text:span text:style-name="T166"><text:s/></text:span><text:span text:style-name="T506">[1] </text:span><text:span text:style-name="T18">d</text:span><text:span text:style-name="T19">escreve</text:span><text:span text:style-name="T17"> as relações entre </text:span><text:span text:style-name="T128">itemsets</text:span><text:span text:style-name="T17">, e consiste em declarações da seguinte forma, </text:span><text:span text:style-name="T118">A</text:span> ⇒ <text:span text:style-name="T118">C</text:span> onde <text:span text:style-name="T118">A</text:span> (antecedente) e <text:span text:style-name="T118">C</text:span> (consequente) representam conjuntos disjuntos de itens de uma mesma transação.</text:p>
      <text:p text:style-name="P95"><text:tab/><text:span text:style-name="T475">O modelo formal proposto é definido por: Temos que</text:span><text:span text:style-name="T127"> I </text:span><text:span text:style-name="T166">= {</text:span><text:span text:style-name="T127">i</text:span><text:span text:style-name="T224">1</text:span><text:span text:style-name="T238">, </text:span><text:span text:style-name="T274">i</text:span><text:span text:style-name="T224">2</text:span><text:span text:style-name="T238">, </text:span><text:span text:style-name="T274">i</text:span><text:span text:style-name="T224">3</text:span><text:span text:style-name="T238">, …, </text:span><text:span text:style-name="T274">i</text:span><text:span text:style-name="T224">m</text:span><text:span text:style-name="T166">} </text:span><text:span text:style-name="T475">é um conjunto de atributos binários chamados itens. Temos que </text:span><text:span text:style-name="T127">D</text:span><text:span text:style-name="T475"> = {</text:span><text:span text:style-name="T157">T</text:span><text:span text:style-name="T228">1</text:span><text:span text:style-name="T298">, </text:span><text:span text:style-name="T279">T</text:span><text:span text:style-name="T225">2</text:span><text:span text:style-name="T253">, </text:span><text:span text:style-name="T279">T</text:span><text:span text:style-name="T226">3</text:span><text:span text:style-name="T254">, …, </text:span><text:span text:style-name="T280">T</text:span><text:span text:style-name="T226">m</text:span><text:span text:style-name="T475">} é um banco de dados de transações, onde cada transação </text:span><text:span text:style-name="T127">T</text:span><text:span text:style-name="T475"> é um conjunto de itens tal que </text:span><text:span text:style-name="T127">T </text:span><text:span text:style-name="T545"></text:span><text:span text:style-name="T200"> </text:span><text:span text:style-name="T158">I</text:span><text:span text:style-name="T200">. </text:span><text:span text:style-name="T202">Cada</text:span><text:span text:style-name="T201"> transação </text:span><text:span text:style-name="T159">T </text:span><text:span text:style-name="T201">é representada como um vetor binário com t[k] = 1 se </text:span><text:span text:style-name="T159">T </text:span><text:span text:style-name="T201">contém o item</text:span><text:span text:style-name="T159"> i</text:span><text:span text:style-name="T227">k</text:span><text:span text:style-name="T263">, e t</text:span><text:span text:style-name="T201">[k] = 0 caso o contrário. Há uma tupla no banco de dados para cada transação. Considerando que </text:span><text:span text:style-name="T162">A</text:span><text:span text:style-name="T201"> é subconjunto de </text:span><text:span text:style-name="T159">I</text:span><text:span text:style-name="T201">, uma </text:span><text:span text:style-name="T202">transação</text:span><text:span text:style-name="T201"> </text:span><text:span text:style-name="T159">T </text:span><text:span text:style-name="T201">contém </text:span><text:span text:style-name="T161">A</text:span><text:span text:style-name="T159"> </text:span><text:span text:style-name="T201">se para todos os itens i</text:span><text:span text:style-name="T227">k</text:span><text:span text:style-name="T263"> em </text:span><text:span text:style-name="T283">A</text:span><text:span text:style-name="T263">, t[k] = 1.</text:span></text:p>
      <text:p text:style-name="P130"><text:span text:style-name="T263"><text:tab/></text:span><text:span text:style-name="T287">Uma regra de associação é uma implicação da forma </text:span><text:span text:style-name="T394">A</text:span><text:span text:style-name="T391"> ⇒ </text:span><text:span text:style-name="T394">C</text:span><text:span text:style-name="T391"> </text:span><text:span text:style-name="T396">, onde</text:span><text:span text:style-name="T391"> </text:span><text:span text:style-name="T394">A </text:span><text:span text:style-name="T546"></text:span><text:span text:style-name="T395"> </text:span><text:span text:style-name="T546"><text:s/></text:span><text:span text:style-name="T390">I</text:span><text:span text:style-name="T396">, </text:span><text:span text:style-name="T89">C</text:span><text:span text:style-name="T94"> </text:span><text:span text:style-name="T117"></text:span><text:span text:style-name="T90"> <text:s/>I</text:span><text:span text:style-name="T396">, e </text:span><text:span text:style-name="T394">A</text:span><text:span text:style-name="T391"> </text:span><text:span text:style-name="T422">∩</text:span><text:span text:style-name="T391"> </text:span><text:span text:style-name="T394">C</text:span><text:span text:style-name="T391"> </text:span><text:span text:style-name="T396">= </text:span><text:span text:style-name="T423">Ø</text:span><text:span text:style-name="T420">, ou seja, </text:span><text:span text:style-name="T425">A</text:span><text:span text:style-name="T420"> é </text:span><text:span text:style-name="T421">sub</text:span><text:span text:style-name="T420">conjunto de </text:span><text:span text:style-name="T424">I</text:span><text:span text:style-name="T420">, e </text:span><text:span text:style-name="T425">C</text:span><text:span text:style-name="T396"> </text:span><text:span text:style-name="T397">é </text:span><text:span text:style-name="T398">sub</text:span><text:span text:style-name="T397">conjunto de </text:span><text:span text:style-name="T392">I </text:span><text:span text:style-name="T385">que não está presente em</text:span><text:span text:style-name="T392"> </text:span><text:span text:style-name="T393">A</text:span><text:span text:style-name="T385">. </text:span><text:span text:style-name="T384">A</text:span><text:span text:style-name="T396"> regra </text:span><text:span text:style-name="T394">A</text:span><text:span text:style-name="T391"> ⇒ </text:span><text:span text:style-name="T394">C</text:span><text:span text:style-name="T391"> </text:span><text:span text:style-name="T396">é válida no conjunto de transações </text:span><text:span text:style-name="T391">T</text:span><text:span text:style-name="T396">, com o grau de confiança </text:span><text:span text:style-name="T398">0 </text:span><text:span text:style-name="T472">≤ </text:span><text:span text:style-name="T396">c </text:span><text:span text:style-name="T472">≤ 1</text:span><text:span text:style-name="T396">, se </text:span><text:span text:style-name="T398">no mínimo </text:span><text:span text:style-name="T396">c% das transações em </text:span><text:span text:style-name="T391">T </text:span><text:span text:style-name="T396">que contêm </text:span><text:span text:style-name="T394">A</text:span><text:span text:style-name="T391"> </text:span><text:span text:style-name="T396">também contêm </text:span><text:span text:style-name="T394">C</text:span><text:span text:style-name="T391"> </text:span><text:span text:style-name="T396">. A regra </text:span><text:span text:style-name="T394">A</text:span><text:span text:style-name="T391"> ⇒ </text:span><text:span text:style-name="T394">C</text:span><text:span text:style-name="T391"> </text:span><text:span text:style-name="T396">tem suporte s em </text:span><text:span text:style-name="T391">T</text:span><text:span text:style-name="T396">, se s% das transações em </text:span><text:span text:style-name="T391">T </text:span><text:span text:style-name="T396">contêm </text:span><text:span text:style-name="T394">A</text:span><text:span text:style-name="T384"> </text:span><text:span text:style-name="T386">U</text:span><text:span text:style-name="T384"> </text:span><text:span text:style-name="T394">C</text:span><text:span text:style-name="T391"> </text:span><text:span text:style-name="T396">. Se as condições forem satisfeitas, c% representará o fator de confiabilidade e s% o fator de suporte.</text:span></text:p>
      <text:h text:style-name="P315" text:outline-level="2"><text:bookmark-start text:name="__RefHeading___Toc6939_3207276734"/><text:soft-page-break/>SUPORTE<text:bookmark-end text:name="__RefHeading___Toc6939_3207276734"/></text:h>
      <text:p text:style-name="P110"><text:tab/><text:span text:style-name="T485">Um dos maiores desafios em regras de associação é o tamanho do banco de dados a ser minerado. Como a quantidade de possíveis regras de associação cresce exponencialmente de acordo com o n</text:span><text:span text:style-name="T13">0</text:span><text:span text:style-name="T329"> de itens presentes no banco de dados, se faz necessário a construção de métodos que evidenciem e tornem mais eficientes os processos de descoberta de regras de associação pois o custo computacional cresce na mesma proporção. </text:span><text:span text:style-name="T330">Sendo assim se fez necessário a introdução de métodos que separem de tod</text:span><text:span text:style-name="T331">a</text:span><text:span text:style-name="T330">s </text:span><text:span text:style-name="T331">as</text:span><text:span text:style-name="T330"> </text:span><text:span text:style-name="T241">regras</text:span><text:span text:style-name="T239"> existentes, </text:span><text:span text:style-name="T241">a</text:span><text:span text:style-name="T239">s que possuem maior interesse.</text:span></text:p>
      <text:p text:style-name="P111"><text:span text:style-name="T239"><text:tab/></text:span><text:span text:style-name="T242">C</text:span><text:span text:style-name="T239">om o objetivo de reduzir o número de regras evitando gerar regras que cubram poucos eventos, </text:span><text:span text:style-name="T252">ou seja,</text:span><text:span text:style-name="T239"> </text:span><text:span text:style-name="T275">itemsets</text:span><text:span text:style-name="T239"> pouco frequentes, </text:span><text:span text:style-name="T240">utiliza-se o conceito de “</text:span><text:span text:style-name="T251">S</text:span><text:span text:style-name="T250">uporte”</text:span><text:span text:style-name="T240">. </text:span><text:span text:style-name="T242">O suporte considera </text:span><text:span text:style-name="T250">a </text:span><text:span text:style-name="T252">frequência</text:span><text:span text:style-name="T250"> </text:span><text:span text:style-name="T242">que os </text:span><text:span text:style-name="T276">itemsets</text:span><text:span text:style-name="T242"> </text:span><text:span text:style-name="T250">candidatos estão </text:span><text:span text:style-name="T242">presentes nas transações </text:span><text:span text:style-name="T246">d</text:span><text:span text:style-name="T242">o banco de dados. </text:span><text:span text:style-name="T250">Através de uma restrição definida como “</text:span><text:span text:style-name="T251">S</text:span><text:span text:style-name="T250">uporte mínimo” revelam-se os </text:span><text:span text:style-name="T278">itemsets</text:span><text:span text:style-name="T250"> </text:span><text:span text:style-name="T242">que possuam um <text:s/>valor de frequencia ou suporte maior ou igual a este. </text:span><text:span text:style-name="T243">O valor de suporte </text:span><text:span text:style-name="T245">mínimo</text:span><text:span text:style-name="T243"> pode ser descrito como valor absoluto (valor </text:span><text:span text:style-name="T332">≥</text:span><text:span text:style-name="T292"> 1) </text:span><text:span text:style-name="T244">o</text:span><text:span text:style-name="T245">u</text:span><text:span text:style-name="T243"> valor relativo (0 </text:span><text:span text:style-name="T332">≤ </text:span><text:span text:style-name="T243">valor </text:span><text:span text:style-name="T333">≤</text:span><text:span text:style-name="T292"> 1).</text:span><text:span text:style-name="T243"> Pegando nossa base de dados (</text:span><text:span text:style-name="T264">Tabela </text:span><text:span text:style-name="T265">2.</text:span><text:span text:style-name="T266">2</text:span><text:span text:style-name="T235">), vamos estabelecer um </text:span><text:span text:style-name="T237">s</text:span><text:span text:style-name="T235">uporte mínimo = 3</text:span><text:span text:style-name="T236">.</text:span></text:p>
      <text:p text:style-name="P68"/>
      <text:p text:style-name="P15"><text:span text:style-name="T267">Tabela </text:span><text:span text:style-name="T265">2.</text:span><text:span text:style-name="T267">5</text:span><text:span text:style-name="T236">:</text:span><text:span text:style-name="T255"> <text:s/></text:span><text:span text:style-name="T256">Relação</text:span><text:span text:style-name="T255"> de </text:span><text:span text:style-name="T256">itens </text:span><text:span text:style-name="T260">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41">N<text:span text:style-name="T2">o</text:span><text:span text:style-name="T232"> </text:span></text:p>
          </table:table-cell>
          <table:table-cell table:style-name="Relação_5f_de_5f_Items_5f_em_5f_Transações.B1" office:value-type="string">
            <text:p text:style-name="P241"><text:span text:style-name="T492">I</text:span>tens presentes na transação</text:p>
          </table:table-cell>
        </table:table-row>
      </table:table>
      <text:p text:style-name="P7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38">1<text:span text:style-name="T2">a</text:span></text:p>
          </table:table-cell>
          <table:table-cell table:style-name="R_5f_de_5f_Items_5f_em_5f_Transações.B1" office:value-type="string">
            <text:p text:style-name="P239">Caneta-<text:span text:style-name="T487">CN</text:span>, Borracha-<text:span text:style-name="T487">B</text:span>, Estojo-<text:span text:style-name="T487">E</text:span></text:p>
          </table:table-cell>
        </table:table-row>
        <table:table-row table:style-name="R_5f_de_5f_Items_5f_em_5f_Transações.2">
          <table:table-cell table:style-name="R_5f_de_5f_Items_5f_em_5f_Transações.A2" office:value-type="string">
            <text:p text:style-name="P238">2<text:span text:style-name="T2">a</text:span></text:p>
          </table:table-cell>
          <table:table-cell table:style-name="R_5f_de_5f_Items_5f_em_5f_Transações.B2" office:value-type="string">
            <text:p text:style-name="P240">Lápis-<text:span text:style-name="T487">L</text:span>, Caneta-<text:span text:style-name="T487">CN</text:span></text:p>
          </table:table-cell>
        </table:table-row>
        <table:table-row>
          <table:table-cell table:style-name="R_5f_de_5f_Items_5f_em_5f_Transações.A2" office:value-type="string">
            <text:p text:style-name="P238">3<text:span text:style-name="T2">a</text:span></text:p>
          </table:table-cell>
          <table:table-cell table:style-name="R_5f_de_5f_Items_5f_em_5f_Transações.B2" office:value-type="string">
            <text:p text:style-name="P240">Caneta-<text:span text:style-name="T487">CN</text:span>, Caderno-<text:span text:style-name="T487">CD</text:span>, Borracha-<text:span text:style-name="T487">B</text:span>, Apontador-<text:span text:style-name="T487">A</text:span>, Estojo-<text:span text:style-name="T487">E</text:span></text:p>
          </table:table-cell>
        </table:table-row>
        <table:table-row>
          <table:table-cell table:style-name="R_5f_de_5f_Items_5f_em_5f_Transações.A2" office:value-type="string">
            <text:p text:style-name="P238">4<text:span text:style-name="T2">a</text:span></text:p>
          </table:table-cell>
          <table:table-cell table:style-name="R_5f_de_5f_Items_5f_em_5f_Transações.B2" office:value-type="string">
            <text:p text:style-name="P240">Apontador-<text:span text:style-name="T487">A</text:span>, Estojo-<text:span text:style-name="T487">E</text:span></text:p>
          </table:table-cell>
        </table:table-row>
        <table:table-row>
          <table:table-cell table:style-name="R_5f_de_5f_Items_5f_em_5f_Transações.A2" office:value-type="string">
            <text:p text:style-name="P238">5<text:span text:style-name="T2">a</text:span></text:p>
          </table:table-cell>
          <table:table-cell table:style-name="R_5f_de_5f_Items_5f_em_5f_Transações.B2" office:value-type="string">
            <text:p text:style-name="P240">Lápis-<text:span text:style-name="T487">L</text:span>, Caneta-<text:span text:style-name="T487">CN</text:span>, Caderno-<text:span text:style-name="T487">CD</text:span></text:p>
          </table:table-cell>
        </table:table-row>
        <table:table-row>
          <table:table-cell table:style-name="R_5f_de_5f_Items_5f_em_5f_Transações.A2" office:value-type="string">
            <text:p text:style-name="P238">6<text:span text:style-name="T2">a</text:span></text:p>
          </table:table-cell>
          <table:table-cell table:style-name="R_5f_de_5f_Items_5f_em_5f_Transações.B2" office:value-type="string">
            <text:p text:style-name="P240">Caderno-<text:span text:style-name="T487">CD</text:span>, Estojo-<text:span text:style-name="T487">E</text:span></text:p>
          </table:table-cell>
        </table:table-row>
        <table:table-row>
          <table:table-cell table:style-name="R_5f_de_5f_Items_5f_em_5f_Transações.A2" office:value-type="string">
            <text:p text:style-name="P238">7<text:span text:style-name="T2">a</text:span></text:p>
          </table:table-cell>
          <table:table-cell table:style-name="R_5f_de_5f_Items_5f_em_5f_Transações.B2" office:value-type="string">
            <text:p text:style-name="P240">Lápis-<text:span text:style-name="T487">L</text:span>, Borracha-<text:span text:style-name="T487">B</text:span>, Apontador-<text:span text:style-name="T487">A</text:span> </text:p>
          </table:table-cell>
        </table:table-row>
        <table:table-row>
          <table:table-cell table:style-name="R_5f_de_5f_Items_5f_em_5f_Transações.A2" office:value-type="string">
            <text:p text:style-name="P238">8<text:span text:style-name="T2">a</text:span></text:p>
          </table:table-cell>
          <table:table-cell table:style-name="R_5f_de_5f_Items_5f_em_5f_Transações.B2" office:value-type="string">
            <text:p text:style-name="P240">Caderno-<text:span text:style-name="T488">CD</text:span></text:p>
          </table:table-cell>
        </table:table-row>
        <table:table-row>
          <table:table-cell table:style-name="R_5f_de_5f_Items_5f_em_5f_Transações.A2" office:value-type="string">
            <text:p text:style-name="P238">9<text:span text:style-name="T2">a</text:span></text:p>
          </table:table-cell>
          <table:table-cell table:style-name="R_5f_de_5f_Items_5f_em_5f_Transações.B2" office:value-type="string">
            <text:p text:style-name="P240">Lápis-<text:span text:style-name="T487">L</text:span>, Caneta-<text:span text:style-name="T487">CN</text:span>, Caderno-<text:span text:style-name="T487">CD</text:span>, Borracha-<text:span text:style-name="T487">B</text:span>, Apontador-<text:span text:style-name="T487">A</text:span>, Estojo-<text:span text:style-name="T487">E</text:span></text:p>
          </table:table-cell>
        </table:table-row>
        <table:table-row>
          <table:table-cell table:style-name="R_5f_de_5f_Items_5f_em_5f_Transações.A2" office:value-type="string">
            <text:p text:style-name="P238">10<text:span text:style-name="T2">a</text:span></text:p>
          </table:table-cell>
          <table:table-cell table:style-name="R_5f_de_5f_Items_5f_em_5f_Transações.B2" office:value-type="string">
            <text:p text:style-name="P240">Caderno-<text:span text:style-name="T487">CD</text:span>, Borracha-<text:span text:style-name="T487">B</text:span>, Apontador-<text:span text:style-name="T487">A</text:span></text:p>
          </table:table-cell>
        </table:table-row>
      </table:table>
      <text:p text:style-name="P77"/>
      <text:p text:style-name="P77"/>
      <text:p text:style-name="P16"><text:soft-page-break/><text:span text:style-name="T267">Tabela </text:span><text:span text:style-name="T265">2.</text:span><text:span text:style-name="T268">6</text:span><text:span text:style-name="T270">1</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1-</text:span><text:span text:style-name="T281">itemset</text:span><text:span text:style-name="T257"> <text:s/></text:span><text:span text:style-name="T258">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45"><text:s/>transações</text:p>
          </table:table-cell>
          <table:table-cell table:style-name="Identificação_5f_de_5f_Itemsets_5f_em_5f_1-Itemsets.A1" office:value-type="string">
            <text:p text:style-name="P245">1-<text:span text:style-name="T118">Itemset</text:span></text:p>
          </table:table-cell>
          <table:table-cell table:style-name="Identificação_5f_de_5f_Itemsets_5f_em_5f_1-Itemsets.A1" office:value-type="string">
            <text:p text:style-name="P257">Sup<text:span text:style-name="T497">orte</text:span></text:p>
            <text:p text:style-name="P266">Itemset</text:p>
          </table:table-cell>
          <table:table-cell table:style-name="Identificação_5f_de_5f_Itemsets_5f_em_5f_1-Itemsets.A1" office:value-type="string">
            <text:p text:style-name="P257">Sup<text:span text:style-name="T497">orte</text:span></text:p>
            <text:p text:style-name="P257"><text:s/>Mín<text:span text:style-name="T489">imo</text:span></text:p>
          </table:table-cell>
          <table:table-cell table:style-name="Identificação_5f_de_5f_Itemsets_5f_em_5f_1-Itemsets.E1" office:value-type="string">
            <text:p text:style-name="P252">Aprovados</text:p>
          </table:table-cell>
        </table:table-row>
      </table:table>
      <text:p text:style-name="P69"/>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69"><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1-Itemsets.A1" office:value-type="string">
            <text:p text:style-name="P269"><text:span text:style-name="T488">(</text:span>L<text:span text:style-name="T488">)</text:span></text:p>
          </table:table-cell>
          <table:table-cell table:style-name="I_5f_de_5f_Itemsets_5f_em_5f_1-Itemsets.A1" office:value-type="string">
            <text:p text:style-name="P273">4</text:p>
          </table:table-cell>
          <table:table-cell table:style-name="I_5f_de_5f_Itemsets_5f_em_5f_1-Itemsets.A1" office:value-type="string">
            <text:p text:style-name="P273">3</text:p>
          </table:table-cell>
          <table:table-cell table:style-name="I_5f_de_5f_Itemsets_5f_em_5f_1-Itemsets.E1" office:value-type="string">
            <text:p text:style-name="P284">√</text:p>
          </table:table-cell>
        </table:table-row>
        <table:table-row>
          <table:table-cell table:style-name="I_5f_de_5f_Itemsets_5f_em_5f_1-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9"><text:span text:style-name="T488">(</text:span>CN<text:span text:style-name="T488">)</text:span></text:p>
          </table:table-cell>
          <table:table-cell table:style-name="I_5f_de_5f_Itemsets_5f_em_5f_1-Itemsets.A2" office:value-type="string">
            <text:p text:style-name="P273">5</text:p>
          </table:table-cell>
          <table:table-cell table:style-name="I_5f_de_5f_Itemsets_5f_em_5f_1-Itemsets.A2" office:value-type="string">
            <text:p text:style-name="P273">3</text:p>
          </table:table-cell>
          <table:table-cell table:style-name="I_5f_de_5f_Itemsets_5f_em_5f_1-Itemsets.E2" office:value-type="string">
            <text:p text:style-name="P284">√</text:p>
          </table:table-cell>
        </table:table-row>
        <table:table-row>
          <table:table-cell table:style-name="I_5f_de_5f_Itemsets_5f_em_5f_1-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9"><text:span text:style-name="T488">(</text:span>CD<text:span text:style-name="T488">)</text:span></text:p>
          </table:table-cell>
          <table:table-cell table:style-name="I_5f_de_5f_Itemsets_5f_em_5f_1-Itemsets.A2" office:value-type="string">
            <text:p text:style-name="P273">6</text:p>
          </table:table-cell>
          <table:table-cell table:style-name="I_5f_de_5f_Itemsets_5f_em_5f_1-Itemsets.A2" office:value-type="string">
            <text:p text:style-name="P273">3</text:p>
          </table:table-cell>
          <table:table-cell table:style-name="I_5f_de_5f_Itemsets_5f_em_5f_1-Itemsets.E2" office:value-type="string">
            <text:p text:style-name="P284">√</text:p>
          </table:table-cell>
        </table:table-row>
        <table:table-row>
          <table:table-cell table:style-name="I_5f_de_5f_Itemsets_5f_em_5f_1-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9"><text:span text:style-name="T488">(</text:span>B<text:span text:style-name="T488">)</text:span></text:p>
          </table:table-cell>
          <table:table-cell table:style-name="I_5f_de_5f_Itemsets_5f_em_5f_1-Itemsets.A2" office:value-type="string">
            <text:p text:style-name="P273">5</text:p>
          </table:table-cell>
          <table:table-cell table:style-name="I_5f_de_5f_Itemsets_5f_em_5f_1-Itemsets.A2" office:value-type="string">
            <text:p text:style-name="P273">3</text:p>
          </table:table-cell>
          <table:table-cell table:style-name="I_5f_de_5f_Itemsets_5f_em_5f_1-Itemsets.E2" office:value-type="string">
            <text:p text:style-name="P284">√</text:p>
          </table:table-cell>
        </table:table-row>
        <table:table-row>
          <table:table-cell table:style-name="I_5f_de_5f_Itemsets_5f_em_5f_1-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9"><text:span text:style-name="T488">(</text:span>A<text:span text:style-name="T488">)</text:span></text:p>
          </table:table-cell>
          <table:table-cell table:style-name="I_5f_de_5f_Itemsets_5f_em_5f_1-Itemsets.A2" office:value-type="string">
            <text:p text:style-name="P273">5</text:p>
          </table:table-cell>
          <table:table-cell table:style-name="I_5f_de_5f_Itemsets_5f_em_5f_1-Itemsets.A2" office:value-type="string">
            <text:p text:style-name="P273">3</text:p>
          </table:table-cell>
          <table:table-cell table:style-name="I_5f_de_5f_Itemsets_5f_em_5f_1-Itemsets.E2" office:value-type="string">
            <text:p text:style-name="P284">√</text:p>
          </table:table-cell>
        </table:table-row>
        <table:table-row>
          <table:table-cell table:style-name="I_5f_de_5f_Itemsets_5f_em_5f_1-Itemsets.A2" office:value-type="string">
            <text:p text:style-name="P269">1<text:span text:style-name="T2">a</text:span><text:span text:style-name="T232"> </text:span><text:span text:style-name="T334">→</text:span><text:span text:style-name="T297"> 10</text:span><text:span text:style-name="T7">a</text:span></text:p>
          </table:table-cell>
          <table:table-cell table:style-name="I_5f_de_5f_Itemsets_5f_em_5f_1-Itemsets.A2" office:value-type="string">
            <text:p text:style-name="P269"><text:span text:style-name="T488">(</text:span>E<text:span text:style-name="T488">)</text:span></text:p>
          </table:table-cell>
          <table:table-cell table:style-name="I_5f_de_5f_Itemsets_5f_em_5f_1-Itemsets.A2" office:value-type="string">
            <text:p text:style-name="P273">5</text:p>
          </table:table-cell>
          <table:table-cell table:style-name="I_5f_de_5f_Itemsets_5f_em_5f_1-Itemsets.A2" office:value-type="string">
            <text:p text:style-name="P273">3</text:p>
          </table:table-cell>
          <table:table-cell table:style-name="I_5f_de_5f_Itemsets_5f_em_5f_1-Itemsets.E2" office:value-type="string">
            <text:p text:style-name="P284">√</text:p>
          </table:table-cell>
        </table:table-row>
      </table:table>
      <text:p text:style-name="P70"><text:s/></text:p>
      <text:p text:style-name="P78"/>
      <text:p text:style-name="P78"/>
      <text:p text:style-name="P17"><text:span text:style-name="T267">Tabela </text:span><text:span text:style-name="T265">2.</text:span><text:span text:style-name="T270">62</text:span><text:span text:style-name="T262">: </text:span><text:span text:style-name="T258">Identificação</text:span><text:span text:style-name="T257"> de </text:span><text:span text:style-name="T282">Itemsets</text:span><text:span text:style-name="T258"> mais </text:span><text:span text:style-name="T262">frequentes</text:span><text:span text:style-name="T258"> </text:span><text:span text:style-name="T257">e</text:span><text:span text:style-name="T258">m</text:span><text:span text:style-name="T257"> </text:span><text:span text:style-name="T258">2</text:span><text:span text:style-name="T257">-</text:span><text:span text:style-name="T281">itemset</text:span><text:span text:style-name="T257"> <text:s/></text:span><text:span text:style-name="T258">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46"><text:s/>transações</text:p>
          </table:table-cell>
          <table:table-cell table:style-name="Identificação_5f_de_5f_Itemsets_5f_em_5f_2-Itemsets.A1" office:value-type="string">
            <text:p text:style-name="P246"><text:span text:style-name="T489">2</text:span>-<text:span text:style-name="T118">Itemset</text:span></text:p>
          </table:table-cell>
          <table:table-cell table:style-name="Identificação_5f_de_5f_Itemsets_5f_em_5f_2-Itemsets.A1" office:value-type="string">
            <text:p text:style-name="P257">Sup<text:span text:style-name="T497">orte</text:span></text:p>
            <text:p text:style-name="P257"><text:span text:style-name="T118"><text:s/></text:span><text:span text:style-name="T136">I</text:span><text:span text:style-name="T134">temset</text:span></text:p>
          </table:table-cell>
          <table:table-cell table:style-name="Identificação_5f_de_5f_Itemsets_5f_em_5f_2-Itemsets.A1" office:value-type="string">
            <text:p text:style-name="P257">Sup<text:span text:style-name="T497">orte</text:span></text:p>
            <text:p text:style-name="P257"><text:s/>Mín<text:span text:style-name="T489">imo</text:span></text:p>
          </table:table-cell>
          <table:table-cell table:style-name="Identificação_5f_de_5f_Itemsets_5f_em_5f_2-Itemsets.E1" office:value-type="string">
            <text:p text:style-name="P253">Aprovados</text:p>
          </table:table-cell>
        </table:table-row>
      </table:table>
      <text:p text:style-name="P7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1" office:value-type="string">
            <text:p text:style-name="P150">(L,<text:span text:style-name="T429">CN</text:span>)</text:p>
          </table:table-cell>
          <table:table-cell table:style-name="I_5f_de_5f_Itemsets_5f_em_5f_2-Itemsets.A1" office:value-type="string">
            <text:p text:style-name="P279">3</text:p>
          </table:table-cell>
          <table:table-cell table:style-name="I_5f_de_5f_Itemsets_5f_em_5f_2-Itemsets.A1" office:value-type="string">
            <text:p text:style-name="P274">3</text:p>
          </table:table-cell>
          <table:table-cell table:style-name="I_5f_de_5f_Itemsets_5f_em_5f_2-Itemsets.E1"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CD)</text:p>
          </table:table-cell>
          <table:table-cell table:style-name="I_5f_de_5f_Itemsets_5f_em_5f_2-Itemsets.A2" office:value-type="string">
            <text:p text:style-name="P279">2</text:p>
          </table:table-cell>
          <table:table-cell table:style-name="I_5f_de_5f_Itemsets_5f_em_5f_2-Itemsets.A2" office:value-type="string">
            <text:p text:style-name="P274">3</text:p>
          </table:table-cell>
          <table:table-cell table:style-name="I_5f_de_5f_Itemsets_5f_em_5f_2-Itemsets.E2" office:value-type="string">
            <text:p text:style-name="P291"><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B)</text:p>
          </table:table-cell>
          <table:table-cell table:style-name="I_5f_de_5f_Itemsets_5f_em_5f_2-Itemsets.A2" office:value-type="string">
            <text:p text:style-name="P279">2</text:p>
          </table:table-cell>
          <table:table-cell table:style-name="I_5f_de_5f_Itemsets_5f_em_5f_2-Itemsets.A2" office:value-type="string">
            <text:p text:style-name="P274">3</text:p>
          </table:table-cell>
          <table:table-cell table:style-name="I_5f_de_5f_Itemsets_5f_em_5f_2-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text:span text:style-name="T490">(</text:span>L,A)</text:p>
          </table:table-cell>
          <table:table-cell table:style-name="I_5f_de_5f_Itemsets_5f_em_5f_2-Itemsets.A2" office:value-type="string">
            <text:p text:style-name="P279">2</text:p>
          </table:table-cell>
          <table:table-cell table:style-name="I_5f_de_5f_Itemsets_5f_em_5f_2-Itemsets.A2" office:value-type="string">
            <text:p text:style-name="P274">3</text:p>
          </table:table-cell>
          <table:table-cell table:style-name="I_5f_de_5f_Itemsets_5f_em_5f_2-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L,E)</text:p>
          </table:table-cell>
          <table:table-cell table:style-name="I_5f_de_5f_Itemsets_5f_em_5f_2-Itemsets.A2" office:value-type="string">
            <text:p text:style-name="P279">1</text:p>
          </table:table-cell>
          <table:table-cell table:style-name="I_5f_de_5f_Itemsets_5f_em_5f_2-Itemsets.A2" office:value-type="string">
            <text:p text:style-name="P274">3</text:p>
          </table:table-cell>
          <table:table-cell table:style-name="I_5f_de_5f_Itemsets_5f_em_5f_2-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CD)</text:p>
          </table:table-cell>
          <table:table-cell table:style-name="I_5f_de_5f_Itemsets_5f_em_5f_2-Itemsets.A2" office:value-type="string">
            <text:p text:style-name="P279">3</text:p>
          </table:table-cell>
          <table:table-cell table:style-name="I_5f_de_5f_Itemsets_5f_em_5f_2-Itemsets.A2" office:value-type="string">
            <text:p text:style-name="P274">3</text:p>
          </table:table-cell>
          <table:table-cell table:style-name="I_5f_de_5f_Itemsets_5f_em_5f_2-Itemsets.E2"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B)</text:p>
          </table:table-cell>
          <table:table-cell table:style-name="I_5f_de_5f_Itemsets_5f_em_5f_2-Itemsets.A2" office:value-type="string">
            <text:p text:style-name="P279">3</text:p>
          </table:table-cell>
          <table:table-cell table:style-name="I_5f_de_5f_Itemsets_5f_em_5f_2-Itemsets.A2" office:value-type="string">
            <text:p text:style-name="P274">3</text:p>
          </table:table-cell>
          <table:table-cell table:style-name="I_5f_de_5f_Itemsets_5f_em_5f_2-Itemsets.E2"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A)</text:p>
          </table:table-cell>
          <table:table-cell table:style-name="I_5f_de_5f_Itemsets_5f_em_5f_2-Itemsets.A2" office:value-type="string">
            <text:p text:style-name="P279">2</text:p>
          </table:table-cell>
          <table:table-cell table:style-name="I_5f_de_5f_Itemsets_5f_em_5f_2-Itemsets.A2" office:value-type="string">
            <text:p text:style-name="P274">3</text:p>
          </table:table-cell>
          <table:table-cell table:style-name="I_5f_de_5f_Itemsets_5f_em_5f_2-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N,E)</text:p>
          </table:table-cell>
          <table:table-cell table:style-name="I_5f_de_5f_Itemsets_5f_em_5f_2-Itemsets.A2" office:value-type="string">
            <text:p text:style-name="P279">3</text:p>
          </table:table-cell>
          <table:table-cell table:style-name="I_5f_de_5f_Itemsets_5f_em_5f_2-Itemsets.A2" office:value-type="string">
            <text:p text:style-name="P274">3</text:p>
          </table:table-cell>
          <table:table-cell table:style-name="I_5f_de_5f_Itemsets_5f_em_5f_2-Itemsets.E2"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B)</text:p>
          </table:table-cell>
          <table:table-cell table:style-name="I_5f_de_5f_Itemsets_5f_em_5f_2-Itemsets.A2" office:value-type="string">
            <text:p text:style-name="P279">3</text:p>
          </table:table-cell>
          <table:table-cell table:style-name="I_5f_de_5f_Itemsets_5f_em_5f_2-Itemsets.A2" office:value-type="string">
            <text:p text:style-name="P274">3</text:p>
          </table:table-cell>
          <table:table-cell table:style-name="I_5f_de_5f_Itemsets_5f_em_5f_2-Itemsets.E2"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A)</text:p>
          </table:table-cell>
          <table:table-cell table:style-name="I_5f_de_5f_Itemsets_5f_em_5f_2-Itemsets.A2" office:value-type="string">
            <text:p text:style-name="P279">3</text:p>
          </table:table-cell>
          <table:table-cell table:style-name="I_5f_de_5f_Itemsets_5f_em_5f_2-Itemsets.A2" office:value-type="string">
            <text:p text:style-name="P274">3</text:p>
          </table:table-cell>
          <table:table-cell table:style-name="I_5f_de_5f_Itemsets_5f_em_5f_2-Itemsets.E2" office:value-type="string">
            <text:p text:style-name="P285">√</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CD,E)</text:p>
          </table:table-cell>
          <table:table-cell table:style-name="I_5f_de_5f_Itemsets_5f_em_5f_2-Itemsets.A2" office:value-type="string">
            <text:p text:style-name="P282">3</text:p>
          </table:table-cell>
          <table:table-cell table:style-name="I_5f_de_5f_Itemsets_5f_em_5f_2-Itemsets.A2" office:value-type="string">
            <text:p text:style-name="P276">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B,A)</text:p>
          </table:table-cell>
          <table:table-cell table:style-name="I_5f_de_5f_Itemsets_5f_em_5f_2-Itemsets.A2" office:value-type="string">
            <text:p text:style-name="P282">4</text:p>
          </table:table-cell>
          <table:table-cell table:style-name="I_5f_de_5f_Itemsets_5f_em_5f_2-Itemsets.A2" office:value-type="string">
            <text:p text:style-name="P276">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7">(B,E)</text:p>
          </table:table-cell>
          <table:table-cell table:style-name="I_5f_de_5f_Itemsets_5f_em_5f_2-Itemsets.A2" office:value-type="string">
            <text:p text:style-name="P282">3</text:p>
          </table:table-cell>
          <table:table-cell table:style-name="I_5f_de_5f_Itemsets_5f_em_5f_2-Itemsets.A2" office:value-type="string">
            <text:p text:style-name="P276">3</text:p>
          </table:table-cell>
          <table:table-cell table:style-name="I_5f_de_5f_Itemsets_5f_em_5f_2-Itemsets.E2" office:value-type="string">
            <text:p text:style-name="P286">√</text:p>
          </table:table-cell>
        </table:table-row>
        <table:table-row>
          <table:table-cell table:style-name="I_5f_de_5f_Itemsets_5f_em_5f_2-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2-Itemsets.A2" office:value-type="string">
            <text:p text:style-name="P148"><text:span text:style-name="T455">(</text:span>A,E)</text:p>
          </table:table-cell>
          <table:table-cell table:style-name="I_5f_de_5f_Itemsets_5f_em_5f_2-Itemsets.A2" office:value-type="string">
            <text:p text:style-name="P282">3</text:p>
          </table:table-cell>
          <table:table-cell table:style-name="I_5f_de_5f_Itemsets_5f_em_5f_2-Itemsets.A2" office:value-type="string">
            <text:p text:style-name="P276">3</text:p>
          </table:table-cell>
          <table:table-cell table:style-name="I_5f_de_5f_Itemsets_5f_em_5f_2-Itemsets.E2" office:value-type="string">
            <text:p text:style-name="P286">√</text:p>
          </table:table-cell>
        </table:table-row>
      </table:table>
      <text:p text:style-name="P71"/>
      <text:p text:style-name="P81"/>
      <text:p text:style-name="P79"/>
      <text:p text:style-name="P18"><text:soft-page-break/><text:span text:style-name="T267">Tabela </text:span><text:span text:style-name="T265">2.</text:span><text:span text:style-name="T270">63</text:span><text:span text:style-name="T262">: </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3</text:span><text:span text:style-name="T257">-</text:span><text:span text:style-name="T281">itemset</text:span><text:span text:style-name="T257"> <text:s/></text:span><text:span text:style-name="T258">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47"><text:s/>transações</text:p>
          </table:table-cell>
          <table:table-cell table:style-name="Identificação_5f_de_5f_Itemsets_5f_em_5f_3-Itemsets.A1" office:value-type="string">
            <text:p text:style-name="P247"><text:span text:style-name="T491">3</text:span>-<text:span text:style-name="T118">Itemset</text:span></text:p>
          </table:table-cell>
          <table:table-cell table:style-name="Identificação_5f_de_5f_Itemsets_5f_em_5f_3-Itemsets.A1" office:value-type="string">
            <text:p text:style-name="P257">Sup<text:span text:style-name="T497">orte</text:span></text:p>
            <text:p text:style-name="P257"><text:s/><text:span text:style-name="T134">Itemset</text:span></text:p>
          </table:table-cell>
          <table:table-cell table:style-name="Identificação_5f_de_5f_Itemsets_5f_em_5f_3-Itemsets.A1" office:value-type="string">
            <text:p text:style-name="P257">Sup<text:span text:style-name="T497">orte</text:span></text:p>
            <text:p text:style-name="P257"><text:s/>Mín<text:span text:style-name="T489">imo</text:span></text:p>
          </table:table-cell>
          <table:table-cell table:style-name="Identificação_5f_de_5f_Itemsets_5f_em_5f_3-Itemsets.E1" office:value-type="string">
            <text:p text:style-name="P254">Aprovados</text:p>
          </table:table-cell>
        </table:table-row>
      </table:table>
      <text:p text:style-name="P7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1" office:value-type="string">
            <text:p text:style-name="P145">(L,CN,CD)</text:p>
          </table:table-cell>
          <table:table-cell table:style-name="I_5f_de_5f_Itemsets_5f_em_5f_3-Itemsets.A1" office:value-type="string">
            <text:p text:style-name="P295">2</text:p>
          </table:table-cell>
          <table:table-cell table:style-name="I_5f_de_5f_Itemsets_5f_em_5f_3-Itemsets.A1" office:value-type="string">
            <text:p text:style-name="P275">3</text:p>
          </table:table-cell>
          <table:table-cell table:style-name="I_5f_de_5f_Itemsets_5f_em_5f_3-Itemsets.E1"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B)</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A)</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N,E)</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B)</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A)</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CD,E)</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B,A)</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L,B,E)</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L,A,E)</text:p>
          </table:table-cell>
          <table:table-cell table:style-name="I_5f_de_5f_Itemsets_5f_em_5f_3-Itemsets.A2" office:value-type="string">
            <text:p text:style-name="P295">1</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B)</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A)</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N,CD,E)</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A,B,CN)</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text:span text:style-name="T456">E</text:span>,B,CN)</text:p>
          </table:table-cell>
          <table:table-cell table:style-name="I_5f_de_5f_Itemsets_5f_em_5f_3-Itemsets.A2" office:value-type="string">
            <text:p text:style-name="P295">3</text:p>
          </table:table-cell>
          <table:table-cell table:style-name="I_5f_de_5f_Itemsets_5f_em_5f_3-Itemsets.A2" office:value-type="string">
            <text:p text:style-name="P275">3</text:p>
          </table:table-cell>
          <table:table-cell table:style-name="I_5f_de_5f_Itemsets_5f_em_5f_3-Itemsets.E2" office:value-type="string">
            <text:p text:style-name="P287">√</text:p>
          </table:table-cell>
        </table:table-row>
        <table:table-row>
          <table:table-cell table:style-name="I_5f_de_5f_Itemsets_5f_em_5f_3-Itemsets.A2" office:value-type="string">
            <text:p text:style-name="P270"><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0">(A,<text:span text:style-name="T456">E</text:span>,CN)</text:p>
          </table:table-cell>
          <table:table-cell table:style-name="I_5f_de_5f_Itemsets_5f_em_5f_3-Itemsets.A2" office:value-type="string">
            <text:p text:style-name="P295">2</text:p>
          </table:table-cell>
          <table:table-cell table:style-name="I_5f_de_5f_Itemsets_5f_em_5f_3-Itemsets.A2" office:value-type="string">
            <text:p text:style-name="P275">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8">(CD,B,A)</text:p>
          </table:table-cell>
          <table:table-cell table:style-name="I_5f_de_5f_Itemsets_5f_em_5f_3-Itemsets.A2" office:value-type="string">
            <text:p text:style-name="P295">3</text:p>
          </table:table-cell>
          <table:table-cell table:style-name="I_5f_de_5f_Itemsets_5f_em_5f_3-Itemsets.A2" office:value-type="string">
            <text:p text:style-name="P277">3</text:p>
          </table:table-cell>
          <table:table-cell table:style-name="I_5f_de_5f_Itemsets_5f_em_5f_3-Itemsets.E2" office:value-type="string">
            <text:p text:style-name="P287">√</text:p>
          </table:table-cell>
        </table:table-row>
        <table:table-row>
          <table:table-cell table:style-name="I_5f_de_5f_Itemsets_5f_em_5f_3-Itemsets.A2" office:value-type="string">
            <text:p text:style-name="P27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text:span text:style-name="T456">(</text:span>CD,B,E)</text:p>
          </table:table-cell>
          <table:table-cell table:style-name="I_5f_de_5f_Itemsets_5f_em_5f_3-Itemsets.A2" office:value-type="string">
            <text:p text:style-name="P295">2</text:p>
          </table:table-cell>
          <table:table-cell table:style-name="I_5f_de_5f_Itemsets_5f_em_5f_3-Itemsets.A2" office:value-type="string">
            <text:p text:style-name="P277">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71">(A,E,CD)</text:p>
          </table:table-cell>
          <table:table-cell table:style-name="I_5f_de_5f_Itemsets_5f_em_5f_3-Itemsets.A2" office:value-type="string">
            <text:p text:style-name="P295">2</text:p>
          </table:table-cell>
          <table:table-cell table:style-name="I_5f_de_5f_Itemsets_5f_em_5f_3-Itemsets.A2" office:value-type="string">
            <text:p text:style-name="P277">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3-Itemsets.A2" office:value-type="string">
            <text:p text:style-name="P27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3-Itemsets.A2" office:value-type="string">
            <text:p text:style-name="P159">(B,A,E)</text:p>
          </table:table-cell>
          <table:table-cell table:style-name="I_5f_de_5f_Itemsets_5f_em_5f_3-Itemsets.A2" office:value-type="string">
            <text:p text:style-name="P296">2</text:p>
          </table:table-cell>
          <table:table-cell table:style-name="I_5f_de_5f_Itemsets_5f_em_5f_3-Itemsets.A2" office:value-type="string">
            <text:p text:style-name="P277">3</text:p>
          </table:table-cell>
          <table:table-cell table:style-name="I_5f_de_5f_Itemsets_5f_em_5f_3-Itemsets.E2" office:value-type="string">
            <text:p text:style-name="P293"><text:span text:style-name="T150">X</text:span><text:span text:style-name="T188"> - </text:span><text:span text:style-name="T163">não</text:span> aprovado</text:p>
          </table:table-cell>
        </table:table-row>
      </table:table>
      <text:p text:style-name="P82"/>
      <text:p text:style-name="P19"><text:span text:style-name="T267">Tabela </text:span><text:span text:style-name="T270">2.65</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59">5</text:span><text:span text:style-name="T257">-</text:span><text:span text:style-name="T281">itemset</text:span><text:span text:style-name="T257"> <text:s/></text:span><text:span text:style-name="T258">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48"><text:s/>transações</text:p>
          </table:table-cell>
          <table:table-cell table:style-name="Identificação_5f_de_5f_Itemsets_5f_em_5f_5-Itemsets.A1" office:value-type="string">
            <text:p text:style-name="P248">1-<text:span text:style-name="T118">Itemset</text:span></text:p>
          </table:table-cell>
          <table:table-cell table:style-name="Identificação_5f_de_5f_Itemsets_5f_em_5f_5-Itemsets.A1" office:value-type="string">
            <text:p text:style-name="P257">Sup<text:span text:style-name="T497">orte</text:span></text:p>
            <text:p text:style-name="P257"><text:s/><text:span text:style-name="T134">Itemset</text:span></text:p>
          </table:table-cell>
          <table:table-cell table:style-name="Identificação_5f_de_5f_Itemsets_5f_em_5f_5-Itemsets.A1" office:value-type="string">
            <text:p text:style-name="P255">Sup<text:span text:style-name="T497">orte</text:span> Mín<text:span text:style-name="T489">imo</text:span></text:p>
          </table:table-cell>
          <table:table-cell table:style-name="Identificação_5f_de_5f_Itemsets_5f_em_5f_5-Itemsets.E1" office:value-type="string">
            <text:p text:style-name="P255">Aprovados</text:p>
          </table:table-cell>
        </table:table-row>
      </table:table>
      <text:p text:style-name="P7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5-Itemsets.A1" office:value-type="string">
            <text:p text:style-name="P154">(L,CN,CD,B,A)</text:p>
          </table:table-cell>
          <table:table-cell table:style-name="I_5f_de_5f_Itemsets_5f_em_5f_5-Itemsets.A1" office:value-type="string">
            <text:p text:style-name="P281">1</text:p>
          </table:table-cell>
          <table:table-cell table:style-name="I_5f_de_5f_Itemsets_5f_em_5f_5-Itemsets.A1" office:value-type="string">
            <text:p text:style-name="P276">3</text:p>
          </table:table-cell>
          <table:table-cell table:style-name="I_5f_de_5f_Itemsets_5f_em_5f_5-Itemsets.E1" office:value-type="string">
            <text:p text:style-name="P293"><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7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4">(L,CN,CD,B,E)</text:p>
          </table:table-cell>
          <table:table-cell table:style-name="I_5f_de_5f_Itemsets_5f_em_5f_5-Itemsets.A2" office:value-type="string">
            <text:p text:style-name="P281">1</text:p>
          </table:table-cell>
          <table:table-cell table:style-name="I_5f_de_5f_Itemsets_5f_em_5f_5-Itemsets.A2" office:value-type="string">
            <text:p text:style-name="P276">3</text:p>
          </table:table-cell>
          <table:table-cell table:style-name="I_5f_de_5f_Itemsets_5f_em_5f_5-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7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4"><text:span text:style-name="T457">(</text:span>L,CN,CD,A,E)</text:p>
          </table:table-cell>
          <table:table-cell table:style-name="I_5f_de_5f_Itemsets_5f_em_5f_5-Itemsets.A2" office:value-type="string">
            <text:p text:style-name="P281">1</text:p>
          </table:table-cell>
          <table:table-cell table:style-name="I_5f_de_5f_Itemsets_5f_em_5f_5-Itemsets.A2" office:value-type="string">
            <text:p text:style-name="P276">3</text:p>
          </table:table-cell>
          <table:table-cell table:style-name="I_5f_de_5f_Itemsets_5f_em_5f_5-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7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87"><text:span text:style-name="T457">(</text:span>L,CN,B,A,E)</text:p>
          </table:table-cell>
          <table:table-cell table:style-name="I_5f_de_5f_Itemsets_5f_em_5f_5-Itemsets.A2" office:value-type="string">
            <text:p text:style-name="P281">1</text:p>
          </table:table-cell>
          <table:table-cell table:style-name="I_5f_de_5f_Itemsets_5f_em_5f_5-Itemsets.A2" office:value-type="string">
            <text:p text:style-name="P276">3</text:p>
          </table:table-cell>
          <table:table-cell table:style-name="I_5f_de_5f_Itemsets_5f_em_5f_5-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7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64">(L,CD,B,A,E)</text:p>
          </table:table-cell>
          <table:table-cell table:style-name="I_5f_de_5f_Itemsets_5f_em_5f_5-Itemsets.A2" office:value-type="string">
            <text:p text:style-name="P281">1</text:p>
          </table:table-cell>
          <table:table-cell table:style-name="I_5f_de_5f_Itemsets_5f_em_5f_5-Itemsets.A2" office:value-type="string">
            <text:p text:style-name="P276">3</text:p>
          </table:table-cell>
          <table:table-cell table:style-name="I_5f_de_5f_Itemsets_5f_em_5f_5-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5-Itemsets.A2" office:value-type="string">
            <text:p text:style-name="P271">1<text:span text:style-name="T2">a</text:span><text:span text:style-name="T232"> </text:span><text:span text:style-name="T334">→</text:span><text:span text:style-name="T297"> 10</text:span><text:span text:style-name="T7">a</text:span></text:p>
          </table:table-cell>
          <table:table-cell table:style-name="I_5f_de_5f_Itemsets_5f_em_5f_5-Itemsets.A2" office:value-type="string">
            <text:p text:style-name="P156">(CN,CD,B,A,E)</text:p>
          </table:table-cell>
          <table:table-cell table:style-name="I_5f_de_5f_Itemsets_5f_em_5f_5-Itemsets.A2" office:value-type="string">
            <text:p text:style-name="P281">2</text:p>
          </table:table-cell>
          <table:table-cell table:style-name="I_5f_de_5f_Itemsets_5f_em_5f_5-Itemsets.A2" office:value-type="string">
            <text:p text:style-name="P276">3</text:p>
          </table:table-cell>
          <table:table-cell table:style-name="I_5f_de_5f_Itemsets_5f_em_5f_5-Itemsets.E2" office:value-type="string">
            <text:p text:style-name="P293"><text:span text:style-name="T150">X</text:span><text:span text:style-name="T188"> - </text:span><text:span text:style-name="T163">não</text:span> aprovado</text:p>
          </table:table-cell>
        </table:table-row>
      </table:table>
      <text:p text:style-name="P19"><text:soft-page-break/><text:span text:style-name="T267">Tabela </text:span><text:span text:style-name="T269">2.</text:span><text:span text:style-name="T270">64</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4</text:span><text:span text:style-name="T257">-</text:span><text:span text:style-name="T281">itemset</text:span><text:span text:style-name="T257"> <text:s/></text:span><text:span text:style-name="T258">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48"><text:s/>transações</text:p>
          </table:table-cell>
          <table:table-cell table:style-name="Identificação_5f_de_5f_Itemsets_5f_em_5f_4-Itemsets.A1" office:value-type="string">
            <text:p text:style-name="P248"><text:span text:style-name="T492">4</text:span>-<text:span text:style-name="T118">Itemset</text:span></text:p>
          </table:table-cell>
          <table:table-cell table:style-name="Identificação_5f_de_5f_Itemsets_5f_em_5f_4-Itemsets.A1" office:value-type="string">
            <text:p text:style-name="P257">Sup<text:span text:style-name="T497">orte</text:span></text:p>
            <text:p text:style-name="P257"><text:s/><text:span text:style-name="T134">Itemset</text:span></text:p>
          </table:table-cell>
          <table:table-cell table:style-name="Identificação_5f_de_5f_Itemsets_5f_em_5f_4-Itemsets.A1" office:value-type="string">
            <text:p text:style-name="P255">Sup<text:span text:style-name="T497">orte</text:span> Mín<text:span text:style-name="T489">imo</text:span></text:p>
          </table:table-cell>
          <table:table-cell table:style-name="Identificação_5f_de_5f_Itemsets_5f_em_5f_4-Itemsets.E1" office:value-type="string">
            <text:p text:style-name="P255">Aprovados</text:p>
          </table:table-cell>
        </table:table-row>
      </table:table>
      <text:p text:style-name="P73"/>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1" office:value-type="string">
            <text:p text:style-name="P151">(L,CN,CD,B)</text:p>
          </table:table-cell>
          <table:table-cell table:style-name="I_5f_de_5f_Itemsets_5f_em_5f_4-Itemsets.A1" office:value-type="string">
            <text:p text:style-name="P283">1</text:p>
          </table:table-cell>
          <table:table-cell table:style-name="I_5f_de_5f_Itemsets_5f_em_5f_4-Itemsets.A1" office:value-type="string">
            <text:p text:style-name="P276">3</text:p>
          </table:table-cell>
          <table:table-cell table:style-name="I_5f_de_5f_Itemsets_5f_em_5f_4-Itemsets.E1"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1">(L,CN,CD,A)</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1">(L,CN,CD,E<text:span text:style-name="T430">)</text:span></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N,B,A)</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5">(L,CN,B,E)</text:p>
          </table:table-cell>
          <table:table-cell table:style-name="I_5f_de_5f_Itemsets_5f_em_5f_4-Itemsets.A2" office:value-type="string">
            <text:p text:style-name="P280">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6">(L,CN,A,E)</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7">(L,CD,B,A)</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7">(L,CD,B,E)</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L,CD,A,E)</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L,B,A,E)</text:p>
          </table:table-cell>
          <table:table-cell table:style-name="I_5f_de_5f_Itemsets_5f_em_5f_4-Itemsets.A2" office:value-type="string">
            <text:p text:style-name="P283">1</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B,A)</text:p>
          </table:table-cell>
          <table:table-cell table:style-name="I_5f_de_5f_Itemsets_5f_em_5f_4-Itemsets.A2" office:value-type="string">
            <text:p text:style-name="P283">2</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B,E)</text:p>
          </table:table-cell>
          <table:table-cell table:style-name="I_5f_de_5f_Itemsets_5f_em_5f_4-Itemsets.A2" office:value-type="string">
            <text:p text:style-name="P283">2</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68">(CN,CD,A,E)</text:p>
          </table:table-cell>
          <table:table-cell table:style-name="I_5f_de_5f_Itemsets_5f_em_5f_4-Itemsets.A2" office:value-type="string">
            <text:p text:style-name="P283">2</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3">(CN,B,A,E)</text:p>
          </table:table-cell>
          <table:table-cell table:style-name="I_5f_de_5f_Itemsets_5f_em_5f_4-Itemsets.A2" office:value-type="string">
            <text:p text:style-name="P283">2</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row>
          <table:table-cell table:style-name="I_5f_de_5f_Itemsets_5f_em_5f_4-Itemsets.A2" office:value-type="string">
            <text:p text:style-name="P271"><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4-Itemsets.A2" office:value-type="string">
            <text:p text:style-name="P152">(CD,B,A,E)</text:p>
          </table:table-cell>
          <table:table-cell table:style-name="I_5f_de_5f_Itemsets_5f_em_5f_4-Itemsets.A2" office:value-type="string">
            <text:p text:style-name="P283">2</text:p>
          </table:table-cell>
          <table:table-cell table:style-name="I_5f_de_5f_Itemsets_5f_em_5f_4-Itemsets.A2" office:value-type="string">
            <text:p text:style-name="P276">3</text:p>
          </table:table-cell>
          <table:table-cell table:style-name="I_5f_de_5f_Itemsets_5f_em_5f_4-Itemsets.E2" office:value-type="string">
            <text:p text:style-name="P293"><text:span text:style-name="T150">X</text:span><text:span text:style-name="T188"> - </text:span><text:span text:style-name="T163">não</text:span> aprovado</text:p>
          </table:table-cell>
        </table:table-row>
      </table:table>
      <text:p text:style-name="P73"/>
      <text:p text:style-name="P20"><text:span text:style-name="T242"><text:s/></text:span><text:span text:style-name="T267">Tabela </text:span><text:span text:style-name="T270">2.66</text:span><text:span text:style-name="T236">:</text:span><text:span text:style-name="T255"> <text:s/></text:span><text:span text:style-name="T258">Identificação</text:span><text:span text:style-name="T257"> de </text:span><text:span text:style-name="T282">Itemsets</text:span><text:span text:style-name="T258"> mais frequêntes </text:span><text:span text:style-name="T257">e</text:span><text:span text:style-name="T258">m</text:span><text:span text:style-name="T257"> </text:span><text:span text:style-name="T260">6</text:span><text:span text:style-name="T257">-</text:span><text:span text:style-name="T281">itemset</text:span><text:span text:style-name="T257"> <text:s/></text:span><text:span text:style-name="T258">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49"><text:s/>transações</text:p>
          </table:table-cell>
          <table:table-cell table:style-name="Identificação_5f_de_5f_Itemsets_5f_em_5f_6-Itemsets.A1" office:value-type="string">
            <text:p text:style-name="P249"><text:span text:style-name="T492">6</text:span>-<text:span text:style-name="T118">Itemset</text:span></text:p>
          </table:table-cell>
          <table:table-cell table:style-name="Identificação_5f_de_5f_Itemsets_5f_em_5f_6-Itemsets.A1" office:value-type="string">
            <text:p text:style-name="P257">Sup<text:span text:style-name="T497">orte</text:span></text:p>
            <text:p text:style-name="P257"><text:s/><text:span text:style-name="T134">Itemset</text:span></text:p>
          </table:table-cell>
          <table:table-cell table:style-name="Identificação_5f_de_5f_Itemsets_5f_em_5f_6-Itemsets.A1" office:value-type="string">
            <text:p text:style-name="P256">Sup<text:span text:style-name="T497">orte</text:span> Mín<text:span text:style-name="T489">imo</text:span></text:p>
          </table:table-cell>
          <table:table-cell table:style-name="Identificação_5f_de_5f_Itemsets_5f_em_5f_6-Itemsets.E1" office:value-type="string">
            <text:p text:style-name="P256">Aprovados</text:p>
          </table:table-cell>
        </table:table-row>
      </table:table>
      <text:p text:style-name="P7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72"><text:span text:style-name="T297">1</text:span><text:span text:style-name="T7">a</text:span><text:span text:style-name="T297"> </text:span><text:span text:style-name="T334">→</text:span><text:span text:style-name="T297"> 10</text:span><text:span text:style-name="T7">a</text:span></text:p>
          </table:table-cell>
          <table:table-cell table:style-name="I_5f_de_5f_Itemsets_5f_em_5f_6-Itemsets.A1" office:value-type="string">
            <text:p text:style-name="P157">(L,CN,CD,B,A,E)</text:p>
          </table:table-cell>
          <table:table-cell table:style-name="I_5f_de_5f_Itemsets_5f_em_5f_6-Itemsets.A1" office:value-type="string">
            <text:p text:style-name="P294">1</text:p>
          </table:table-cell>
          <table:table-cell table:style-name="I_5f_de_5f_Itemsets_5f_em_5f_6-Itemsets.A1" office:value-type="string">
            <text:p text:style-name="P277">3</text:p>
          </table:table-cell>
          <table:table-cell table:style-name="I_5f_de_5f_Itemsets_5f_em_5f_6-Itemsets.E1" office:value-type="string">
            <text:p text:style-name="P293"><text:span text:style-name="T150">X</text:span><text:span text:style-name="T188"> - </text:span><text:span text:style-name="T163">não</text:span> aprovado</text:p>
          </table:table-cell>
        </table:table-row>
      </table:table>
      <text:p text:style-name="P83"/>
      <text:p text:style-name="P115"><text:span text:style-name="T242"><text:tab/></text:span><text:span text:style-name="T248">Baseado no exemplo </text:span><text:span text:style-name="T249">e</text:span><text:span text:style-name="T248"> u</text:span><text:span text:style-name="T247">tilizando um suporte mínimo de valor 3, diminuimos significativamente </text:span><text:span text:style-name="T248">o</text:span><text:span text:style-name="T247">s </text:span><text:span text:style-name="T277">itemsets</text:span><text:span text:style-name="T248"> de base de 63 (</text:span><text:span text:style-name="T272">Tabela 2.3</text:span><text:span text:style-name="T248">) para 18. </text:span><text:span text:style-name="T445"><text:s/></text:span></text:p>
      <text:p text:style-name="P112"><text:span text:style-name="T242"><text:tab/></text:span><text:span text:style-name="T485">O c</text:span>onceito <text:span text:style-name="T485">de “Suporte”</text:span> introduzido em 199<text:span text:style-name="T486">3 por </text:span><text:span text:style-name="T127">Agrawal et al</text:span> [1<text:span text:style-name="T537">] r</text:span>epresent<text:span text:style-name="T494">a</text:span> a quantidade de itemsets na base de dados que apoiam uma regra. É a probabilidade de um itemset <text:span text:style-name="T210">X</text:span> estar contido em uma <text:span text:style-name="T493">transação</text:span> t de uma base de dados D.</text:p>
      <text:p text:style-name="P112"/>
      <text:p text:style-name="P37"><text:span text:style-name="T203"><text:tab/></text:span><text:span text:style-name="T20">P</text:span><text:span text:style-name="T47">ode ser </text:span><text:span text:style-name="T164">representado</text:span><text:span text:style-name="T203">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496">(</text:span><text:span text:style-name="T453">2.5</text:span><text:span text:style-name="T496">)</text:span></text:p>
      <text:p text:style-name="P116"><text:tab/></text:p>
      <text:p text:style-name="P116"><text:soft-page-break/><text:span text:style-name="T495">O suporte utiliza o princípio dos </text:span><text:span text:style-name="T135">Itemsets</text:span><text:span text:style-name="T495"> frequentes, que diz que:</text:span></text:p>
      <text:list xml:id="list529935750" text:style-name="L1">
        <text:list-item>
          <text:p text:style-name="P308"><text:span text:style-name="T495">Qualquer subconjunto de um </text:span><text:span text:style-name="T135">itemset</text:span><text:span text:style-name="T174"> frequente também é um </text:span><text:span text:style-name="T135">itemset</text:span><text:span text:style-name="T174"> frequente.</text:span></text:p>
          <text:p text:style-name="P309">Este princípio é válido devido a seguinte propriedade da métrica suporte:</text:p>
        </text:list-item>
        <text:list-item>
          <text:p text:style-name="P310"><text:span text:style-name="T163">O suporte de um </text:span><text:span text:style-name="T118">itemset</text:span><text:span text:style-name="T163"> </text:span><text:span text:style-name="T150">X</text:span><text:span text:style-name="T163"> nunca excede o suporte de seus sub-</text:span><text:span text:style-name="T118">itemsets</text:span><text:span text:style-name="T163"> </text:span><text:span text:style-name="T118">X’</text:span><text:span text:style-name="T163"> (</text:span><text:span text:style-name="T187">propriedade</text:span><text:span text:style-name="T163"> anti-monotônica do suporte).</text:span></text:p>
        </text:list-item>
        <text:list-item>
          <text:p text:style-name="P308"><text:span text:style-name="T174"><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74"><text:s text:c="7"/></text:span><text:span text:style-name="T175">(</text:span><text:span text:style-name="T199">2.6</text:span><text:span text:style-name="T175">)</text:span></text:p>
        </text:list-item>
      </text:list>
      <text:h text:style-name="P316" text:outline-level="2"><text:bookmark-start text:name="__RefHeading___Toc2873_2898442780"/>CONFIANÇA<text:bookmark-end text:name="__RefHeading___Toc2873_2898442780"/></text:h>
      <text:p text:style-name="P114"><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17"><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18"><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
      <text:p text:style-name="P21"><text:soft-page-break/><text:span text:style-name="T267">Tabela </text:span><text:span text:style-name="T265">2.</text:span><text:span text:style-name="T271">7</text:span><text:span text:style-name="T236">:</text:span><text:span text:style-name="T255"> <text:s/></text:span><text:span text:style-name="T261">Relação</text:span><text:span text:style-name="T257"> de </text:span><text:span text:style-name="T282">Itemsets</text:span><text:span text:style-name="T258"> </text:span><text:span text:style-name="T261">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50"><text:s/><text:span text:style-name="T497">Itemsets aprovados</text:span></text:p>
          </table:table-cell>
          <table:table-cell table:style-name="Relação_5f_Itemsets_5f_candidatos_5f__26__5f_Regras_5f_de_5f_associação.A1" office:value-type="string">
            <text:p text:style-name="P258"><text:span text:style-name="T501">Valor de </text:span>Suporte <text:span text:style-name="T502">relativo</text:span></text:p>
          </table:table-cell>
          <table:table-cell table:style-name="Relação_5f_Itemsets_5f_candidatos_5f__26__5f_Regras_5f_de_5f_associação.C1" office:value-type="string">
            <text:p text:style-name="P262">Candidatos a regras</text:p>
          </table:table-cell>
        </table:table-row>
      </table:table>
      <text:p text:style-name="P7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69"><text:span text:style-name="T488">(</text:span>L<text:span text:style-name="T488">)</text:span></text:p>
          </table:table-cell>
          <table:table-cell table:style-name="R_5f_Itemsets_5f_candidatos_5f__26__5f_Regras_5f_de_5f_associação.A1" office:value-type="string">
            <text:p text:style-name="P273">4/<text:span text:style-name="T498">10 = 0,4</text:span></text:p>
          </table:table-cell>
          <table:table-cell table:style-name="R_5f_Itemsets_5f_candidatos_5f__26__5f_Regras_5f_de_5f_associação.C1"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9"><text:span text:style-name="T488">(</text:span>CN<text:span text:style-name="T488">)</text:span></text:p>
          </table:table-cell>
          <table:table-cell table:style-name="R_5f_Itemsets_5f_candidatos_5f__26__5f_Regras_5f_de_5f_associação.A2" office:value-type="string">
            <text:p text:style-name="P273">5/<text:span text:style-name="T498">10 = 0,5</text:span></text:p>
          </table:table-cell>
          <table:table-cell table:style-name="R_5f_Itemsets_5f_candidatos_5f__26__5f_Regras_5f_de_5f_associação.C2"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9"><text:span text:style-name="T488">(</text:span>CD<text:span text:style-name="T488">)</text:span></text:p>
          </table:table-cell>
          <table:table-cell table:style-name="R_5f_Itemsets_5f_candidatos_5f__26__5f_Regras_5f_de_5f_associação.A2" office:value-type="string">
            <text:p text:style-name="P273">6/<text:span text:style-name="T498">10 = 0,6</text:span></text:p>
          </table:table-cell>
          <table:table-cell table:style-name="R_5f_Itemsets_5f_candidatos_5f__26__5f_Regras_5f_de_5f_associação.C2"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9"><text:span text:style-name="T488">(</text:span>B<text:span text:style-name="T488">)</text:span></text:p>
          </table:table-cell>
          <table:table-cell table:style-name="R_5f_Itemsets_5f_candidatos_5f__26__5f_Regras_5f_de_5f_associação.A2" office:value-type="string">
            <text:p text:style-name="P278">5/<text:span text:style-name="T498">10 = 0,5</text:span></text:p>
          </table:table-cell>
          <table:table-cell table:style-name="R_5f_Itemsets_5f_candidatos_5f__26__5f_Regras_5f_de_5f_associação.C2"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9"><text:span text:style-name="T488">(</text:span>A<text:span text:style-name="T488">)</text:span></text:p>
          </table:table-cell>
          <table:table-cell table:style-name="R_5f_Itemsets_5f_candidatos_5f__26__5f_Regras_5f_de_5f_associação.A2" office:value-type="string">
            <text:p text:style-name="P278">5/<text:span text:style-name="T498">10 = 0,5</text:span></text:p>
          </table:table-cell>
          <table:table-cell table:style-name="R_5f_Itemsets_5f_candidatos_5f__26__5f_Regras_5f_de_5f_associação.C2"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69"><text:span text:style-name="T488">(</text:span>E<text:span text:style-name="T488">)</text:span></text:p>
          </table:table-cell>
          <table:table-cell table:style-name="R_5f_Itemsets_5f_candidatos_5f__26__5f_Regras_5f_de_5f_associação.A2" office:value-type="string">
            <text:p text:style-name="P278">5/<text:span text:style-name="T498">10 = 0,5</text:span></text:p>
          </table:table-cell>
          <table:table-cell table:style-name="R_5f_Itemsets_5f_candidatos_5f__26__5f_Regras_5f_de_5f_associação.C2" office:value-type="string">
            <text:p text:style-name="P293"><text:span text:style-name="T150">X</text:span><text:span text:style-name="T188"> - </text:span><text:span text:style-name="T163">não</text:span> aprovado</text:p>
          </table:table-cell>
        </table:table-row>
        <table:table-row>
          <table:table-cell table:style-name="R_5f_Itemsets_5f_candidatos_5f__26__5f_Regras_5f_de_5f_associação.A2" office:value-type="string">
            <text:p text:style-name="P228"><text:span text:style-name="T499">(L,</text:span><text:span text:style-name="T500">CN</text:span><text:span text:style-name="T499">)</text:span></text:p>
          </table:table-cell>
          <table:table-cell table:style-name="R_5f_Itemsets_5f_candidatos_5f__26__5f_Regras_5f_de_5f_associação.A2" office:value-type="string">
            <text:p text:style-name="P297">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N,CD)</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N,B)</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N,E)</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D,B)</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D,A)</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CD,E)</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7">(B,A)</text:p>
          </table:table-cell>
          <table:table-cell table:style-name="R_5f_Itemsets_5f_candidatos_5f__26__5f_Regras_5f_de_5f_associação.A2" office:value-type="string">
            <text:p text:style-name="P297">4/10 <text:span text:style-name="T502">= 0,4</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7">(B,E)</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48"><text:span text:style-name="T455">(</text:span>A,E)</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72">(<text:span text:style-name="T456">E</text:span>,B,CN)</text:p>
          </table:table-cell>
          <table:table-cell table:style-name="R_5f_Itemsets_5f_candidatos_5f__26__5f_Regras_5f_de_5f_associação.A2" office:value-type="string">
            <text:p text:style-name="P298">3/10 <text:span text:style-name="T502">= 0,3</text:span></text:p>
          </table:table-cell>
          <table:table-cell table:style-name="R_5f_Itemsets_5f_candidatos_5f__26__5f_Regras_5f_de_5f_associação.C2" office:value-type="string">
            <text:p text:style-name="P288">√</text:p>
          </table:table-cell>
        </table:table-row>
        <table:table-row>
          <table:table-cell table:style-name="R_5f_Itemsets_5f_candidatos_5f__26__5f_Regras_5f_de_5f_associação.A2" office:value-type="string">
            <text:p text:style-name="P160">(CD,B,A)</text:p>
          </table:table-cell>
          <table:table-cell table:style-name="R_5f_Itemsets_5f_candidatos_5f__26__5f_Regras_5f_de_5f_associação.A2" office:value-type="string">
            <text:p text:style-name="P299">3/10<text:span text:style-name="T498"> = 0,3</text:span></text:p>
          </table:table-cell>
          <table:table-cell table:style-name="R_5f_Itemsets_5f_candidatos_5f__26__5f_Regras_5f_de_5f_associação.C2" office:value-type="string">
            <text:p text:style-name="P288">√</text:p>
          </table:table-cell>
        </table:table-row>
      </table:table>
      <text:p text:style-name="P39"/>
      <text:p text:style-name="P40"><text:tab/></text:p>
      <text:p text:style-name="P119"><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18"><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06">(</text:span><text:span text:style-name="T454">2.7</text:span><text:span text:style-name="T506">)</text:span></text:p>
      <text:p text:style-name="P43"/>
      <text:p text:style-name="P43"/>
      <text:p text:style-name="P80"><text:soft-page-break/><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51"><text:s/><text:span text:style-name="T505">Regras candidatas</text:span></text:p>
          </table:table-cell>
          <table:table-cell table:style-name="Regras_5f_de_5f_Associação.B1" office:value-type="string">
            <text:p text:style-name="P259">Suporte</text:p>
          </table:table-cell>
          <table:table-cell table:style-name="Regras_5f_de_5f_Associação.C1" office:value-type="string">
            <text:p text:style-name="P260">Confiança</text:p>
          </table:table-cell>
          <table:table-cell table:style-name="Regras_5f_de_5f_Associação.D1" office:value-type="string">
            <text:p text:style-name="P260">Conf. Mínima</text:p>
          </table:table-cell>
          <table:table-cell table:style-name="Regras_5f_de_5f_Associação.E1" office:value-type="string">
            <text:p text:style-name="P261">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00">L =&gt; CN</text:p>
          </table:table-cell>
          <table:table-cell table:style-name="R_5f_de_5f_Associação.A1" office:value-type="string">
            <text:p text:style-name="P301">0.3</text:p>
          </table:table-cell>
          <table:table-cell table:style-name="R_5f_de_5f_Associação.A1" office:value-type="string">
            <text:p text:style-name="P302">0,3 / <text:span text:style-name="T503">0,4 = 0,75</text:span></text:p>
          </table:table-cell>
          <table:table-cell table:style-name="R_5f_de_5f_Associação.A1" office:value-type="string">
            <text:p text:style-name="P304">0,7</text:p>
          </table:table-cell>
          <table:table-cell table:style-name="R_5f_de_5f_Associação.E1" office:value-type="string">
            <text:p text:style-name="P288">√</text:p>
          </table:table-cell>
        </table:table-row>
        <table:table-row>
          <table:table-cell table:style-name="R_5f_de_5f_Associação.A2" office:value-type="string">
            <text:p text:style-name="P300">CN =&gt; L</text:p>
          </table:table-cell>
          <table:table-cell table:style-name="R_5f_de_5f_Associação.A2" office:value-type="string">
            <text:p text:style-name="P301">0.3</text:p>
          </table:table-cell>
          <table:table-cell table:style-name="R_5f_de_5f_Associação.A2" office:value-type="string">
            <text:p text:style-name="P302">0,3 / <text:span text:style-name="T503">0,5 = 0,6</text:span></text:p>
          </table:table-cell>
          <table:table-cell table:style-name="R_5f_de_5f_Associação.A2" office:value-type="string">
            <text:p text:style-name="P304">0,7</text:p>
          </table:table-cell>
          <table:table-cell table:style-name="R_5f_de_5f_Associação.E2" office:value-type="string">
            <text:p text:style-name="P292"><text:span text:style-name="T505">N</text:span>ão aprovad<text:span text:style-name="T544">as</text:span></text:p>
          </table:table-cell>
        </table:table-row>
        <table:table-row>
          <table:table-cell table:style-name="R_5f_de_5f_Associação.A2" office:value-type="string">
            <text:p text:style-name="P300">CN =&gt; CD</text:p>
          </table:table-cell>
          <table:table-cell table:style-name="R_5f_de_5f_Associação.A2" office:value-type="string">
            <text:p text:style-name="P301">0.3</text:p>
          </table:table-cell>
          <table:table-cell table:style-name="R_5f_de_5f_Associação.A2" office:value-type="string">
            <text:p text:style-name="P302">0,3 / <text:span text:style-name="T503">0</text:span>,<text:span text:style-name="T503">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300">CD =&gt; CN</text:p>
          </table:table-cell>
          <table:table-cell table:style-name="R_5f_de_5f_Associação.A2" office:value-type="string">
            <text:p text:style-name="P301">0.3</text:p>
          </table:table-cell>
          <table:table-cell table:style-name="R_5f_de_5f_Associação.A2" office:value-type="string">
            <text:p text:style-name="P302">0,3 / <text:span text:style-name="T503">0,6 = 0,5</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300">CN =&gt; B</text:p>
          </table:table-cell>
          <table:table-cell table:style-name="R_5f_de_5f_Associação.A2" office:value-type="string">
            <text:p text:style-name="P301">0.3</text:p>
          </table:table-cell>
          <table:table-cell table:style-name="R_5f_de_5f_Associação.A2" office:value-type="string">
            <text:p text:style-name="P302">0,3 / <text:span text:style-name="T503">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300">B =&gt; CN</text:p>
          </table:table-cell>
          <table:table-cell table:style-name="R_5f_de_5f_Associação.A2" office:value-type="string">
            <text:p text:style-name="P301">0.3</text:p>
          </table:table-cell>
          <table:table-cell table:style-name="R_5f_de_5f_Associação.A2" office:value-type="string">
            <text:p text:style-name="P302">0,3 /<text:span text:style-name="T503"> 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229">CN =&gt; E</text:p>
          </table:table-cell>
          <table:table-cell table:style-name="R_5f_de_5f_Associação.A2" office:value-type="string">
            <text:p text:style-name="P301">0.3</text:p>
          </table:table-cell>
          <table:table-cell table:style-name="R_5f_de_5f_Associação.A2" office:value-type="string">
            <text:p text:style-name="P302">0,3 / <text:span text:style-name="T503">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E =&gt; CN</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CD =&gt; B</text:p>
          </table:table-cell>
          <table:table-cell table:style-name="R_5f_de_5f_Associação.A2" office:value-type="string">
            <text:p text:style-name="P301">0.3</text:p>
          </table:table-cell>
          <table:table-cell table:style-name="R_5f_de_5f_Associação.A2" office:value-type="string">
            <text:p text:style-name="P302">0,3 / <text:span text:style-name="T504">0,6 = 0,5</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B =&gt; CD</text:p>
          </table:table-cell>
          <table:table-cell table:style-name="R_5f_de_5f_Associação.A2" office:value-type="string">
            <text:p text:style-name="P301">0.3</text:p>
          </table:table-cell>
          <table:table-cell table:style-name="R_5f_de_5f_Associação.A2" office:value-type="string">
            <text:p text:style-name="P302">0,3 / <text:span text:style-name="T504">0,5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CD =&gt; A</text:p>
          </table:table-cell>
          <table:table-cell table:style-name="R_5f_de_5f_Associação.A2" office:value-type="string">
            <text:p text:style-name="P301">0.3</text:p>
          </table:table-cell>
          <table:table-cell table:style-name="R_5f_de_5f_Associação.A2" office:value-type="string">
            <text:p text:style-name="P302">0.3 / <text:span text:style-name="T504">0,6 = 0,5</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A =&gt; CD</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5">CD =&gt; E</text:p>
          </table:table-cell>
          <table:table-cell table:style-name="R_5f_de_5f_Associação.A2" office:value-type="string">
            <text:p text:style-name="P301">0.3</text:p>
          </table:table-cell>
          <table:table-cell table:style-name="R_5f_de_5f_Associação.A2" office:value-type="string">
            <text:p text:style-name="P302">0.3 / <text:span text:style-name="T504">0,6 = 0,5</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E =&gt; CD</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B =&gt; A</text:p>
          </table:table-cell>
          <table:table-cell table:style-name="R_5f_de_5f_Associação.A2" office:value-type="string">
            <text:p text:style-name="P301">0.<text:span text:style-name="T503">4</text:span></text:p>
          </table:table-cell>
          <table:table-cell table:style-name="R_5f_de_5f_Associação.A2" office:value-type="string">
            <text:p text:style-name="P302">0.<text:span text:style-name="T503">4 / 0,5 = 0,8</text:span></text:p>
          </table:table-cell>
          <table:table-cell table:style-name="R_5f_de_5f_Associação.A2" office:value-type="string">
            <text:p text:style-name="P304">0,7</text:p>
          </table:table-cell>
          <table:table-cell table:style-name="R_5f_de_5f_Associação.E2" office:value-type="string">
            <text:p text:style-name="P290">√</text:p>
          </table:table-cell>
        </table:table-row>
        <table:table-row>
          <table:table-cell table:style-name="R_5f_de_5f_Associação.A2" office:value-type="string">
            <text:p text:style-name="P176">A =&gt; B</text:p>
          </table:table-cell>
          <table:table-cell table:style-name="R_5f_de_5f_Associação.A2" office:value-type="string">
            <text:p text:style-name="P301">0.<text:span text:style-name="T503">4</text:span></text:p>
          </table:table-cell>
          <table:table-cell table:style-name="R_5f_de_5f_Associação.A2" office:value-type="string">
            <text:p text:style-name="P302">0.<text:span text:style-name="T503">4 / 0,5 = 0,8</text:span></text:p>
          </table:table-cell>
          <table:table-cell table:style-name="R_5f_de_5f_Associação.A2" office:value-type="string">
            <text:p text:style-name="P304">0,7</text:p>
          </table:table-cell>
          <table:table-cell table:style-name="R_5f_de_5f_Associação.E2" office:value-type="string">
            <text:p text:style-name="P290">√</text:p>
          </table:table-cell>
        </table:table-row>
        <table:table-row>
          <table:table-cell table:style-name="R_5f_de_5f_Associação.A2" office:value-type="string">
            <text:p text:style-name="P176">B =&gt; E</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E =&gt; B</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A =&gt; E</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E =&gt; A</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E =&gt; (B,CN)</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B =&gt; (E,CN)</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CN =&gt; (B,E)</text:p>
          </table:table-cell>
          <table:table-cell table:style-name="R_5f_de_5f_Associação.A2" office:value-type="string">
            <text:p text:style-name="P301">0.3</text:p>
          </table:table-cell>
          <table:table-cell table:style-name="R_5f_de_5f_Associação.A2" office:value-type="string">
            <text:p text:style-name="P302">0.3 / <text:span text:style-name="T504">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6">(B,CN) =&gt; E</text:p>
          </table:table-cell>
          <table:table-cell table:style-name="R_5f_de_5f_Associação.A2" office:value-type="string">
            <text:p text:style-name="P301">0.3</text:p>
          </table:table-cell>
          <table:table-cell table:style-name="R_5f_de_5f_Associação.A2" office:value-type="string">
            <text:p text:style-name="P302">0.3 / <text:span text:style-name="T504">0,3 = 1</text:span></text:p>
          </table:table-cell>
          <table:table-cell table:style-name="R_5f_de_5f_Associação.A2" office:value-type="string">
            <text:p text:style-name="P304">0,7</text:p>
          </table:table-cell>
          <table:table-cell table:style-name="R_5f_de_5f_Associação.E2" office:value-type="string">
            <text:p text:style-name="P288">√</text:p>
          </table:table-cell>
        </table:table-row>
        <table:table-row>
          <table:table-cell table:style-name="R_5f_de_5f_Associação.A2" office:value-type="string">
            <text:p text:style-name="P176">(E,CN) =&gt; B</text:p>
          </table:table-cell>
          <table:table-cell table:style-name="R_5f_de_5f_Associação.A2" office:value-type="string">
            <text:p text:style-name="P301">0.3</text:p>
          </table:table-cell>
          <table:table-cell table:style-name="R_5f_de_5f_Associação.A2" office:value-type="string">
            <text:p text:style-name="P302">0.3 / <text:span text:style-name="T505">0,3 = 1</text:span></text:p>
          </table:table-cell>
          <table:table-cell table:style-name="R_5f_de_5f_Associação.A2" office:value-type="string">
            <text:p text:style-name="P304">0,7</text:p>
          </table:table-cell>
          <table:table-cell table:style-name="R_5f_de_5f_Associação.E2" office:value-type="string">
            <text:p text:style-name="P288">√</text:p>
          </table:table-cell>
        </table:table-row>
        <table:table-row>
          <table:table-cell table:style-name="R_5f_de_5f_Associação.A2" office:value-type="string">
            <text:p text:style-name="P177">(B,E) <text:span text:style-name="T502">=&gt; CN</text:span></text:p>
          </table:table-cell>
          <table:table-cell table:style-name="R_5f_de_5f_Associação.A2" office:value-type="string">
            <text:p text:style-name="P301">0.3</text:p>
          </table:table-cell>
          <table:table-cell table:style-name="R_5f_de_5f_Associação.A2" office:value-type="string">
            <text:p text:style-name="P302">0.3 / <text:span text:style-name="T505">0,3 = 1</text:span></text:p>
          </table:table-cell>
          <table:table-cell table:style-name="R_5f_de_5f_Associação.A2" office:value-type="string">
            <text:p text:style-name="P304">0,7</text:p>
          </table:table-cell>
          <table:table-cell table:style-name="R_5f_de_5f_Associação.E2" office:value-type="string">
            <text:p text:style-name="P288">√</text:p>
          </table:table-cell>
        </table:table-row>
        <table:table-row>
          <table:table-cell table:style-name="R_5f_de_5f_Associação.A2" office:value-type="string">
            <text:p text:style-name="P178">CD =&gt; (B,A)</text:p>
          </table:table-cell>
          <table:table-cell table:style-name="R_5f_de_5f_Associação.A2" office:value-type="string">
            <text:p text:style-name="P303">0.3</text:p>
          </table:table-cell>
          <table:table-cell table:style-name="R_5f_de_5f_Associação.A2" office:value-type="string">
            <text:p text:style-name="P303">0.3 / <text:span text:style-name="T505">0,6 =0,5</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8">B =&gt; (CD,A)</text:p>
          </table:table-cell>
          <table:table-cell table:style-name="R_5f_de_5f_Associação.A2" office:value-type="string">
            <text:p text:style-name="P303">0.3</text:p>
          </table:table-cell>
          <table:table-cell table:style-name="R_5f_de_5f_Associação.A2" office:value-type="string">
            <text:p text:style-name="P303">0.3 / <text:span text:style-name="T505">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8">A =&gt; (CD,B)</text:p>
          </table:table-cell>
          <table:table-cell table:style-name="R_5f_de_5f_Associação.A2" office:value-type="string">
            <text:p text:style-name="P303">0.3</text:p>
          </table:table-cell>
          <table:table-cell table:style-name="R_5f_de_5f_Associação.A2" office:value-type="string">
            <text:p text:style-name="P303">0.3 / <text:span text:style-name="T505">0,5 = 0,6</text:span></text:p>
          </table:table-cell>
          <table:table-cell table:style-name="R_5f_de_5f_Associação.A2" office:value-type="string">
            <text:p text:style-name="P304">0,7</text:p>
          </table:table-cell>
          <table:table-cell table:style-name="R_5f_de_5f_Associação.E2" office:value-type="string">
            <text:p text:style-name="P293"><text:span text:style-name="T505">N</text:span>ão aprovad<text:span text:style-name="T544">as</text:span></text:p>
          </table:table-cell>
        </table:table-row>
        <table:table-row>
          <table:table-cell table:style-name="R_5f_de_5f_Associação.A2" office:value-type="string">
            <text:p text:style-name="P178">(B,A) =&gt; CD</text:p>
          </table:table-cell>
          <table:table-cell table:style-name="R_5f_de_5f_Associação.A2" office:value-type="string">
            <text:p text:style-name="P303">0.3</text:p>
          </table:table-cell>
          <table:table-cell table:style-name="R_5f_de_5f_Associação.A2" office:value-type="string">
            <text:p text:style-name="P303">0.3 / <text:span text:style-name="T505">0,4 = 0,75</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row>
          <table:table-cell table:style-name="R_5f_de_5f_Associação.A2" office:value-type="string">
            <text:p text:style-name="P178">(CD,A) =&gt; B</text:p>
          </table:table-cell>
          <table:table-cell table:style-name="R_5f_de_5f_Associação.A2" office:value-type="string">
            <text:p text:style-name="P303">0.3</text:p>
          </table:table-cell>
          <table:table-cell table:style-name="R_5f_de_5f_Associação.A2" office:value-type="string">
            <text:p text:style-name="P303">0.3 / <text:span text:style-name="T505">0,3 = 1</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row>
          <table:table-cell table:style-name="R_5f_de_5f_Associação.A2" office:value-type="string">
            <text:p text:style-name="P178">(CD,B) =&gt;A</text:p>
          </table:table-cell>
          <table:table-cell table:style-name="R_5f_de_5f_Associação.A2" office:value-type="string">
            <text:p text:style-name="P303">0.3</text:p>
          </table:table-cell>
          <table:table-cell table:style-name="R_5f_de_5f_Associação.A2" office:value-type="string">
            <text:p text:style-name="P303">0.3 / <text:span text:style-name="T505">0,3 = 1</text:span></text:p>
          </table:table-cell>
          <table:table-cell table:style-name="R_5f_de_5f_Associação.A2" office:value-type="string">
            <text:p text:style-name="P304">0,7</text:p>
          </table:table-cell>
          <table:table-cell table:style-name="R_5f_de_5f_Associação.E2" office:value-type="string">
            <text:p text:style-name="P289">√</text:p>
          </table:table-cell>
        </table:table-row>
      </table:table>
      <text:h text:style-name="P324" text:outline-level="1"><text:bookmark-start text:name="__RefHeading___Toc2741_2898442780"/><text:soft-page-break/>MÉTRICAS DE REGRAS DE ASSOCIAÇÃ<text:span text:style-name="T208">O</text:span><text:bookmark-end text:name="__RefHeading___Toc2741_2898442780"/></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2">Métricas</text:p>
          </table:table-cell>
          <table:table-cell table:style-name="Tabela2.A1" office:value-type="string">
            <text:p text:style-name="P227">Range</text:p>
          </table:table-cell>
          <table:table-cell table:style-name="Tabela2.A1" office:value-type="string">
            <text:p text:style-name="P143">Fórmula</text:p>
          </table:table-cell>
          <table:table-cell table:style-name="Tabela2.D1" office:value-type="string">
            <text:p text:style-name="P144">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9">Suporte </text:p>
            <text:p text:style-name="P179">(<text:span text:style-name="T118">Support</text:span>)</text:p>
          </table:table-cell>
          <table:table-cell table:style-name="Métrica.A1" office:value-type="string">
            <text:p text:style-name="P181">[<text:span text:style-name="T540">0</text:span>, 1]</text:p>
          </table:table-cell>
          <table:table-cell table:style-name="Métrica.A1" office:value-type="string">
            <text:p text:style-name="P195"><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30">√</text:p>
          </table:table-cell>
        </table:table-row>
        <table:table-row>
          <table:table-cell table:style-name="Métrica.A2" office:value-type="string">
            <text:p text:style-name="P179">Confiança </text:p>
            <text:p text:style-name="P179">(<text:span text:style-name="T118">Confidence, Strength</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6">ou</text:p>
            <text:p text:style-name="P196"><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79">Confiança</text:p>
            <text:p text:style-name="P179">Centrada</text:p>
            <text:p text:style-name="P180">(<text:span text:style-name="T118">Added </text:span></text:p>
            <text:p text:style-name="P219">Value,</text:p>
            <text:p text:style-name="P219">Pavillon </text:p>
            <text:p text:style-name="P219">Index,</text:p>
            <text:p text:style-name="P218">Centered</text:p>
            <text:p text:style-name="P179"><text:span text:style-name="T118">Confidence</text:span>)</text:p>
          </table:table-cell>
          <table:table-cell table:style-name="Métrica.A2" office:value-type="string">
            <text:p text:style-name="P181">[<text:span text:style-name="T540">-0.5</text:span>, 1]</text:p>
          </table:table-cell>
          <table:table-cell table:style-name="Métrica.A2" office:value-type="string">
            <text:p text:style-name="P327"><text:span text:style-name="T547"><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span></text:p>
            <text:p text:style-name="P326">ou</text:p>
            <text:p text:style-name="P326"><draw:frame draw:style-name="fr2" draw:name="Objeto24" text:anchor-type="as-char" svg:y="-0.386cm" svg:width="13.24cm" svg:height="0.506cm" draw:z-index="92"><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4">Confiaça </text:p>
            <text:p text:style-name="P184">Total (<text:span text:style-name="T118">All-Confidence</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29" text:anchor-type="as-char" svg:y="-0.66cm" svg:width="9.031cm" svg:height="1.111cm" draw:z-index="24"><draw:object xlink:href="./Object 31" xlink:type="simple" xlink:show="embed" xlink:actuate="onLoad"/><draw:image xlink:href="./ObjectReplacements/Object 31" xlink:type="simple" xlink:show="embed" xlink:actuate="onLoad"/><svg:desc>fórmula</svg:desc></draw:frame></text:p>
            <text:p text:style-name="P197">ou </text:p>
            <text:p text:style-name="P197"><draw:frame draw:style-name="fr2" draw:name="Objeto25" text:anchor-type="as-char" svg:y="-0.386cm" svg:width="7.465cm" svg:height="0.506cm" draw:z-index="25"><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3">Confiança</text:p>
            <text:p text:style-name="P184">Casual </text:p>
            <text:p text:style-name="P184">(<text:span text:style-name="T118">Casual</text:span></text:p>
            <text:p text:style-name="P184"><text:span text:style-name="T118">Confidence</text:span>)</text:p>
          </table:table-cell>
          <table:table-cell table:style-name="Métrica.A2" office:value-type="string">
            <text:p text:style-name="P181">[<text:span text:style-name="T540">0</text:span>, 1]</text:p>
          </table:table-cell>
          <table:table-cell table:style-name="Métrica.A2" office:value-type="string">
            <text:p text:style-name="P195"><draw:frame draw:style-name="fr2" draw:name="Objeto30" text:anchor-type="as-char" svg:y="-0.386cm" svg:width="9.322cm" svg:height="0.506cm" draw:z-index="26"><draw:object xlink:href="./Object 32" xlink:type="simple" xlink:show="embed" xlink:actuate="onLoad"/><draw:image xlink:href="./ObjectReplacements/Object 32" xlink:type="simple" xlink:show="embed" xlink:actuate="onLoad"/></draw:frame></text:p>
            <text:p text:style-name="P198">ou</text:p>
            <text:p text:style-name="P195"><draw:frame draw:style-name="fr2" draw:name="Objeto31" text:anchor-type="as-char" svg:y="-0.386cm" svg:width="7.497cm" svg:height="0.506cm" draw:z-index="27"><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4">Suporte </text:p>
            <text:p text:style-name="P184">Casual </text:p>
            <text:p text:style-name="P184">(<text:span text:style-name="T118">Casual </text:span></text:p>
            <text:p text:style-name="P183"><text:span text:style-name="T118">Support</text:span>)</text:p>
          </table:table-cell>
          <table:table-cell table:style-name="Métrica.A2" office:value-type="string">
            <text:p text:style-name="P181">[<text:span text:style-name="T540">0</text:span>, <text:span text:style-name="T540">2</text:span>]</text:p>
          </table:table-cell>
          <table:table-cell table:style-name="Métrica.A2" office:value-type="string">
            <text:p text:style-name="P199"><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199">ou</text:p>
            <text:p text:style-name="P199"><draw:frame draw:style-name="fr2" draw:name="Objeto34" text:anchor-type="as-char" svg:y="-0.386cm" svg:width="6.548cm" svg:height="0.506cm" draw:z-index="31"><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3">Fator de </text:p>
            <text:p text:style-name="P183">Certeza</text:p>
            <text:p text:style-name="P183"><text:soft-page-break/>(<text:span text:style-name="T118">Certainty</text:span></text:p>
            <text:p text:style-name="P220"><text:s/>Factor,</text:p>
            <text:p text:style-name="P183"><text:span text:style-name="T118">Loevinger</text:span>)</text:p>
          </table:table-cell>
          <table:table-cell table:style-name="Métrica.A2" office:value-type="string">
            <text:p text:style-name="P181">[-1, 1]</text:p>
          </table:table-cell>
          <table:table-cell table:style-name="Métrica.A2" office:value-type="string">
            <text:p text:style-name="P195"><draw:frame draw:style-name="fr2" draw:name="Objeto35" text:anchor-type="as-char" svg:y="-0.66cm" svg:width="9.853cm" svg:height="1.076cm" draw:z-index="33"><draw:object xlink:href="./Object 37" xlink:type="simple" xlink:show="embed" xlink:actuate="onLoad"/><draw:image xlink:href="./ObjectReplacements/Object 37" xlink:type="simple" xlink:show="embed" xlink:actuate="onLoad"/><svg:desc>fórmula</svg:desc></draw:frame></text:p>
            <text:p text:style-name="P200"><text:soft-page-break/>ou</text:p>
            <text:p text:style-name="P200"><draw:frame draw:style-name="fr2" draw:name="Objeto36" text:anchor-type="as-char" svg:y="-0.66cm" svg:width="8.25cm" svg:height="1.076cm" draw:z-index="34"><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5">Qui-Quadrado (<text:span text:style-name="T118">Chi-Squared</text:span>)</text:p>
          </table:table-cell>
          <table:table-cell table:style-name="Métrica.A2" office:value-type="string">
            <text:p text:style-name="P186">[0, <text:span text:style-name="T542">∞</text:span>]</text:p>
          </table:table-cell>
          <table:table-cell table:style-name="Métrica.A2" office:value-type="string">
            <text:p text:style-name="P182"/>
          </table:table-cell>
          <table:table-cell table:style-name="Métrica.D2" office:value-type="string">
            <text:p text:style-name="P230">√</text:p>
          </table:table-cell>
        </table:table-row>
        <table:table-row>
          <table:table-cell table:style-name="Métrica.A2" office:value-type="string">
            <text:p text:style-name="P183">Taxa de </text:p>
            <text:p text:style-name="P183">Suporte</text:p>
            <text:p text:style-name="P183">Cruzado</text:p>
            <text:p text:style-name="P184">(<text:span text:style-name="T118">Cross-</text:span></text:p>
            <text:p text:style-name="P221">Support</text:p>
            <text:p text:style-name="P184"><text:span text:style-name="T118">Ratio</text:span>)</text:p>
          </table:table-cell>
          <table:table-cell table:style-name="Métrica.A2" office:value-type="string">
            <text:p text:style-name="P186">[0, 1]</text:p>
          </table:table-cell>
          <table:table-cell table:style-name="Métrica.A2" office:value-type="string">
            <text:p text:style-name="P195"><draw:frame draw:style-name="fr2" draw:name="Objeto37" text:anchor-type="as-char" svg:y="-0.884cm" svg:width="7.855cm" svg:height="1.524cm" draw:z-index="35"><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4">Força </text:p>
            <text:p text:style-name="P184">Coletiva </text:p>
            <text:p text:style-name="P184">(<text:span text:style-name="T118">Collective Strength</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38" text:anchor-type="as-char" svg:y="-0.66cm" svg:width="8.574cm" svg:height="1.076cm" draw:z-index="36"><draw:object xlink:href="./Object 40" xlink:type="simple" xlink:show="embed" xlink:actuate="onLoad"/><draw:image xlink:href="./ObjectReplacements/Object 40" xlink:type="simple" xlink:show="embed" xlink:actuate="onLoad"/></draw:frame></text:p>
            <text:p text:style-name="P201">ou</text:p>
            <text:p text:style-name="P201"><draw:frame draw:style-name="fr2" draw:name="Objeto39" text:anchor-type="as-char" svg:y="-0.66cm" svg:width="8.705cm" svg:height="1.076cm" draw:z-index="37"><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7">Convicção</text:p>
            <text:p text:style-name="P187">(<text:span text:style-name="T118">Conviction</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40" text:anchor-type="as-char" svg:y="-0.66cm" svg:width="6.964cm" svg:height="1.076cm" draw:z-index="38"><draw:object xlink:href="./Object 42" xlink:type="simple" xlink:show="embed" xlink:actuate="onLoad"/><draw:image xlink:href="./ObjectReplacements/Object 42" xlink:type="simple" xlink:show="embed" xlink:actuate="onLoad"/><svg:desc>fórmula</svg:desc></draw:frame></text:p>
            <text:p text:style-name="P202">ou</text:p>
            <text:p text:style-name="P202"><draw:frame draw:style-name="fr2" draw:name="Objeto41" text:anchor-type="as-char" svg:y="-0.66cm" svg:width="6.004cm" svg:height="1.076cm" draw:z-index="39"><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7">Coseno </text:p>
            <text:p text:style-name="P187">(<text:span text:style-name="T118">Cosine</text:span>)</text:p>
          </table:table-cell>
          <table:table-cell table:style-name="Métrica.A2" office:value-type="string">
            <text:p text:style-name="P186">[0, 1]</text:p>
          </table:table-cell>
          <table:table-cell table:style-name="Métrica.A2" office:value-type="string">
            <text:p text:style-name="P195"><draw:frame draw:style-name="fr2" draw:name="Objeto42" text:anchor-type="as-char" svg:y="-0.66cm" svg:width="6.964cm" svg:height="1.115cm" draw:z-index="40"><draw:object xlink:href="./Object 44" xlink:type="simple" xlink:show="embed" xlink:actuate="onLoad"/><draw:image xlink:href="./ObjectReplacements/Object 44" xlink:type="simple" xlink:show="embed" xlink:actuate="onLoad"/></draw:frame></text:p>
            <text:p text:style-name="P203">ou</text:p>
            <text:p text:style-name="P203"><draw:frame draw:style-name="fr2" draw:name="Objeto43" text:anchor-type="as-char" svg:y="-0.66cm" svg:width="8.56cm" svg:height="1.115cm" draw:z-index="41"><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7">Cobertura </text:p>
            <text:p text:style-name="P187">(<text:span text:style-name="T118">Coverage</text:span>)</text:p>
          </table:table-cell>
          <table:table-cell table:style-name="Métrica.A2" office:value-type="string">
            <text:p text:style-name="P186">[0, 1]</text:p>
          </table:table-cell>
          <table:table-cell table:style-name="Métrica.A2" office:value-type="string">
            <text:p text:style-name="P195"><draw:frame draw:style-name="fr2" draw:name="Objeto44" text:anchor-type="as-char" svg:y="-0.386cm" svg:width="6.765cm" svg:height="0.506cm" draw:z-index="42"><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7">Confiança</text:p>
            <text:p text:style-name="P187">Descritiva</text:p>
            <text:p text:style-name="P187">Confirmada</text:p>
            <text:p text:style-name="P187">(<text:span text:style-name="T118">Descriptive Confirmed </text:span></text:p>
            <text:p text:style-name="P187"><text:span text:style-name="T118">Confidence</text:span>)</text:p>
          </table:table-cell>
          <table:table-cell table:style-name="Métrica.A2" office:value-type="string">
            <text:p text:style-name="P181">[-1, 1]</text:p>
          </table:table-cell>
          <table:table-cell table:style-name="Métrica.A2" office:value-type="string">
            <text:p text:style-name="P195"><draw:frame draw:style-name="fr2" draw:name="Objeto45" text:anchor-type="as-char" svg:y="-0.386cm" svg:width="9.065cm" svg:height="0.506cm" draw:z-index="43"><draw:object xlink:href="./Object 47" xlink:type="simple" xlink:show="embed" xlink:actuate="onLoad"/><draw:image xlink:href="./ObjectReplacements/Object 47" xlink:type="simple" xlink:show="embed" xlink:actuate="onLoad"/></draw:frame></text:p>
            <text:p text:style-name="P204">ou</text:p>
            <text:p text:style-name="P204"><draw:frame draw:style-name="fr2" draw:name="Objeto46" text:anchor-type="as-char" svg:y="-0.386cm" svg:width="7.317cm" svg:height="0.506cm" draw:z-index="44"><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30">√</text:p>
          </table:table-cell>
        </table:table-row>
        <text:soft-page-break/>
        <table:table-row>
          <table:table-cell table:style-name="Métrica.A2" office:value-type="string">
            <text:p text:style-name="P187">Diferença de Confiança</text:p>
            <text:p text:style-name="P187">(<text:span text:style-name="T118">Difference of Confidence</text:span>)</text:p>
          </table:table-cell>
          <table:table-cell table:style-name="Métrica.A2" office:value-type="string">
            <text:p text:style-name="P181">[-1, 1]</text:p>
          </table:table-cell>
          <table:table-cell table:style-name="Métrica.A2" office:value-type="string">
            <text:p text:style-name="P195"><draw:frame draw:style-name="fr2" draw:name="Objeto47" text:anchor-type="as-char" svg:y="-0.386cm" svg:width="9.07cm" svg:height="0.506cm" draw:z-index="45"><draw:object xlink:href="./Object 49" xlink:type="simple" xlink:show="embed" xlink:actuate="onLoad"/><draw:image xlink:href="./ObjectReplacements/Object 49" xlink:type="simple" xlink:show="embed" xlink:actuate="onLoad"/></draw:frame></text:p>
            <text:p text:style-name="P204">ou</text:p>
            <text:p text:style-name="P204"><draw:frame draw:style-name="fr2" draw:name="Objeto48" text:anchor-type="as-char" svg:y="-0.386cm" svg:width="7.322cm" svg:height="0.506cm" draw:z-index="46"><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7">Exemplo e Taxa de </text:p>
            <text:p text:style-name="P187">Contra-Exemplo</text:p>
            <text:p text:style-name="P187">(Example and Counter-Example Rate)</text:p>
          </table:table-cell>
          <table:table-cell table:style-name="Métrica.A2" office:value-type="string">
            <text:p text:style-name="P186">[0, 1]</text:p>
          </table:table-cell>
          <table:table-cell table:style-name="Métrica.A2" office:value-type="string">
            <text:p text:style-name="P195"><draw:frame draw:style-name="fr2" draw:name="Objeto49" text:anchor-type="as-char" svg:y="-0.66cm" svg:width="6.6cm" svg:height="1.076cm" draw:z-index="47"><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30">√</text:p>
          </table:table-cell>
        </table:table-row>
        <table:table-row table:style-name="Métrica.17">
          <table:table-cell table:style-name="Métrica.A2" office:value-type="string">
            <text:p text:style-name="P187">Teste Exato de <text:span text:style-name="T118">Fisher </text:span></text:p>
            <text:p text:style-name="P187">(<text:span text:style-name="T118">Fisher’s Exact Test</text:span>)</text:p>
          </table:table-cell>
          <table:table-cell table:style-name="Métrica.A2" office:value-type="string">
            <text:p text:style-name="P186">[0, 1]</text:p>
          </table:table-cell>
          <table:table-cell table:style-name="Métrica.A2" office:value-type="string">
            <text:p text:style-name="P182"/>
          </table:table-cell>
          <table:table-cell table:style-name="Métrica.D2" office:value-type="string">
            <text:p text:style-name="P230">√</text:p>
          </table:table-cell>
        </table:table-row>
        <table:table-row>
          <table:table-cell table:style-name="Métrica.A2" office:value-type="string">
            <text:p text:style-name="P187">Índice <text:span text:style-name="T118">Gini</text:span> </text:p>
            <text:p text:style-name="P187">(<text:span text:style-name="T118">Gini Index</text:span>)</text:p>
          </table:table-cell>
          <table:table-cell table:style-name="Métrica.A2" office:value-type="string">
            <text:p text:style-name="P186">[0, 1]</text:p>
          </table:table-cell>
          <table:table-cell table:style-name="Métrica.A2" office:value-type="string">
            <text:p text:style-name="P182"><draw:frame draw:style-name="fr2" draw:name="Objeto50" text:anchor-type="as-char" svg:y="-0.598cm" svg:width="16.268cm" svg:height="0.72cm" draw:z-index="48"><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7">Hiperconfiança (<text:span text:style-name="T118">Hyper_Confidence</text:span>)</text:p>
          </table:table-cell>
          <table:table-cell table:style-name="Métrica.A2" office:value-type="string">
            <text:p text:style-name="P186">[0, 1]</text:p>
          </table:table-cell>
          <table:table-cell table:style-name="Métrica.A2" office:value-type="string">
            <text:p text:style-name="P182"><draw:frame draw:style-name="fr2" draw:name="Objeto51" text:anchor-type="as-char" svg:y="-0.386cm" svg:width="9.1cm" svg:height="0.73cm" draw:z-index="49"><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8">H<text:span text:style-name="T543">i</text:span>per-<text:span text:style-name="T118">Lift</text:span> </text:p>
            <text:p text:style-name="P188">(<text:span text:style-name="T118">Hyper-Lift</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52" text:anchor-type="as-char" svg:y="-0.88cm" svg:width="5.445cm" svg:height="1.519cm" draw:z-index="50"><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8">Taxa de </text:p>
            <text:p text:style-name="P188">Desequilibrio</text:p>
            <text:p text:style-name="P188">(<text:span text:style-name="T118">Imbalance </text:span></text:p>
            <text:p text:style-name="P188"><text:span text:style-name="T118">Ratio</text:span>)</text:p>
          </table:table-cell>
          <table:table-cell table:style-name="Métrica.A2" office:value-type="string">
            <text:p text:style-name="P186">[0, 1]</text:p>
          </table:table-cell>
          <table:table-cell table:style-name="Métrica.A2" office:value-type="string">
            <text:p text:style-name="P195"><draw:frame draw:style-name="fr2" draw:name="Objeto54" text:anchor-type="as-char" svg:y="-0.661cm" svg:width="8.758cm" svg:height="1.08cm" draw:z-index="51"><draw:object xlink:href="./Object 56" xlink:type="simple" xlink:show="embed" xlink:actuate="onLoad"/><draw:image xlink:href="./ObjectReplacements/Object 56" xlink:type="simple" xlink:show="embed" xlink:actuate="onLoad"/></draw:frame></text:p>
            <text:p text:style-name="P205">ou</text:p>
            <text:p text:style-name="P205"><draw:frame draw:style-name="fr2" draw:name="Objeto53" text:anchor-type="as-char" svg:y="-0.661cm" svg:width="9.119cm" svg:height="1.08cm" draw:z-index="52"><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8">Importância </text:p>
            <text:p text:style-name="P188">(<text:span text:style-name="T118">Importance</text:span>)</text:p>
          </table:table-cell>
          <table:table-cell table:style-name="Métrica.A2" office:value-type="string">
            <text:p text:style-name="P181">[-<text:span text:style-name="T542">∞,∞</text:span>]</text:p>
          </table:table-cell>
          <table:table-cell table:style-name="Métrica.A2" office:value-type="string">
            <text:p text:style-name="P195"><draw:frame draw:style-name="fr2" draw:name="Objeto55" text:anchor-type="as-char" svg:y="-0.386cm" svg:width="8.918cm" svg:height="0.73cm" draw:z-index="53"><draw:object xlink:href="./Object 57" xlink:type="simple" xlink:show="embed" xlink:actuate="onLoad"/><draw:image xlink:href="./ObjectReplacements/Object 57" xlink:type="simple" xlink:show="embed" xlink:actuate="onLoad"/><svg:desc>fórmula</svg:desc></draw:frame></text:p>
            <text:p text:style-name="P206">onde <text:span text:style-name="T118">L</text:span>= Laplace Correctd Confidence</text:p>
          </table:table-cell>
          <table:table-cell table:style-name="Métrica.D2" office:value-type="string">
            <text:p text:style-name="P230">√</text:p>
          </table:table-cell>
        </table:table-row>
        <table:table-row>
          <table:table-cell table:style-name="Métrica.A2" office:value-type="string">
            <text:p text:style-name="P188">Melhoria </text:p>
            <text:p text:style-name="P188"><text:soft-page-break/>(<text:span text:style-name="T118">Improvement</text:span>)</text:p>
          </table:table-cell>
          <table:table-cell table:style-name="Métrica.A2" office:value-type="string">
            <text:p text:style-name="P181">[0, 1]</text:p>
          </table:table-cell>
          <table:table-cell table:style-name="Métrica.A2" office:value-type="string">
            <text:p text:style-name="P195"><draw:frame draw:style-name="fr2" draw:name="Objeto56" text:anchor-type="as-char" svg:y="-0.386cm" svg:width="10.112cm" svg:height="0.73cm" draw:z-index="54"><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8">Coeficiente de <text:span text:style-name="T118">Jacard</text:span> </text:p>
            <text:p text:style-name="P188">(<text:span text:style-name="T118">Jaccard </text:span></text:p>
            <text:p text:style-name="P188"><text:span text:style-name="T118">Coefficient</text:span>)</text:p>
          </table:table-cell>
          <table:table-cell table:style-name="Métrica.A2" office:value-type="string">
            <text:p text:style-name="P186">[-1, 1]</text:p>
          </table:table-cell>
          <table:table-cell table:style-name="Métrica.A2" office:value-type="string">
            <text:p text:style-name="P195"><draw:frame draw:style-name="fr2" draw:name="Objeto57" text:anchor-type="as-char" svg:y="-0.66cm" svg:width="10.042cm" svg:height="1.076cm" draw:z-index="55"><draw:object xlink:href="./Object 59" xlink:type="simple" xlink:show="embed" xlink:actuate="onLoad"/><draw:image xlink:href="./ObjectReplacements/Object 59" xlink:type="simple" xlink:show="embed" xlink:actuate="onLoad"/><svg:desc>fórmula</svg:desc></draw:frame></text:p>
            <text:p text:style-name="P207">ou</text:p>
            <text:p text:style-name="P207"><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8">Medida <text:span text:style-name="T118">J</text:span> </text:p>
            <text:p text:style-name="P188">(<text:span text:style-name="T118">J-Measure</text:span>)</text:p>
          </table:table-cell>
          <table:table-cell table:style-name="Métrica.A2" office:value-type="string">
            <text:p text:style-name="P186">[0, 1]</text:p>
          </table:table-cell>
          <table:table-cell table:style-name="Métrica.A2" office:value-type="string">
            <text:p text:style-name="P207"><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222">Kappa</text:p>
          </table:table-cell>
          <table:table-cell table:style-name="Métrica.A2" office:value-type="string">
            <text:p text:style-name="P186">[-1, 1]</text:p>
          </table:table-cell>
          <table:table-cell table:style-name="Métrica.A2" office:value-type="string">
            <text:p text:style-name="P195"><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222">Klosgen</text:p>
          </table:table-cell>
          <table:table-cell table:style-name="Métrica.A2" office:value-type="string">
            <text:p text:style-name="P186">[-1, 1]</text:p>
          </table:table-cell>
          <table:table-cell table:style-name="Métrica.A2" office:value-type="string">
            <text:p text:style-name="P208"><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09">ou</text:p>
            <text:p text:style-name="P209"><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222">Kulezynski</text:p>
          </table:table-cell>
          <table:table-cell table:style-name="Métrica.A2" office:value-type="string">
            <text:p text:style-name="P186">[0, 1]</text:p>
          </table:table-cell>
          <table:table-cell table:style-name="Métrica.A2" office:value-type="string">
            <text:p text:style-name="P209"><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09">ou</text:p>
            <text:p text:style-name="P209"><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09">ou</text:p>
            <text:p text:style-name="P209"><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88">Associação </text:p>
            <text:p text:style-name="P188">Preditiva </text:p>
            <text:p text:style-name="P189">(<text:span text:style-name="T118">Goodman-Kruskal, </text:span></text:p>
            <text:p text:style-name="P223">Predictive </text:p>
            <text:p text:style-name="P189"><text:span text:style-name="T118">Association</text:span>)</text:p>
          </table:table-cell>
          <table:table-cell table:style-name="Métrica.A2" office:value-type="string">
            <text:p text:style-name="P186">[0, 1]</text:p>
          </table:table-cell>
          <table:table-cell table:style-name="Métrica.A2" office:value-type="string">
            <text:p text:style-name="P195"><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88">Confiança </text:p>
            <text:p text:style-name="P188">Corrigida por <text:span text:style-name="T118">LaPlace </text:span></text:p>
            <text:p text:style-name="P188">(<text:span text:style-name="T118">Laplace </text:span></text:p>
            <text:p text:style-name="P222">Corrected </text:p>
            <text:p text:style-name="P188"><text:span text:style-name="T118">Confidence</text:span>)</text:p>
          </table:table-cell>
          <table:table-cell table:style-name="Métrica.A2" office:value-type="string">
            <text:p text:style-name="P186">[0, 1]</text:p>
          </table:table-cell>
          <table:table-cell table:style-name="Métrica.A2" office:value-type="string">
            <text:p text:style-name="P195"><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30">√</text:p>
          </table:table-cell>
        </table:table-row>
        <text:soft-page-break/>
        <table:table-row>
          <table:table-cell table:style-name="Métrica.A2" office:value-type="string">
            <text:p text:style-name="P190">Menos </text:p>
            <text:p text:style-name="P190">Contradição</text:p>
            <text:p text:style-name="P190">(<text:span text:style-name="T118">Least </text:span></text:p>
            <text:p text:style-name="P190"><text:span text:style-name="T118">Contradiction</text:span>)</text:p>
          </table:table-cell>
          <table:table-cell table:style-name="Métrica.A2" office:value-type="string">
            <text:p text:style-name="P186">[-1, 1]</text:p>
          </table:table-cell>
          <table:table-cell table:style-name="Métrica.A2" office:value-type="string">
            <text:p text:style-name="P195"><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10">ou</text:p>
            <text:p text:style-name="P210"><draw:frame draw:style-name="fr2" draw:name="Objeto70" text:anchor-type="as-char" svg:y="-0.66cm" svg:width="9.606cm" svg:height="1.076cm" draw:z-index="69"><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1">Similaridade de <text:span text:style-name="T118">Lerman</text:span> (<text:span text:style-name="T118">Lerman </text:span></text:p>
            <text:p text:style-name="P191"><text:span text:style-name="T118">Similarity</text:span>)</text:p>
          </table:table-cell>
          <table:table-cell table:style-name="Métrica.A2" office:value-type="string">
            <text:p text:style-name="P186">[0, 1]</text:p>
          </table:table-cell>
          <table:table-cell table:style-name="Métrica.A2" office:value-type="string">
            <text:p text:style-name="P195"><draw:frame draw:style-name="fr2" draw:name="Objeto68" text:anchor-type="as-char" svg:y="-0.66cm" svg:width="9.052cm" svg:height="1.115cm" draw:z-index="70"><draw:object xlink:href="./Object 70" xlink:type="simple" xlink:show="embed" xlink:actuate="onLoad"/><draw:image xlink:href="./ObjectReplacements/Object 70" xlink:type="simple" xlink:show="embed" xlink:actuate="onLoad"/><svg:desc>fórmula</svg:desc></draw:frame></text:p>
            <text:p text:style-name="P211">ou </text:p>
            <text:p text:style-name="P211"><draw:frame draw:style-name="fr2" draw:name="Objeto71" text:anchor-type="as-char" svg:y="-1.415cm" svg:width="8.061cm" svg:height="2.699cm" draw:z-index="71"><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0">Alavancagem, </text:p>
            <text:p text:style-name="P190">Medida <text:span text:style-name="T118">Piatetsky-Shapiro</text:span> </text:p>
            <text:p text:style-name="P191">(<text:span text:style-name="T118">Leverage, </text:span></text:p>
            <text:p text:style-name="P226">Piatetsky-Shapiro </text:p>
            <text:p text:style-name="P191"><text:span text:style-name="T118">Measure</text:span>)</text:p>
          </table:table-cell>
          <table:table-cell table:style-name="Métrica.A2" office:value-type="string">
            <text:p text:style-name="P186">[-1, 1]</text:p>
          </table:table-cell>
          <table:table-cell table:style-name="Métrica.A2" office:value-type="string">
            <text:p text:style-name="P195"><draw:frame draw:style-name="fr2" draw:name="Objeto72" text:anchor-type="as-char" svg:y="-0.386cm" svg:width="8.648cm" svg:height="0.506cm" draw:z-index="72"><draw:object xlink:href="./Object 74" xlink:type="simple" xlink:show="embed" xlink:actuate="onLoad"/><draw:image xlink:href="./ObjectReplacements/Object 74" xlink:type="simple" xlink:show="embed" xlink:actuate="onLoad"/><svg:desc>fórmula</svg:desc></draw:frame></text:p>
            <text:p text:style-name="P211">ou</text:p>
            <text:p text:style-name="P211"><draw:frame draw:style-name="fr2" draw:name="Objeto73" text:anchor-type="as-char" svg:y="-0.386cm" svg:width="7.726cm" svg:height="0.506cm" draw:z-index="73"><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0">Elevador, </text:p>
            <text:p text:style-name="P191">Interesse, </text:p>
            <text:p text:style-name="P191">Juros </text:p>
            <text:p text:style-name="P190">(<text:span text:style-name="T118">Lift, Interest</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74" text:anchor-type="as-char" svg:y="-0.66cm" svg:width="9.488cm" svg:height="1.076cm" draw:z-index="74"><draw:object xlink:href="./Object 76" xlink:type="simple" xlink:show="embed" xlink:actuate="onLoad"/><draw:image xlink:href="./ObjectReplacements/Object 76" xlink:type="simple" xlink:show="embed" xlink:actuate="onLoad"/></draw:frame></text:p>
            <text:p text:style-name="P212">ou</text:p>
            <text:p text:style-name="P212"><draw:frame draw:style-name="fr2" draw:name="Objeto75" text:anchor-type="as-char" svg:y="-0.66cm" svg:width="4.628cm" svg:height="1.076cm" draw:z-index="75"><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0">Confiança </text:p>
            <text:p text:style-name="P190">Máxima (<text:span text:style-name="T118">MaxConfidence</text:span>)</text:p>
          </table:table-cell>
          <table:table-cell table:style-name="Métrica.A2" office:value-type="string">
            <text:p text:style-name="P186">[0, 1]</text:p>
          </table:table-cell>
          <table:table-cell table:style-name="Métrica.A2" office:value-type="string">
            <text:p text:style-name="P195"><draw:frame draw:style-name="fr2" draw:name="Objeto76" text:anchor-type="as-char" svg:y="-0.386cm" svg:width="9.948cm" svg:height="0.506cm" draw:z-index="76"><draw:object xlink:href="./Object 78" xlink:type="simple" xlink:show="embed" xlink:actuate="onLoad"/><draw:image xlink:href="./ObjectReplacements/Object 78" xlink:type="simple" xlink:show="embed" xlink:actuate="onLoad"/><svg:desc>fórmula</svg:desc></draw:frame></text:p>
            <text:p text:style-name="P213">ou</text:p>
            <text:p text:style-name="P213"><draw:frame draw:style-name="fr2" draw:name="Objeto77" text:anchor-type="as-char" svg:y="-0.386cm" svg:width="8.849cm" svg:height="0.506cm" draw:z-index="77"><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1">Informação Mútua, </text:p>
            <text:p text:style-name="P191">Incerteza (<text:span text:style-name="T118">Mutual </text:span></text:p>
            <text:p text:style-name="P226"><text:soft-page-break/>Information, </text:p>
            <text:p text:style-name="P190"><text:span text:style-name="T118">Uncertainty</text:span>)</text:p>
          </table:table-cell>
          <table:table-cell table:style-name="Métrica.A2" office:value-type="string">
            <text:p text:style-name="P186">[0, 1]</text:p>
          </table:table-cell>
          <table:table-cell table:style-name="Métrica.A2" office:value-type="string">
            <text:p text:style-name="P195"><draw:frame draw:style-name="fr2" draw:name="Objeto78" text:anchor-type="as-char" svg:y="-1.67cm" svg:width="11.172cm" svg:height="3.082cm" draw:z-index="78"><draw:object xlink:href="./Object 80" xlink:type="simple" xlink:show="embed" xlink:actuate="onLoad"/><draw:image xlink:href="./ObjectReplacements/Object 80" xlink:type="simple" xlink:show="embed" xlink:actuate="onLoad"/></draw:frame></text:p>
            <text:p text:style-name="P213"><text:soft-page-break/>ou</text:p>
            <text:p text:style-name="P213"><draw:frame draw:style-name="fr2" draw:name="Objeto92" text:anchor-type="as-char" svg:y="-1.431cm" svg:width="12.501cm" svg:height="2.394cm" draw:z-index="93"><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2">Taxa <text:span text:style-name="T118">Odds</text:span> </text:p>
            <text:p text:style-name="P192">(<text:span text:style-name="T118">Odds Ratio</text:span>)</text:p>
          </table:table-cell>
          <table:table-cell table:style-name="Métrica.A2" office:value-type="string">
            <text:p text:style-name="P186">[0, <text:span text:style-name="T542">∞</text:span>]</text:p>
          </table:table-cell>
          <table:table-cell table:style-name="Métrica.A2" office:value-type="string">
            <text:p text:style-name="P195"><draw:frame draw:style-name="fr2"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14">ou</text:p>
            <text:p text:style-name="P214"><draw:frame draw:style-name="fr2" draw:name="Objeto80" text:anchor-type="as-char" svg:y="-0.66cm" svg:width="5.694cm" svg:height="1.076cm" draw:z-index="80"><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2">Coeficiente de Correlação </text:p>
            <text:p text:style-name="P192">(<text:span text:style-name="T118">Correlation </text:span></text:p>
            <text:p text:style-name="P192"><text:span text:style-name="T118">Coefficient</text:span>)</text:p>
          </table:table-cell>
          <table:table-cell table:style-name="Métrica.A2" office:value-type="string">
            <text:p text:style-name="P186">[-1, 1]</text:p>
          </table:table-cell>
          <table:table-cell table:style-name="Métrica.A2" office:value-type="string">
            <text:p text:style-name="P195"><draw:frame draw:style-name="fr2" draw:name="Objeto81" text:anchor-type="as-char" svg:y="-0.88cm" svg:width="5.249cm" svg:height="1.566cm" draw:z-index="81"><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92">Medida de </text:p>
            <text:p text:style-name="P225">Ralambondrainy <text:span text:style-name="T163">(</text:span>Ralambondrainy </text:p>
            <text:p text:style-name="P224">Measure<text:span text:style-name="T163">)</text:span></text:p>
          </table:table-cell>
          <table:table-cell table:style-name="Métrica.A2" office:value-type="string">
            <text:p text:style-name="P186">[0, 1]</text:p>
          </table:table-cell>
          <table:table-cell table:style-name="Métrica.A2" office:value-type="string">
            <text:p text:style-name="P195"><draw:frame draw:style-name="fr2" draw:name="Objeto82" text:anchor-type="as-char" svg:y="-0.882cm" svg:width="6.075cm" svg:height="1.265cm" draw:z-index="82"><draw:object xlink:href="./Object 84" xlink:type="simple" xlink:show="embed" xlink:actuate="onLoad"/><draw:image xlink:href="./ObjectReplacements/Object 84" xlink:type="simple" xlink:show="embed" xlink:actuate="onLoad"/><svg:desc>fórmula</svg:desc></draw:frame></text:p>
            <text:p text:style-name="P215">ou</text:p>
            <text:p text:style-name="P215"><draw:frame draw:style-name="fr2" draw:name="Objeto83" text:anchor-type="as-char" svg:y="-0.386cm" svg:width="6.731cm" svg:height="0.506cm" draw:z-index="83"><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2">Desequilíbrio de Ligação </text:p>
            <text:p text:style-name="P192">Relativo</text:p>
            <text:p text:style-name="P192">(<text:span text:style-name="T118">Relative </text:span></text:p>
            <text:p text:style-name="P224">Linkage </text:p>
            <text:p text:style-name="P192"><text:span text:style-name="T118">Disequilibrium</text:span>)</text:p>
          </table:table-cell>
          <table:table-cell table:style-name="Métrica.A2" office:value-type="string">
            <text:p text:style-name="P186">[0, 1]</text:p>
          </table:table-cell>
          <table:table-cell table:style-name="Métrica.A2" office:value-type="string">
            <text:p text:style-name="P195"><draw:frame draw:style-name="fr2" draw:name="Objeto91" text:anchor-type="as-char" svg:y="-0.233cm" svg:width="0.534cm" svg:height="0.217cm" draw:z-index="84"><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92">Fator de </text:p>
            <text:p text:style-name="P192">Potência de </text:p>
            <text:p text:style-name="P192">Regra (<text:span text:style-name="T118">Rule Power Factor</text:span>)</text:p>
          </table:table-cell>
          <table:table-cell table:style-name="Métrica.A2" office:value-type="string">
            <text:p text:style-name="P186">[0, 1]</text:p>
          </table:table-cell>
          <table:table-cell table:style-name="Métrica.A2" office:value-type="string">
            <text:p text:style-name="P195"><draw:frame draw:style-name="fr2"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30">√</text:p>
          </table:table-cell>
        </table:table-row>
        <text:soft-page-break/>
        <table:table-row>
          <table:table-cell table:style-name="Métrica.A2" office:value-type="string">
            <text:p text:style-name="P193">Medida </text:p>
            <text:p text:style-name="P193"><text:span text:style-name="T118">Sebag-Schoenauer</text:span> </text:p>
            <text:p text:style-name="P192">(<text:span text:style-name="T118">Seabag-Schoenauer measure</text:span>)</text:p>
          </table:table-cell>
          <table:table-cell table:style-name="Métrica.A2" office:value-type="string">
            <text:p text:style-name="P186">[0, 1]</text:p>
          </table:table-cell>
          <table:table-cell table:style-name="Métrica.A2" office:value-type="string">
            <text:p text:style-name="P195"><draw:frame draw:style-name="fr2"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30">√</text:p>
          </table:table-cell>
        </table:table-row>
        <table:table-row>
          <table:table-cell table:style-name="Métrica.A2" office:value-type="string">
            <text:p text:style-name="P192">Ligação de </text:p>
            <text:p text:style-name="P192">Taxas Variáveis (<text:span text:style-name="T118">Varying Rates Liaison</text:span>)</text:p>
          </table:table-cell>
          <table:table-cell table:style-name="Métrica.A2" office:value-type="string">
            <text:p text:style-name="P194">[-1, <text:span text:style-name="T541">∞</text:span>]</text:p>
          </table:table-cell>
          <table:table-cell table:style-name="Métrica.A2" office:value-type="string">
            <text:p text:style-name="P195"><draw:frame draw:style-name="fr2"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216">ou</text:p>
            <text:p text:style-name="P216"><draw:frame draw:style-name="fr2"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217">ou</text:p>
            <text:p text:style-name="P217"><draw:frame draw:style-name="fr2"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30">√</text:p>
          </table:table-cell>
        </table:table-row>
        <table:table-row>
          <table:table-cell table:style-name="Métrica.A2" office:value-type="string">
            <text:p text:style-name="P193">Q de <text:span text:style-name="T118">Yule</text:span> e</text:p>
            <text:p text:style-name="P193">Y de <text:span text:style-name="T118">Yule</text:span> (<text:span text:style-name="T149">Yule’s Q and Yule’s Y</text:span>)</text:p>
          </table:table-cell>
          <table:table-cell table:style-name="Métrica.A2" office:value-type="string">
            <text:p text:style-name="P194">[-1 , 1]</text:p>
          </table:table-cell>
          <table:table-cell table:style-name="Métrica.A2" office:value-type="string">
            <text:p text:style-name="P195"><draw:frame draw:style-name="fr2"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195"/>
            <text:p text:style-name="P195"><draw:frame draw:style-name="fr2"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195"/>
          </table:table-cell>
          <table:table-cell table:style-name="Métrica.D2" office:value-type="string">
            <text:p text:style-name="P230">√</text:p>
          </table:table-cell>
        </table:table-row>
      </table:table>
      <text:p text:style-name="P35"/>
      <text:h text:style-name="P317" text:outline-level="2"><text:bookmark-start text:name="__RefHeading___Toc2875_2898442780"/><text:span text:style-name="T206">ADDED VALUE</text:span><text:span text:style-name="T204">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09"><text:tab/>Podemos afirmar que</text:span><text:span text:style-name="T119"> </text:span><text:span text:style-name="T120">C </text:span><text:span text:style-name="T209">tem uma probabilidade de 90% de estar contido em</text:span><text:span text:style-name="T119"> </text:span><text:span text:style-name="T120">t </text:span><text:span text:style-name="T121">(confiança de 0.9)</text:span><text:span text:style-name="T165">. </text:span></text:p>
      <text:p text:style-name="Standard"><text:tab/><text:span text:style-name="T26">P</text:span><text:span text:style-name="T37">el</text:span><text:span text:style-name="T26">os</text:span> critérios de avaliação até então apresentados, a regra i <text:span text:style-name="T527">aparenta ser</text:span> de grande interesse, tendo em vista seu alto índice de confiança. <text:tab/></text:p>
      <text:p text:style-name="Standard"><text:tab/>No entanto, se supp(C) ≥ 0.9, ou seja, se <text:span text:style-name="T211">a </text:span>90% das tuplas de D contem C, independentemente de conterem A ou não, nosso interesse na associação i cai signifi<text:soft-page-break/>cantemente. Portanto, não podemos negligenciar o suporte do <text:span text:style-name="T118">itemset</text:span> consequente. A métrica A<text:span text:style-name="T42">dded Value</text:span> pode ser usada para identificar casos nos quais o <text:span text:style-name="T211">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12">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11">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07">(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07">(3.1.2)</text:span></text:p>
      <text:h text:style-name="P318" text:outline-level="2"><text:bookmark-start text:name="__RefHeading___Toc2877_2898442780"/><text:span text:style-name="T147">ALL-CONFIDENCE</text:span> <text:bookmark-end text:name="__RefHeading___Toc2877_2898442780"/></text:h>
      <text:p text:style-name="Standard">Métrica definida sobre<text:span text:style-name="T118"> item</text:span><text:span text:style-name="T140">s</text:span><text:span text:style-name="T118">ets </text:span><text:span text:style-name="T176">[3]. </text:span><text:span text:style-name="T177">É</text:span><text:span text:style-name="T176"> dada por</text:span><text:span text:style-name="T138">:</text:span></text:p>
      <text:p text:style-name="Standard"><text:span text:style-name="T138"><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8"><text:tab/><text:tab/><text:tab/></text:span><text:span text:style-name="T178">(3.2)</text:span></text:p>
      <text:p text:style-name="Standard"/>
      <text:p text:style-name="Standard"><text:span text:style-name="T507">. Representa o menor índice de confiança (</text:span><text:span text:style-name="T32">2.</text:span><text:span text:style-name="T33">5</text:span><text:span text:style-name="T507">) que uma regra derivada de um </text:span><text:span text:style-name="T139">itemset</text:span><text:span text:style-name="T507"> pode assumir. Assume valores entre 0 e 1.</text:span></text:p>
      <text:p text:style-name="Standard"/>
      <text:h text:style-name="P320" text:outline-level="2"><text:bookmark-start text:name="__RefHeading___Toc2879_2898442780"/>CASUAL SUPPORT<text:bookmark-end text:name="__RefHeading___Toc2879_2898442780"/></text:h>
      <text:p text:style-name="Standard"><text:span text:style-name="T141"><text:tab/>Casual Support </text:span><text:span text:style-name="T142">[4] </text:span><text:span text:style-name="T179">é uma métrica introduzida em 1999. Seja R uma regra de associação A</text:span><text:span text:style-name="T525">⇒</text:span><text:span text:style-name="T179">C. O </text:span><text:span text:style-name="T141">casual support</text:span><text:span text:style-name="T179"> calcula o suporte (2.4) levando em consideração as transações cujos itens </text:span><text:span text:style-name="T180">não estão contidos em </text:span><draw:frame draw:style-name="fr2" draw:name="Objeto11" text:anchor-type="as-char" svg:y="-0.377cm" svg:width="1.185cm" svg:height="0.467cm" draw:z-index="56"><draw:object xlink:href="./Object 13" xlink:type="simple" xlink:show="embed" xlink:actuate="onLoad"/><draw:image xlink:href="./ObjectReplacements/Object 13" xlink:type="simple" xlink:show="embed" xlink:actuate="onLoad"/></draw:frame>.</text:p>
      <text:p text:style-name="Standard"><text:tab/><text:span text:style-name="T526">É dado por:</text:span></text:p>
      <text:p text:style-name="Standard"><text:tab/><text:tab/><text:tab/><draw:frame draw:style-name="fr2" draw:name="Objeto12" text:anchor-type="as-char" svg:y="-0.45cm" svg:width="11.331cm" svg:height="0.589cm" draw:z-index="68"><draw:object xlink:href="./Object 14" xlink:type="simple" xlink:show="embed" xlink:actuate="onLoad"/><draw:image xlink:href="./ObjectReplacements/Object 14" xlink:type="simple" xlink:show="embed" xlink:actuate="onLoad"/></draw:frame><text:tab/><text:tab/> <text:s/><text:tab/> <text:tab/><text:span text:style-name="T526">(3.3)</text:span></text:p>
      <text:p text:style-name="Standard"/>
      <text:p text:style-name="Standard"><text:soft-page-break/>Assume valores entre 0 e 2.</text:p>
      <text:h text:style-name="P319" text:outline-level="2"><text:bookmark-start text:name="__RefHeading___Toc2881_2898442780"/><text:span text:style-name="T205"><text:s/></text:span><text:span text:style-name="T207">CASUAL CONFIDENCE</text:span><text:bookmark-end text:name="__RefHeading___Toc2881_2898442780"/></text:h>
      <text:p text:style-name="Standard">Confiança (2.2) reforçada por suporte negativo <text:span text:style-name="T524">[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24">(3.3)</text:span></text:p>
      <text:p text:style-name="Standard"/>
      <text:p text:style-name="P129">Assume valores entre 0 e 1.</text:p>
      <text:h text:style-name="P320"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20" text:outline-level="2"><text:bookmark-start text:name="__RefHeading___Toc2885_2898442780"/>CHI-SQUARED<text:bookmark-end text:name="__RefHeading___Toc2885_2898442780"/></text:h>
      <text:p text:style-name="Standard"><text:span text:style-name="T527"><text:tab/></text:span><text:span text:style-name="T63">O teste qui-quadrado</text:span><text:span text:style-name="T527"> [6] é um teste de hipóteses </text:span><text:span text:style-name="T37">f</text:span><text:span text:style-name="T39">requentement</text:span><text:span text:style-name="T527">e utilizado para encontrar valores de dispersão entre duas variáveis categóricas nominais.</text:span></text:p>
      <text:p text:style-name="Standard"><text:tab/><text:span text:style-name="T528">Pode ser usado pra se estimar a independência estatística entre dois termos da regra de associação [7], e retorna valores entre 0 </text:span><text:span text:style-name="T38">e</text:span><text:span text:style-name="T528"> </text:span><text:span text:style-name="T414">∞</text:span><text:span text:style-name="T528">. É dada por:</text:span></text:p>
      <text:p text:style-name="Standard"><text:soft-page-break/><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30">(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29">as frequências observadas e </text:span><text:span text:style-name="T529"><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29"><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30">(3.6.1)</text:span></text:p>
      <text:p text:style-name="P120"><text:span text:style-name="T534"><text:tab/></text:span><text:span text:style-name="T521">Fisher's Exact Test </text:span><text:span text:style-name="T522">é uma métrica mais indicada para regras que geram tabelas de contingência com valores mais baixos.</text:span><text:span text:style-name="T534"> </text:span></text:p>
      <text:h text:style-name="P322" text:outline-level="2"><text:bookmark-start text:name="__RefHeading___Toc2887_2898442780"/><text:span text:style-name="T147">CROSS-SUPPORT RATIO</text:span> <text:bookmark-end text:name="__RefHeading___Toc2887_2898442780"/></text:h>
      <text:p text:style-name="Standard"><text:span text:style-name="T531"><text:tab/>Definido sob </text:span><text:span text:style-name="T143">itemsets</text:span><text:span text:style-name="T530">, é o suporte do subconjunto com menor frequência, multiplicado pelo inverso do subconjunto com maior frequência na base de dados[8]. Retorna valores entre 0 e 1.</text:span></text:p>
      <text:p text:style-name="Standard"><text:tab/><text:span text:style-name="T532">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33">(3.7)</text:span></text:p>
      <text:h text:style-name="P320" text:outline-level="2"><text:bookmark-start text:name="__RefHeading___Toc2889_2898442780"/>COLLECTIVE STRENGTH<text:bookmark-end text:name="__RefHeading___Toc2889_2898442780"/></text:h>
      <text:p text:style-name="Standard"><text:tab/><text:span text:style-name="T535">Seja </text:span><text:span text:style-name="T144">B</text:span><text:span text:style-name="T184"> uma base de dados </text:span><text:span text:style-name="T186">de transações</text:span><text:span text:style-name="T146"> t</text:span><text:span text:style-name="T144"> </text:span><text:span text:style-name="T185">tal que </text:span><text:span text:style-name="T144">B </text:span><text:span text:style-name="T145">= </text:span><text:span text:style-name="T409">{</text:span><text:span text:style-name="T68">t</text:span><text:span text:style-name="T229">1,</text:span><text:span text:style-name="T293">, </text:span><text:span text:style-name="T295">t</text:span><text:span text:style-name="T229">2</text:span><text:span text:style-name="T293">, …, </text:span><text:span text:style-name="T295">t</text:span><text:span text:style-name="T230">n</text:span><text:span text:style-name="T294">}</text:span><text:span text:style-name="T184">;</text:span></text:p>
      <text:p text:style-name="Standard"><text:span text:style-name="T408"><text:tab/></text:span><text:span text:style-name="T409">Seja S = {</text:span><text:span text:style-name="T65">s</text:span><text:span text:style-name="T229">1,</text:span><text:span text:style-name="T293">, </text:span><text:span text:style-name="T294">s</text:span><text:span text:style-name="T229">2</text:span><text:span text:style-name="T293">, …, </text:span><text:span text:style-name="T294">s</text:span><text:span text:style-name="T115">m</text:span><text:span text:style-name="T294">} </text:span><text:span text:style-name="T409">o conjunto de todos os subconjuntos</text:span><text:span text:style-name="T372"> </text:span><text:span text:style-name="T373">s</text:span><text:span text:style-name="T372"> </text:span><text:span text:style-name="T410">possíveis</text:span><text:span text:style-name="T409"> de </text:span><text:span text:style-name="T411">um </text:span><text:span text:style-name="T374">itemset</text:span><text:span text:style-name="T409"> </text:span><text:span text:style-name="T372">I </text:span><text:span text:style-name="T374">= </text:span><text:span text:style-name="T411">{</text:span><text:span text:style-name="T409"> </text:span><text:span text:style-name="T70">i</text:span><text:span text:style-name="T229">1,</text:span><text:span text:style-name="T293">, </text:span><text:span text:style-name="T296">i</text:span><text:span text:style-name="T229">2</text:span><text:span text:style-name="T293">, …, </text:span><text:span text:style-name="T296">i</text:span><text:span text:style-name="T231">p</text:span><text:span text:style-name="T296">};</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28"><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30"><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32"><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18">Collective strength</text:span><text:span text:style-name="T163"> pode então ser definida por </text:span><text:span text:style-name="T181">[9]</text:span><text:span text:style-name="T163">:</text:span></text:p>
      <text:p text:style-name="Standard"><text:soft-page-break/><text:span text:style-name="T182"><text:tab/><text:tab/></text:span><text:span text:style-name="T182"><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2"><text:tab/><text:tab/><text:tab/><text:tab/><text:tab/><text:tab/><text:tab/><text:tab/><text:tab/><text:tab/><text:tab/><text:tab/><text:tab/></text:span><text:span text:style-name="T183">(3.8)</text:span></text:p>
      <text:p text:style-name="Standard"><text:span text:style-name="T183"><text:tab/></text:span><text:span text:style-name="T163">Onde v(I) é a fração de violações na base de dados, e E[v(I)]</text:span></text:p>
      <text:p text:style-name="Standard"><text:span text:style-name="T183"><text:tab/>Assume valores entre 1 e </text:span><text:span text:style-name="T427">∞</text:span><text:span text:style-name="T407">.</text:span></text:p>
      <text:h text:style-name="P322" text:outline-level="2"><text:bookmark-start text:name="__RefHeading___Toc2891_2898442780"/><text:span text:style-name="T147">CONVICTION</text:span> <text:bookmark-end text:name="__RefHeading___Toc2891_2898442780"/></text:h>
      <text:p text:style-name="Standard"><text:span text:style-name="T536"><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36">. </text:span></text:p>
      <text:p text:style-name="Standard"><text:span text:style-name="T536"><text:tab/>Assume valores entre 0 e </text:span><text:span text:style-name="T415">∞, onde 1 implica em uma independência estatística, e ∞ implica em regras que são sempre verdadeiras. </text:span><text:span text:style-name="T536">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36">(3.9)</text:span></text:p>
      <text:p text:style-name="P94"/>
      <text:h text:style-name="P322" text:outline-level="2"><text:bookmark-start text:name="__RefHeading___Toc2893_2898442780"/><text:s/><text:span text:style-name="T160">COSINE</text:span><text:bookmark-end text:name="__RefHeading___Toc2893_2898442780"/></text:h>
      <text:p text:style-name="Standard"/>
      <text:h text:style-name="P320" text:outline-level="2"><text:bookmark-start text:name="__RefHeading___Toc2895_2898442780"/>COVERAGE<text:bookmark-end text:name="__RefHeading___Toc2895_2898442780"/></text:h>
      <text:p text:style-name="Standard"/>
      <text:h text:style-name="P322" text:outline-level="2"><text:bookmark-start text:name="__RefHeading___Toc2897_2898442780"/><text:soft-page-break/><text:span text:style-name="T147">DESCRIPTIVE CONFIRMED CONFIDENCE</text:span> <text:bookmark-end text:name="__RefHeading___Toc2897_2898442780"/></text:h>
      <text:p text:style-name="Standard"/>
      <text:p text:style-name="P94"/>
      <text:p text:style-name="P94"/>
      <text:h text:style-name="P322" text:outline-level="2"><text:bookmark-start text:name="__RefHeading___Toc2899_2898442780"/><text:span text:style-name="T118">D</text:span><text:span text:style-name="T147">IFFERENCE OF CONFIDENCE</text:span><text:bookmark-end text:name="__RefHeading___Toc2899_2898442780"/></text:h>
      <text:p text:style-name="Standard"/>
      <text:h text:style-name="P322" text:outline-level="2"><text:bookmark-start text:name="__RefHeading___Toc2901_2898442780"/><text:span text:style-name="T147">EXAMPLE AND COUNTER-EXAMPLE <text:s/>RATE</text:span> <text:bookmark-end text:name="__RefHeading___Toc2901_2898442780"/></text:h>
      <text:p text:style-name="Standard"/>
      <text:h text:style-name="P318" text:outline-level="2"><text:bookmark-start text:name="__RefHeading___Toc2903_2898442780"/><text:span text:style-name="T147">FISHER’S EXACT TEST</text:span> <text:bookmark-end text:name="__RefHeading___Toc2903_2898442780"/></text:h>
      <text:p text:style-name="Standard"/>
      <text:p text:style-name="P94"/>
      <text:h text:style-name="P320" text:outline-level="2"><text:bookmark-start text:name="__RefHeading___Toc2905_2898442780"/>GINI INDEX<text:bookmark-end text:name="__RefHeading___Toc2905_2898442780"/></text:h>
      <text:p text:style-name="Standard"/>
      <text:h text:style-name="P320" text:outline-level="2"><text:bookmark-start text:name="__RefHeading___Toc2907_2898442780"/><text:soft-page-break/>HYPER-CONFIDENCE<text:bookmark-end text:name="__RefHeading___Toc2907_2898442780"/></text:h>
      <text:p text:style-name="Standard"/>
      <text:h text:style-name="P320" text:outline-level="2"><text:bookmark-start text:name="__RefHeading___Toc2909_2898442780"/>HYPER-LIFT<text:bookmark-end text:name="__RefHeading___Toc2909_2898442780"/></text:h>
      <text:p text:style-name="Standard"/>
      <text:h text:style-name="P320" text:outline-level="2"><text:bookmark-start text:name="__RefHeading___Toc2911_2898442780"/>IMBALANCE RATIO<text:bookmark-end text:name="__RefHeading___Toc2911_2898442780"/></text:h>
      <text:p text:style-name="Standard"/>
      <text:h text:style-name="P318" text:outline-level="2"><text:bookmark-start text:name="__RefHeading___Toc2913_2898442780"/><text:span text:style-name="T147">IMPORTANCE</text:span> <text:bookmark-end text:name="__RefHeading___Toc2913_2898442780"/></text:h>
      <text:p text:style-name="Standard"/>
      <text:h text:style-name="P320" text:outline-level="2"><text:bookmark-start text:name="__RefHeading___Toc2915_2898442780"/>IMPROVEMENT<text:bookmark-end text:name="__RefHeading___Toc2915_2898442780"/></text:h>
      <text:p text:style-name="Standard"/>
      <text:h text:style-name="P320" text:outline-level="2"><text:bookmark-start text:name="__RefHeading___Toc2917_2898442780"/>JACCARD COEFFICIENT<text:bookmark-end text:name="__RefHeading___Toc2917_2898442780"/></text:h>
      <text:p text:style-name="Standard"/>
      <text:h text:style-name="P322" text:outline-level="2"><text:bookmark-start text:name="__RefHeading___Toc2919_2898442780"/><text:soft-page-break/><text:span text:style-name="T147">J-MEASURE</text:span> <text:bookmark-end text:name="__RefHeading___Toc2919_2898442780"/></text:h>
      <text:p text:style-name="Standard"/>
      <text:h text:style-name="P322" text:outline-level="2"><text:bookmark-start text:name="__RefHeading___Toc2921_2898442780"/><text:span text:style-name="T147">KAPPA</text:span> <text:bookmark-end text:name="__RefHeading___Toc2921_2898442780"/></text:h>
      <text:p text:style-name="Standard"/>
      <text:p text:style-name="P94"/>
      <text:h text:style-name="P322" text:outline-level="2"><text:bookmark-start text:name="__RefHeading___Toc2923_2898442780"/><text:span text:style-name="T147">KLOSGEN</text:span> <text:bookmark-end text:name="__RefHeading___Toc2923_2898442780"/></text:h>
      <text:p text:style-name="Standard"/>
      <text:h text:style-name="P320" text:outline-level="2"><text:bookmark-start text:name="__RefHeading___Toc2925_2898442780"/>KULCZYNSKI<text:bookmark-end text:name="__RefHeading___Toc2925_2898442780"/></text:h>
      <text:p text:style-name="Standard"/>
      <text:h text:style-name="P320" text:outline-level="2"><text:bookmark-start text:name="__RefHeading___Toc2927_2898442780"/>GOODMAN-KRUSKAL LAMBDA<text:bookmark-end text:name="__RefHeading___Toc2927_2898442780"/></text:h>
      <text:p text:style-name="Standard"/>
      <text:h text:style-name="P320" text:outline-level="2"><text:bookmark-start text:name="__RefHeading___Toc2929_2898442780"/>LAPLACE CORRECTED CONFIDENCE<text:bookmark-end text:name="__RefHeading___Toc2929_2898442780"/></text:h>
      <text:p text:style-name="Standard"/>
      <text:h text:style-name="P322" text:outline-level="2"><text:bookmark-start text:name="__RefHeading___Toc2931_2898442780"/><text:soft-page-break/><text:span text:style-name="T147">LEAST CONTRADICTION</text:span> <text:bookmark-end text:name="__RefHeading___Toc2931_2898442780"/></text:h>
      <text:p text:style-name="Standard"/>
      <text:h text:style-name="P320" text:outline-level="2"><text:bookmark-start text:name="__RefHeading___Toc2933_2898442780"/>LERMAN SIMILARITY<text:bookmark-end text:name="__RefHeading___Toc2933_2898442780"/></text:h>
      <text:p text:style-name="Standard"/>
      <text:p text:style-name="P94"/>
      <text:h text:style-name="P322" text:outline-level="2"><text:bookmark-start text:name="__RefHeading___Toc2935_2898442780"/><text:span text:style-name="T147">LEVERAGE</text:span> <text:bookmark-end text:name="__RefHeading___Toc2935_2898442780"/></text:h>
      <text:p text:style-name="Standard"/>
      <text:h text:style-name="P322" text:outline-level="2"><text:bookmark-start text:name="__RefHeading___Toc2937_2898442780"/><text:span text:style-name="T147">LIFT</text:span> <text:bookmark-end text:name="__RefHeading___Toc2937_2898442780"/></text:h>
      <text:p text:style-name="Standard"/>
      <text:h text:style-name="P320" text:outline-level="2"><text:bookmark-start text:name="__RefHeading___Toc2939_2898442780"/>MAXCONF<text:bookmark-end text:name="__RefHeading___Toc2939_2898442780"/></text:h>
      <text:p text:style-name="Standard"/>
      <text:h text:style-name="P321" text:outline-level="2"><text:bookmark-start text:name="__RefHeading___Toc2941_2898442780"/>MUTUAL INFORMATION<text:bookmark-end text:name="__RefHeading___Toc2941_2898442780"/></text:h>
      <text:p text:style-name="Standard"/>
      <text:h text:style-name="P318" text:outline-level="2"><text:bookmark-start text:name="__RefHeading___Toc2943_2898442780"/><text:soft-page-break/><text:span text:style-name="T148">ODDS RATIO</text:span> <text:bookmark-end text:name="__RefHeading___Toc2943_2898442780"/></text:h>
      <text:p text:style-name="Standard"/>
      <text:h text:style-name="P321" text:outline-level="2"><text:bookmark-start text:name="__RefHeading___Toc2945_2898442780"/>PHI CORRELATION COEFFICIENT<text:bookmark-end text:name="__RefHeading___Toc2945_2898442780"/></text:h>
      <text:p text:style-name="Standard"/>
      <text:h text:style-name="P322" text:outline-level="2"><text:bookmark-start text:name="__RefHeading___Toc2947_2898442780"/><text:span text:style-name="T148">RALAMBONDRAINY MEASURE</text:span> <text:bookmark-end text:name="__RefHeading___Toc2947_2898442780"/></text:h>
      <text:p text:style-name="Standard"/>
      <text:h text:style-name="P321" text:outline-level="2"><text:bookmark-start text:name="__RefHeading___Toc2949_2898442780"/>RELATIVE LINKAGE DISEQUILIBRIUM<text:bookmark-end text:name="__RefHeading___Toc2949_2898442780"/></text:h>
      <text:p text:style-name="Standard"/>
      <text:h text:style-name="P322" text:outline-level="2"><text:bookmark-start text:name="__RefHeading___Toc2951_2898442780"/><text:span text:style-name="T148">RULE POWER FACTOR</text:span> <text:s text:c="2"/><text:bookmark-end text:name="__RefHeading___Toc2951_2898442780"/></text:h>
      <text:p text:style-name="Standard"/>
      <text:h text:style-name="P322" text:outline-level="2"><text:bookmark-start text:name="__RefHeading___Toc2953_2898442780"/><text:span text:style-name="T148">SEBAG-SCHOENAUER MEASURE</text:span> <text:bookmark-end text:name="__RefHeading___Toc2953_2898442780"/></text:h>
      <text:p text:style-name="Standard"/>
      <text:h text:style-name="P321" text:outline-level="2"><text:bookmark-start text:name="__RefHeading___Toc2955_2898442780"/><text:soft-page-break/>VARYING RATES LIAISON<text:bookmark-end text:name="__RefHeading___Toc2955_2898442780"/></text:h>
      <text:p text:style-name="Standard"/>
      <text:h text:style-name="P322" text:outline-level="2"><text:bookmark-start text:name="__RefHeading___Toc2957_2898442780"/><text:span text:style-name="T148">YULE’S Q</text:span> <text:bookmark-end text:name="__RefHeading___Toc2957_2898442780"/></text:h>
      <text:p text:style-name="Standard"/>
      <text:h text:style-name="P321" text:outline-level="2"><text:bookmark-start text:name="__RefHeading___Toc2959_2898442780"/>YULE’S Y<text:bookmark-end text:name="__RefHeading___Toc2959_2898442780"/></text:h>
      <text:h text:style-name="P32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text:tab/></text:p>
      <text:p text:style-name="P305"><text:bookmark-start text:name="__RefHeading___Toc2747_2898442780"/>REFERÊNCIAS BIBLIOGRÁFICAS<text:bookmark-end text:name="__RefHeading___Toc2747_2898442780"/></text:p>
      <text:p text:style-name="P50"><text:span text:style-name="T343">[</text:span><text:span text:style-name="T344">1</text:span><text:span text:style-name="T343">] </text:span><text:span text:style-name="T340">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38">[2]</text:span> AGRAWAL, R; SRIKANT, R. Fast Algorithms for Mining Association Rules. In:</text:p>
      <text:p text:style-name="P50">Bocca, J. B; Jarke, M; Zaniolo, C, editors, PROC. 20TH INT. CONF. VERY LARGE</text:p>
      <text:p text:style-name="P56"><text:soft-page-break/>DATA BASES, VLDB, p. 487–499, Washington, DC, USA, 12–15 1994. Morgan Kaufmann.</text:p>
      <text:p text:style-name="P56"/>
      <text:p text:style-name="P121"><text:span text:style-name="T402">[3] </text:span><text:span text:style-name="T508">EDWARD </text:span><text:span text:style-name="T509">R. O</text:span><text:span text:style-name="T510">MIECISNKI;</text:span><text:span text:style-name="T509"> Alternative interest measures for mining associations in databases. </text:span><text:span text:style-name="Emphasis"><text:span text:style-name="T523">IEEE Transactions on Knowledge and Data Engineering</text:span></text:span><text:span text:style-name="T509">, 15(1):57--69, Jan/Feb 2003.</text:span></text:p>
      <text:p text:style-name="P126"/>
      <text:p text:style-name="P52"><text:span text:style-name="T515">[4] </text:span><text:span text:style-name="T514">K</text:span><text:span text:style-name="T515">ODRATOFF</text:span><text:span text:style-name="T514">, Y. (1999). Comparing Machine Learning and Knowledge Discovery in Databases: An Application to Knowledge Discovery in Texts. Lecture Notes on AI (LNAI) - Tutorial series </text:span></text:p>
      <text:p text:style-name="P125"/>
      <text:p text:style-name="P53"><text:span text:style-name="T516">[5] </text:span><text:span text:style-name="T518">BERZAL, FERNANDO, IGNACIO BLANCO, DANIEL SANCHEZ AND MARIA-AMPARO VILA</text:span><text:span text:style-name="T514"> (2002). Measuring the accuracy and interest of association rules: A new framework. Intelligent Data Analysis 6, 221-235 </text:span></text:p>
      <text:p text:style-name="P127"/>
      <text:p text:style-name="P128">[6] <text:span text:style-name="T539">FISHER, RONALD A.</text:span> (1922). "On the Interpretation of chi-squared from Contingency Tables, and the Calculation of P". Journal of the Royal Statistical Society. 85 (1): 87–94. doi:10.2307/2340521</text:p>
      <text:p text:style-name="P128"/>
      <text:p text:style-name="P55"/>
      <text:p text:style-name="P54"><text:span text:style-name="T517">[</text:span><text:span text:style-name="T520">7</text:span><text:span text:style-name="T517">] </text:span><text:bookmark text:name="846185"/><text:span text:style-name="T519">AHMED, KHALIL M. AND EL-MAKKY, NAGWA M. AND TAHA, YOUSRY;</text:span><text:span text:style-name="T517"> </text:span><text:span text:style-name="T514">A Note on "Beyond Market Baskets: Generalizing Association Rules to Correlations"; </text:span><text:span text:style-name="T517">In: </text:span><text:bookmark text:name="8461852"/><text:span text:style-name="T517">SIGKDD Explor. Newsl. January 2000.</text:span></text:p>
      <text:p text:style-name="P54"/>
      <text:p text:style-name="P122"><text:span text:style-name="T511">[8] </text:span><text:span text:style-name="T513">HUI XIONG, PANG-NING TAN, AND VIPIN KUMAR.</text:span><text:span text:style-name="T509"> Mining strong affinity association patterns in data sets with skewed support distribution. In Bart Goethals and Mohammed J. Zaki, editors, </text:span><text:span text:style-name="Emphasis"><text:span text:style-name="T523">Proceedings of the IEEE International Conference on Data Mining, November 19--22, 2003, Melbourne, Florida</text:span></text:span><text:span text:style-name="T509">, pages 387</text:span><text:span text:style-name="T512">g</text:span><text:span text:style-name="T509">-394, November 2003.</text:span><text:span text:style-name="T399"> </text:span></text:p>
      <text:p text:style-name="P53"/>
      <text:p text:style-name="P122"><text:span text:style-name="T512">[9] </text:span><text:span text:style-name="T513">C. C. AGGARWAL AND P. S. YU.</text:span><text:span text:style-name="T509"> A new framework for itemset generation. In </text:span><text:span text:style-name="Emphasis"><text:span text:style-name="T523">PODS 98, Symposium on Principles of Database Systems</text:span></text:span><text:span text:style-name="T509">, pages 18--24, Seattle, WA, USA, 1998.</text:span><text:span text:style-name="T399"> </text:span></text:p>
      <text:p text:style-name="P53"><text:soft-page-break/></text:p>
      <text:p text:style-name="P123"><text:span text:style-name="T400">[10] </text:span><text:span text:style-name="T401">SERGEY BRIN, RAJEEV MOTWANI, JEFFREY D. ULLMAN, AND SHALOM TSUR. </text:span><text:span text:style-name="T509">Dynamic itemset counting and implication rules for market basket data. In </text:span><text:span text:style-name="Emphasis"><text:span text:style-name="T523">SIGMOD 1997, Proceedings ACM SIGMOD International Conference on Management of Data</text:span></text:span><text:span text:style-name="T509">, pages 255--264, Tucson, Arizona, USA, May 1997.</text:span><text:span text:style-name="T39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4T19:03:28.650000000</dc:date>
    <meta:editing-cycles>92</meta:editing-cycles>
    <meta:editing-duration>P1DT17H6M33S</meta:editing-duration>
    <meta:generator>LibreOffice/6.2.7.1$Windows_X86_64 LibreOffice_project/23edc44b61b830b7d749943e020e96f5a7df63bf</meta:generator>
    <meta:document-statistic meta:table-count="30" meta:image-count="0" meta:object-count="94" meta:page-count="47" meta:paragraph-count="1460" meta:word-count="6297" meta:character-count="35207" meta:non-whitespace-character-count="29787"/>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